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D000002402CA31404898D221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3" style:family="table">
      <style:table-properties style:width="7.2931in" table:align="margins"/>
    </style:style>
    <style:style style:name="Table3.A" style:family="table-column">
      <style:table-column-properties style:column-width="0.8139in" style:rel-column-width="7313*"/>
    </style:style>
    <style:style style:name="Table3.B" style:family="table-column">
      <style:table-column-properties style:column-width="4.1861in" style:rel-column-width="37616*"/>
    </style:style>
    <style:style style:name="Table3.C" style:family="table-column">
      <style:table-column-properties style:column-width="1.1271in" style:rel-column-width="10127*"/>
    </style:style>
    <style:style style:name="Table3.D" style:family="table-column">
      <style:table-column-properties style:column-width="1.166in" style:rel-column-width="10479*"/>
    </style:style>
    <style:style style:name="Table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.D1" style:family="table-cell">
      <style:table-cell-properties style:vertical-align="middle" fo:padding="0.0382in" fo:border="0.05pt solid #ffffff"/>
    </style:style>
    <style:style style:name="Table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5" style:family="table">
      <style:table-properties style:width="4.3806in" table:align="center" fo:background-color="transparent">
        <style:background-image/>
      </style:table-properties>
    </style:style>
    <style:style style:name="Table5.A" style:family="table-column">
      <style:table-column-properties style:column-width="1.8771in"/>
    </style:style>
    <style:style style:name="Table5.B" style:family="table-column">
      <style:table-column-properties style:column-width="2.5035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5.B1" style:family="table-cell">
      <style:table-cell-properties fo:background-color="transparent" fo:padding="0.0382in" fo:border="0.05pt solid #ffffff">
        <style:background-image/>
      </style:table-cell-properties>
    </style:style>
    <style:style style:name="Table5.A2" style:family="table-cell">
      <style:table-cell-properties fo:padding="0.0382in" fo:border-left="0.05pt solid #ffffff" fo:border-right="none" fo:border-top="none" fo:border-bottom="0.05pt solid #ffffff"/>
    </style:style>
    <style:style style:name="Table5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3" style:family="table-cell">
      <style:table-cell-properties fo:padding="0.0382in" fo:border-left="0.05pt solid #ffffff" fo:border-right="none" fo:border-top="none" fo:border-bottom="0.05pt solid #ffffff"/>
    </style:style>
    <style:style style:name="Table5.B3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4" style:family="table-cell">
      <style:table-cell-properties fo:padding="0.0382in" fo:border-left="0.05pt solid #ffffff" fo:border-right="none" fo:border-top="none" fo:border-bottom="0.05pt solid #ffffff"/>
    </style:style>
    <style:style style:name="Table5.B4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5" style:family="table-cell">
      <style:table-cell-properties fo:padding="0.0382in" fo:border-left="0.05pt solid #ffffff" fo:border-right="none" fo:border-top="none" fo:border-bottom="0.05pt solid #ffffff"/>
    </style:style>
    <style:style style:name="Table5.B5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6" style:family="table-cell">
      <style:table-cell-properties fo:padding="0.0382in" fo:border-left="0.05pt solid #ffffff" fo:border-right="none" fo:border-top="none" fo:border-bottom="0.05pt solid #ffffff"/>
    </style:style>
    <style:style style:name="Table5.B6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7" style:family="table-cell">
      <style:table-cell-properties fo:padding="0.0382in" fo:border-left="0.05pt solid #ffffff" fo:border-right="none" fo:border-top="none" fo:border-bottom="0.05pt solid #ffffff"/>
    </style:style>
    <style:style style:name="Table5.B7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8" style:family="table-cell">
      <style:table-cell-properties fo:padding="0.0382in" fo:border-left="0.05pt solid #ffffff" fo:border-right="none" fo:border-top="none" fo:border-bottom="0.05pt solid #ffffff"/>
    </style:style>
    <style:style style:name="Table5.B8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9" style:family="table-cell">
      <style:table-cell-properties fo:padding="0.0382in" fo:border-left="0.05pt solid #ffffff" fo:border-right="none" fo:border-top="none" fo:border-bottom="0.05pt solid #ffffff"/>
    </style:style>
    <style:style style:name="Table5.B9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0" style:family="table-cell">
      <style:table-cell-properties fo:padding="0.0382in" fo:border-left="0.05pt solid #ffffff" fo:border-right="none" fo:border-top="none" fo:border-bottom="0.05pt solid #ffffff"/>
    </style:style>
    <style:style style:name="Table5.B10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1" style:family="table-cell">
      <style:table-cell-properties fo:padding="0.0382in" fo:border-left="0.05pt solid #ffffff" fo:border-right="none" fo:border-top="none" fo:border-bottom="0.05pt solid #ffffff"/>
    </style:style>
    <style:style style:name="Table5.B11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2" style:family="table-cell">
      <style:table-cell-properties fo:padding="0.0382in" fo:border-left="0.05pt solid #ffffff" fo:border-right="none" fo:border-top="none" fo:border-bottom="0.05pt solid #ffffff"/>
    </style:style>
    <style:style style:name="Table5.B1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3" style:family="table-cell">
      <style:table-cell-properties fo:padding="0.0382in" fo:border-left="0.05pt solid #ffffff" fo:border-right="none" fo:border-top="none" fo:border-bottom="0.05pt solid #ffffff"/>
    </style:style>
    <style:style style:name="Table5.B13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4" style:family="table-cell">
      <style:table-cell-properties fo:padding="0.0382in" fo:border-left="0.05pt solid #ffffff" fo:border-right="none" fo:border-top="none" fo:border-bottom="0.05pt solid #ffffff"/>
    </style:style>
    <style:style style:name="Table5.B14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5" style:family="table-cell">
      <style:table-cell-properties fo:padding="0.0382in" fo:border-left="0.05pt solid #ffffff" fo:border-right="none" fo:border-top="none" fo:border-bottom="0.05pt solid #ffffff"/>
    </style:style>
    <style:style style:name="Table5.B15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6" style:family="table-cell">
      <style:table-cell-properties fo:padding="0.0382in" fo:border-left="0.05pt solid #ffffff" fo:border-right="none" fo:border-top="none" fo:border-bottom="0.05pt solid #ffffff"/>
    </style:style>
    <style:style style:name="Table5.B16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7" style:family="table-cell">
      <style:table-cell-properties fo:padding="0.0382in" fo:border-left="0.05pt solid #ffffff" fo:border-right="none" fo:border-top="none" fo:border-bottom="0.05pt solid #ffffff"/>
    </style:style>
    <style:style style:name="Table5.B17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8" style:family="table-cell">
      <style:table-cell-properties fo:padding="0.0382in" fo:border-left="0.05pt solid #ffffff" fo:border-right="none" fo:border-top="none" fo:border-bottom="0.05pt solid #ffffff"/>
    </style:style>
    <style:style style:name="Table5.B18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19" style:family="table-cell">
      <style:table-cell-properties fo:padding="0.0382in" fo:border-left="0.05pt solid #ffffff" fo:border-right="none" fo:border-top="none" fo:border-bottom="0.05pt solid #ffffff"/>
    </style:style>
    <style:style style:name="Table5.B19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0" style:family="table-cell">
      <style:table-cell-properties fo:padding="0.0382in" fo:border-left="0.05pt solid #ffffff" fo:border-right="none" fo:border-top="none" fo:border-bottom="0.05pt solid #ffffff"/>
    </style:style>
    <style:style style:name="Table5.B20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1" style:family="table-cell">
      <style:table-cell-properties fo:padding="0.0382in" fo:border-left="0.05pt solid #ffffff" fo:border-right="none" fo:border-top="none" fo:border-bottom="0.05pt solid #ffffff"/>
    </style:style>
    <style:style style:name="Table5.B21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2" style:family="table-cell">
      <style:table-cell-properties fo:padding="0.0382in" fo:border-left="0.05pt solid #ffffff" fo:border-right="none" fo:border-top="none" fo:border-bottom="0.05pt solid #ffffff"/>
    </style:style>
    <style:style style:name="Table5.B2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3" style:family="table-cell">
      <style:table-cell-properties fo:padding="0.0382in" fo:border-left="0.05pt solid #ffffff" fo:border-right="none" fo:border-top="none" fo:border-bottom="0.05pt solid #ffffff"/>
    </style:style>
    <style:style style:name="Table5.B23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4" style:family="table-cell">
      <style:table-cell-properties fo:padding="0.0382in" fo:border-left="0.05pt solid #ffffff" fo:border-right="none" fo:border-top="none" fo:border-bottom="0.05pt solid #ffffff"/>
    </style:style>
    <style:style style:name="Table5.B24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5" style:family="table-cell">
      <style:table-cell-properties fo:padding="0.0382in" fo:border-left="0.05pt solid #ffffff" fo:border-right="none" fo:border-top="none" fo:border-bottom="0.05pt solid #ffffff"/>
    </style:style>
    <style:style style:name="Table5.B25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6" style:family="table-cell">
      <style:table-cell-properties fo:padding="0.0382in" fo:border-left="0.05pt solid #ffffff" fo:border-right="none" fo:border-top="none" fo:border-bottom="0.05pt solid #ffffff"/>
    </style:style>
    <style:style style:name="Table5.B26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.A27" style:family="table-cell">
      <style:table-cell-properties fo:padding="0.0382in" fo:border-left="0.05pt solid #ffffff" fo:border-right="none" fo:border-top="none" fo:border-bottom="0.05pt solid #ffffff"/>
    </style:style>
    <style:style style:name="Table5.B27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" style:family="table">
      <style:table-properties style:width="6.316in" fo:margin-left="0.4854in" table:align="left"/>
    </style:style>
    <style:style style:name="Table1.A" style:family="table-column">
      <style:table-column-properties style:column-width="1.1271in"/>
    </style:style>
    <style:style style:name="Table1.B" style:family="table-column">
      <style:table-column-properties style:column-width="1.1264in"/>
    </style:style>
    <style:style style:name="Table1.C" style:family="table-column">
      <style:table-column-properties style:column-width="4.0625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padding="0.0382in" fo:border="0.05pt solid #ffffff"/>
    </style:style>
    <style:style style:name="Table1.2" style:family="table-row">
      <style:table-row-properties style:min-row-height="0.1639in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none" fo:border-top="none" fo:border-bottom="0.05pt solid #ffffff"/>
    </style:style>
    <style:style style:name="Table1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3" style:family="table-cell">
      <style:table-cell-properties fo:padding="0.0382in" fo:border-left="0.05pt solid #ffffff" fo:border-right="none" fo:border-top="none" fo:border-bottom="0.05pt solid #ffffff"/>
    </style:style>
    <style:style style:name="Table1.B3" style:family="table-cell">
      <style:table-cell-properties fo:padding="0.0382in" fo:border-left="0.05pt solid #ffffff" fo:border-right="none" fo:border-top="none" fo:border-bottom="0.05pt solid #ffffff"/>
    </style:style>
    <style:style style:name="Table1.C3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4" style:family="table-cell">
      <style:table-cell-properties fo:padding="0.0382in" fo:border-left="0.05pt solid #ffffff" fo:border-right="none" fo:border-top="none" fo:border-bottom="0.05pt solid #ffffff"/>
    </style:style>
    <style:style style:name="Table1.B4" style:family="table-cell">
      <style:table-cell-properties fo:padding="0.0382in" fo:border-left="0.05pt solid #ffffff" fo:border-right="none" fo:border-top="none" fo:border-bottom="0.05pt solid #ffffff"/>
    </style:style>
    <style:style style:name="Table1.C4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5" style:family="table-cell">
      <style:table-cell-properties fo:padding="0.0382in" fo:border-left="0.05pt solid #ffffff" fo:border-right="none" fo:border-top="none" fo:border-bottom="0.05pt solid #ffffff"/>
    </style:style>
    <style:style style:name="Table1.B5" style:family="table-cell">
      <style:table-cell-properties fo:padding="0.0382in" fo:border-left="0.05pt solid #ffffff" fo:border-right="none" fo:border-top="none" fo:border-bottom="0.05pt solid #ffffff"/>
    </style:style>
    <style:style style:name="Table1.C5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6" style:family="table-cell">
      <style:table-cell-properties fo:padding="0.0382in" fo:border-left="0.05pt solid #ffffff" fo:border-right="none" fo:border-top="none" fo:border-bottom="0.05pt solid #ffffff"/>
    </style:style>
    <style:style style:name="Table1.B6" style:family="table-cell">
      <style:table-cell-properties fo:padding="0.0382in" fo:border-left="0.05pt solid #ffffff" fo:border-right="none" fo:border-top="none" fo:border-bottom="0.05pt solid #ffffff"/>
    </style:style>
    <style:style style:name="Table1.C6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7" style:family="table-cell">
      <style:table-cell-properties fo:padding="0.0382in" fo:border-left="0.05pt solid #ffffff" fo:border-right="none" fo:border-top="none" fo:border-bottom="0.05pt solid #ffffff"/>
    </style:style>
    <style:style style:name="Table1.B7" style:family="table-cell">
      <style:table-cell-properties fo:padding="0.0382in" fo:border-left="0.05pt solid #ffffff" fo:border-right="none" fo:border-top="none" fo:border-bottom="0.05pt solid #ffffff"/>
    </style:style>
    <style:style style:name="Table1.C7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8" style:family="table-cell">
      <style:table-cell-properties fo:padding="0.0382in" fo:border-left="0.05pt solid #ffffff" fo:border-right="none" fo:border-top="none" fo:border-bottom="0.05pt solid #ffffff"/>
    </style:style>
    <style:style style:name="Table1.B8" style:family="table-cell">
      <style:table-cell-properties fo:padding="0.0382in" fo:border-left="0.05pt solid #ffffff" fo:border-right="none" fo:border-top="none" fo:border-bottom="0.05pt solid #ffffff"/>
    </style:style>
    <style:style style:name="Table1.C8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9" style:family="table-cell">
      <style:table-cell-properties fo:padding="0.0382in" fo:border-left="0.05pt solid #ffffff" fo:border-right="none" fo:border-top="none" fo:border-bottom="0.05pt solid #ffffff"/>
    </style:style>
    <style:style style:name="Table1.B9" style:family="table-cell">
      <style:table-cell-properties fo:padding="0.0382in" fo:border-left="0.05pt solid #ffffff" fo:border-right="none" fo:border-top="none" fo:border-bottom="0.05pt solid #ffffff"/>
    </style:style>
    <style:style style:name="Table1.C9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10" style:family="table-cell">
      <style:table-cell-properties fo:padding="0.0382in" fo:border-left="0.05pt solid #ffffff" fo:border-right="none" fo:border-top="none" fo:border-bottom="0.05pt solid #ffffff"/>
    </style:style>
    <style:style style:name="Table1.B10" style:family="table-cell">
      <style:table-cell-properties fo:padding="0.0382in" fo:border-left="0.05pt solid #ffffff" fo:border-right="none" fo:border-top="none" fo:border-bottom="0.05pt solid #ffffff"/>
    </style:style>
    <style:style style:name="Table1.C10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11" style:family="table-cell">
      <style:table-cell-properties fo:padding="0.0382in" fo:border-left="0.05pt solid #ffffff" fo:border-right="none" fo:border-top="none" fo:border-bottom="0.05pt solid #ffffff"/>
    </style:style>
    <style:style style:name="Table1.B11" style:family="table-cell">
      <style:table-cell-properties fo:padding="0.0382in" fo:border-left="0.05pt solid #ffffff" fo:border-right="none" fo:border-top="none" fo:border-bottom="0.05pt solid #ffffff"/>
    </style:style>
    <style:style style:name="Table1.C11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12" style:family="table-cell">
      <style:table-cell-properties fo:padding="0.0382in" fo:border-left="0.05pt solid #ffffff" fo:border-right="none" fo:border-top="none" fo:border-bottom="0.05pt solid #ffffff"/>
    </style:style>
    <style:style style:name="Table1.B12" style:family="table-cell">
      <style:table-cell-properties fo:padding="0.0382in" fo:border-left="0.05pt solid #ffffff" fo:border-right="none" fo:border-top="none" fo:border-bottom="0.05pt solid #ffffff"/>
    </style:style>
    <style:style style:name="Table1.C1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A13" style:family="table-cell">
      <style:table-cell-properties fo:padding="0.0382in" fo:border-left="0.05pt solid #ffffff" fo:border-right="none" fo:border-top="none" fo:border-bottom="0.05pt solid #ffffff"/>
    </style:style>
    <style:style style:name="Table1.B13" style:family="table-cell">
      <style:table-cell-properties fo:padding="0.0382in" fo:border-left="0.05pt solid #ffffff" fo:border-right="none" fo:border-top="none" fo:border-bottom="0.05pt solid #ffffff"/>
    </style:style>
    <style:style style:name="Table1.C13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Header">
      <style:paragraph-properties>
        <style:tab-stops>
          <style:tab-stop style:position="3.4626in" style:type="center"/>
          <style:tab-stop style:position="7.298in" style:type="right"/>
        </style:tab-stops>
      </style:paragraph-properties>
      <style:text-properties fo:color="#ffffff" loext:opacity="100%" officeooo:rsid="000a7bbd" officeooo:paragraph-rsid="0193ed4d"/>
    </style:style>
    <style:style style:name="P2" style:family="paragraph" style:parent-style-name="Header">
      <style:paragraph-properties fo:text-align="center" style:justify-single-word="false">
        <style:tab-stops>
          <style:tab-stop style:position="3.4626in" style:type="center"/>
          <style:tab-stop style:position="7.298in" style:type="right"/>
        </style:tab-stops>
      </style:paragraph-properties>
      <style:text-properties fo:color="#ffffff" loext:opacity="100%" style:font-name="Times New Roman1" fo:font-size="2pt" officeooo:rsid="000a7bbd" officeooo:paragraph-rsid="0193ed4d" style:font-size-asian="1.75pt" style:font-size-complex="2pt"/>
    </style:style>
    <style:style style:name="P3" style:family="paragraph" style:parent-style-name="Standard">
      <style:paragraph-properties fo:text-align="center" style:justify-single-word="false"/>
      <style:text-properties fo:color="#cccccc" loext:opacity="100%" style:font-name="Century" fo:font-size="16pt" fo:font-style="italic" fo:font-weight="bold" officeooo:rsid="01c53e44" officeooo:paragraph-rsid="01c1e206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Times New Roman1" fo:font-size="16pt" officeooo:rsid="01c1e206" officeooo:paragraph-rsid="01c1e206" style:font-size-asian="16pt" style:font-size-complex="16pt"/>
    </style:style>
    <style:style style:name="P5" style:family="paragraph" style:parent-style-name="Footer">
      <style:paragraph-properties fo:text-align="center" style:justify-single-word="false"/>
      <style:text-properties officeooo:rsid="01884ae6" officeooo:paragraph-rsid="019aadfc"/>
    </style:style>
    <style:style style:name="P6" style:family="paragraph" style:parent-style-name="Footer">
      <style:paragraph-properties fo:text-align="center" style:justify-single-word="false"/>
      <style:text-properties fo:color="#ffffff" loext:opacity="100%" style:font-name="Times New Roman1" fo:font-size="12pt" officeooo:rsid="01c12d8d" officeooo:paragraph-rsid="01c12d8d" style:font-size-asian="12pt" style:font-size-complex="12pt"/>
    </style:style>
    <style:style style:name="P7" style:family="paragraph" style:parent-style-name="Footer">
      <style:paragraph-properties fo:text-align="center" style:justify-single-word="false"/>
      <style:text-properties fo:color="#ffffff" loext:opacity="100%" style:font-name="Times New Roman1" fo:font-size="12pt" officeooo:rsid="01884ae6" officeooo:paragraph-rsid="01c12d8d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0pt" officeooo:rsid="01c0be4b" officeooo:paragraph-rsid="01c0be4b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1pt" officeooo:rsid="018fecea" officeooo:paragraph-rsid="01d28ec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1pt" officeooo:paragraph-rsid="01d28e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1pt" officeooo:rsid="01ddfaaa" officeooo:paragraph-rsid="01d28ec1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3pt" fo:font-weight="bold" officeooo:rsid="018fecea" officeooo:paragraph-rsid="01d28ec1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3pt" fo:font-weight="bold" officeooo:rsid="0190a83d" officeooo:paragraph-rsid="01d28ec1" style:font-size-asian="13pt" style:font-weight-asian="bold" style:font-size-complex="13pt" style:font-weight-complex="bold"/>
    </style:style>
    <style:style style:name="P15" style:family="paragraph" style:parent-style-name="Contents_20_1">
      <style:paragraph-properties>
        <style:tab-stops>
          <style:tab-stop style:position="7.2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92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text-align="center" style:justify-single-word="false"/>
    </style:style>
    <style:style style:name="P18" style:family="paragraph" style:parent-style-name="Footer">
      <style:paragraph-properties fo:text-align="center" style:justify-single-word="false"/>
      <style:text-properties fo:color="#ffffff" loext:opacity="100%" style:font-name="Times New Roman1" fo:font-size="12pt" officeooo:rsid="02009849" officeooo:paragraph-rsid="02009849" style:font-size-asian="12pt" style:font-size-complex="12pt"/>
    </style:style>
    <style:style style:name="P19" style:family="paragraph" style:parent-style-name="Heading_20_1">
      <style:paragraph-properties fo:text-align="justify" style:justify-single-word="false"/>
      <style:text-properties officeooo:paragraph-rsid="01e4d1c3"/>
    </style:style>
    <style:style style:name="P20" style:family="paragraph" style:parent-style-name="Heading_20_1">
      <style:text-properties officeooo:paragraph-rsid="01e4d1c3"/>
    </style:style>
    <style:style style:name="P21" style:family="paragraph" style:parent-style-name="Heading_20_1">
      <style:text-properties fo:color="#ffffff" loext:opacity="100%" officeooo:rsid="01f057a5" officeooo:paragraph-rsid="01f057a5"/>
    </style:style>
    <style:style style:name="P22" style:family="paragraph" style:parent-style-name="Heading_20_1">
      <style:text-properties fo:color="#ffffff" loext:opacity="100%" officeooo:rsid="01f429c9" officeooo:paragraph-rsid="01f429c9"/>
    </style:style>
    <style:style style:name="P23" style:family="paragraph" style:parent-style-name="Heading_20_1">
      <style:text-properties fo:color="#ffffff" loext:opacity="100%" officeooo:rsid="02046833" officeooo:paragraph-rsid="02046833"/>
    </style:style>
    <style:style style:name="P24" style:family="paragraph" style:parent-style-name="Heading_20_1">
      <style:text-properties fo:color="#ffffff" loext:opacity="100%" officeooo:rsid="02099ee2" officeooo:paragraph-rsid="02099ee2"/>
    </style:style>
    <style:style style:name="P25" style:family="paragraph" style:parent-style-name="Heading_20_1">
      <style:text-properties officeooo:rsid="01e86520" officeooo:paragraph-rsid="01e86520"/>
    </style:style>
    <style:style style:name="P26" style:family="paragraph" style:parent-style-name="Heading_20_1">
      <style:text-properties officeooo:rsid="01ea1313" officeooo:paragraph-rsid="01ea1313"/>
    </style:style>
    <style:style style:name="P27" style:family="paragraph" style:parent-style-name="Heading_20_1">
      <style:text-properties officeooo:rsid="021362dc" officeooo:paragraph-rsid="021362dc"/>
    </style:style>
    <style:style style:name="P28" style:family="paragraph" style:parent-style-name="Heading_20_1">
      <style:text-properties officeooo:rsid="0218707f" officeooo:paragraph-rsid="0218707f"/>
    </style:style>
    <style:style style:name="P29" style:family="paragraph" style:parent-style-name="Heading_20_1">
      <style:text-properties officeooo:rsid="0219e8c0" officeooo:paragraph-rsid="0219e8c0"/>
    </style:style>
    <style:style style:name="P30" style:family="paragraph" style:parent-style-name="Heading_20_1">
      <style:text-properties officeooo:rsid="02204a46" officeooo:paragraph-rsid="02204a46"/>
    </style:style>
    <style:style style:name="P31" style:family="paragraph" style:parent-style-name="Heading_20_1">
      <style:text-properties officeooo:rsid="02217627" officeooo:paragraph-rsid="02217627"/>
    </style:style>
    <style:style style:name="P32" style:family="paragraph" style:parent-style-name="Heading_20_1">
      <style:text-properties officeooo:paragraph-rsid="021eac53"/>
    </style:style>
    <style:style style:name="P33" style:family="paragraph" style:parent-style-name="Heading_20_2">
      <style:text-properties officeooo:rsid="01eacb05" officeooo:paragraph-rsid="01eacb05"/>
    </style:style>
    <style:style style:name="P34" style:family="paragraph" style:parent-style-name="Heading_20_2">
      <style:text-properties officeooo:paragraph-rsid="01ea1313"/>
    </style:style>
    <style:style style:name="P35" style:family="paragraph" style:parent-style-name="Heading_20_2">
      <style:text-properties fo:color="#ffffff" loext:opacity="100%" style:font-name="Times New Roman" fo:font-size="14pt" fo:font-weight="normal" officeooo:rsid="01f557da" officeooo:paragraph-rsid="01f557da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P36" style:family="paragraph" style:parent-style-name="Heading_20_2">
      <style:text-properties fo:color="#ffffff" loext:opacity="100%" officeooo:rsid="01eb6207" officeooo:paragraph-rsid="01eb6207"/>
    </style:style>
    <style:style style:name="P37" style:family="paragraph" style:parent-style-name="Heading_20_2">
      <style:text-properties fo:color="#ffffff" loext:opacity="100%" officeooo:rsid="01f429c9" officeooo:paragraph-rsid="01f429c9"/>
    </style:style>
    <style:style style:name="P38" style:family="paragraph" style:parent-style-name="Heading_20_2">
      <style:text-properties fo:color="#ffffff" loext:opacity="100%" officeooo:rsid="01fb4a5f" officeooo:paragraph-rsid="01fb4a5f"/>
    </style:style>
    <style:style style:name="P39" style:family="paragraph" style:parent-style-name="Heading_20_2">
      <style:text-properties fo:color="#ffffff" loext:opacity="100%" officeooo:rsid="01fc05df" officeooo:paragraph-rsid="01fc05df"/>
    </style:style>
    <style:style style:name="P40" style:family="paragraph" style:parent-style-name="Heading_20_2">
      <style:text-properties fo:color="#ffffff" loext:opacity="100%" officeooo:rsid="01ff61b8" officeooo:paragraph-rsid="01ff61b8"/>
    </style:style>
    <style:style style:name="P41" style:family="paragraph" style:parent-style-name="Heading_20_2">
      <style:text-properties fo:color="#ffffff" loext:opacity="100%" officeooo:rsid="0206eeff" officeooo:paragraph-rsid="0206eeff"/>
    </style:style>
    <style:style style:name="P42" style:family="paragraph" style:parent-style-name="Heading_20_2">
      <style:text-properties fo:color="#ffffff" loext:opacity="100%" officeooo:rsid="02074e4a" officeooo:paragraph-rsid="02074e4a"/>
    </style:style>
    <style:style style:name="P43" style:family="paragraph" style:parent-style-name="Heading_20_2">
      <style:text-properties fo:color="#ffffff" loext:opacity="100%" officeooo:rsid="020a9c29" officeooo:paragraph-rsid="020a9c29"/>
    </style:style>
    <style:style style:name="P44" style:family="paragraph" style:parent-style-name="Heading_20_2">
      <style:text-properties fo:color="#ffffff" loext:opacity="100%" style:font-name="Times New Roman1" fo:font-size="16pt" fo:font-weight="normal" officeooo:rsid="02217627" officeooo:paragraph-rsid="02217627" style:font-name-asian="Microsoft YaHei" style:font-size-asian="18.2000007629395pt" style:font-weight-asian="normal" style:font-name-complex="Arial Unicode MS" style:font-size-complex="18.2000007629395pt" style:font-weight-complex="normal"/>
    </style:style>
    <style:style style:name="P45" style:family="paragraph" style:parent-style-name="Heading_20_2">
      <style:text-properties officeooo:rsid="020ffdd3" officeooo:paragraph-rsid="020ffdd3"/>
    </style:style>
    <style:style style:name="P46" style:family="paragraph" style:parent-style-name="Heading_20_2">
      <style:text-properties officeooo:rsid="02115716" officeooo:paragraph-rsid="02115716"/>
    </style:style>
    <style:style style:name="P47" style:family="paragraph" style:parent-style-name="Heading_20_2">
      <style:text-properties officeooo:rsid="0211d9c1" officeooo:paragraph-rsid="0211d9c1"/>
    </style:style>
    <style:style style:name="P48" style:family="paragraph" style:parent-style-name="Heading_20_2">
      <style:text-properties officeooo:rsid="0218707f" officeooo:paragraph-rsid="0218707f"/>
    </style:style>
    <style:style style:name="P49" style:family="paragraph" style:parent-style-name="Heading_20_2">
      <style:text-properties officeooo:paragraph-rsid="02217627"/>
    </style:style>
    <style:style style:name="P50" style:family="paragraph" style:parent-style-name="Heading_20_2">
      <style:text-properties officeooo:paragraph-rsid="025cd88f"/>
    </style:style>
    <style:style style:name="P51" style:family="paragraph" style:parent-style-name="Heading_20_2">
      <style:text-properties officeooo:rsid="0279135c" officeooo:paragraph-rsid="0279135c"/>
    </style:style>
    <style:style style:name="P52" style:family="paragraph" style:parent-style-name="Heading_20_2" style:master-page-name="">
      <style:paragraph-properties style:page-number="auto"/>
      <style:text-properties officeooo:rsid="025cd88f" officeooo:paragraph-rsid="025cd88f"/>
    </style:style>
    <style:style style:name="P53" style:family="paragraph" style:parent-style-name="Heading_20_2" style:master-page-name="">
      <style:paragraph-properties style:page-number="auto"/>
      <style:text-properties officeooo:rsid="025de5f8" officeooo:paragraph-rsid="025de5f8"/>
    </style:style>
    <style:style style:name="P54" style:family="paragraph" style:parent-style-name="Heading_20_2" style:master-page-name="">
      <style:paragraph-properties style:page-number="auto"/>
      <style:text-properties fo:color="#ffffff" loext:opacity="100%" officeooo:paragraph-rsid="020a45d8"/>
    </style:style>
    <style:style style:name="P55" style:family="paragraph" style:parent-style-name="Standard" style:list-style-name="L1">
      <style:paragraph-properties fo:text-align="justify" style:justify-single-word="false"/>
      <style:text-properties fo:color="#ffffff" loext:opacity="100%" style:font-name="Times New Roman1" fo:font-weight="bold" officeooo:rsid="04bbb66f" officeooo:paragraph-rsid="0219e8c0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ffffff" loext:opacity="100%" style:font-name="Times New Roman1" fo:font-style="normal" style:text-underline-style="none" fo:font-weight="normal" officeooo:rsid="025d4eaa" officeooo:paragraph-rsid="01d28ec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ffffff" loext:opacity="100%" style:font-name="Times New Roman1" fo:font-size="11pt" officeooo:paragraph-rsid="01f24e47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3789074" officeooo:paragraph-rsid="01f24e47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3670222" officeooo:paragraph-rsid="01f24e4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3670222" officeooo:paragraph-rsid="02401d19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361a183" officeooo:paragraph-rsid="01f24e47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paragraph-rsid="01f24e47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4a46606" officeooo:paragraph-rsid="01f24e47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2401d19" officeooo:paragraph-rsid="02401d19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2414682" officeooo:paragraph-rsid="02414682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242e466" officeooo:paragraph-rsid="0242e466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fo:color="#ffffff" loext:opacity="100%" style:font-name="Times New Roman1" fo:font-size="10pt" officeooo:rsid="0244cd79" officeooo:paragraph-rsid="0244cd79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fo:color="#ffffff" loext:opacity="100%" style:font-name="Times New Roman1" fo:font-size="10.5pt" fo:font-style="italic" officeooo:rsid="00106697" officeooo:paragraph-rsid="01d28ec1" style:font-size-asian="10.5pt" style:font-style-asian="italic" style:font-size-complex="10.5pt" style:font-style-complex="italic"/>
    </style:style>
    <style:style style:name="P69" style:family="paragraph" style:parent-style-name="Standard">
      <style:paragraph-properties fo:text-align="center" style:justify-single-word="false"/>
      <style:text-properties fo:color="#ffffff" loext:opacity="100%" officeooo:rsid="026f23e1" officeooo:paragraph-rsid="026f23e1"/>
    </style:style>
    <style:style style:name="P70" style:family="paragraph" style:parent-style-name="Standard" style:list-style-name="L2">
      <loext:graphic-properties draw:fill="none"/>
      <style:paragraph-properties fo:margin-left="0.5in" fo:margin-right="0.5in" fo:text-align="justify" style:justify-single-word="false" fo:text-indent="-0.25in" style:auto-text-indent="false" fo:background-color="transparent"/>
      <style:text-properties fo:color="#ffffff" loext:opacity="100%" style:font-name="Times New Roman1" fo:font-style="normal" style:text-underline-style="none" fo:font-weight="bold" officeooo:rsid="046ee3d9" officeooo:paragraph-rsid="01f24e47" style:font-style-asian="normal" style:font-weight-asian="bold" style:font-style-complex="normal" style:font-weight-complex="bold"/>
    </style:style>
    <style:style style:name="P71" style:family="paragraph" style:parent-style-name="Standard" style:list-style-name="L5">
      <loext:graphic-properties draw:fill="none"/>
      <style:paragraph-properties fo:margin-left="0.5in" fo:margin-right="0.5in" fo:text-align="center" style:justify-single-word="false" fo:text-indent="-0.25in" style:auto-text-indent="false" fo:background-color="transparent"/>
      <style:text-properties fo:color="#ffffff" loext:opacity="100%" style:font-name="Times New Roman1" fo:font-style="normal" style:text-underline-style="none" fo:font-weight="normal" officeooo:rsid="042554df" officeooo:paragraph-rsid="01f24e47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5in" fo:margin-right="0.5in" fo:text-align="center" style:justify-single-word="false" fo:text-indent="-0.25in" style:auto-text-indent="false" fo:background-color="transparent"/>
      <style:text-properties fo:color="#ffffff" loext:opacity="100%" style:font-name="Times New Roman1" fo:font-style="italic" style:text-underline-style="solid" style:text-underline-width="auto" style:text-underline-color="font-color" fo:font-weight="normal" officeooo:rsid="02bba306" officeooo:paragraph-rsid="0213ff6e" style:font-style-asian="italic" style:font-weight-asian="normal" style:font-style-complex="italic" style:font-weight-complex="normal"/>
    </style:style>
    <style:style style:name="P73" style:family="paragraph" style:parent-style-name="Standard" style:list-style-name="L10">
      <loext:graphic-properties draw:fill="none"/>
      <style:paragraph-properties fo:margin-left="0.5in" fo:margin-right="0.5in" fo:text-align="justify" style:justify-single-word="false" fo:text-indent="-0.25in" style:auto-text-indent="false" fo:background-color="transparent"/>
      <style:text-properties fo:color="#ffffff" loext:opacity="100%" style:font-name="Times New Roman1" fo:font-size="12pt" fo:font-style="normal" style:text-underline-style="none" fo:font-weight="normal" officeooo:rsid="04c379c9" officeooo:paragraph-rsid="02217627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0" style:master-page-name="">
      <loext:graphic-properties draw:fill="none"/>
      <style:paragraph-properties fo:margin-left="0.5in" fo:margin-right="0.5in" fo:text-align="justify" style:justify-single-word="false" fo:text-indent="-0.25in" style:auto-text-indent="false" style:page-number="auto" fo:background-color="transparent"/>
      <style:text-properties fo:color="#ffffff" loext:opacity="100%" style:font-name="Times New Roman1" fo:font-size="12pt" fo:font-style="normal" style:text-underline-style="none" fo:font-weight="normal" officeooo:rsid="04c379c9" officeooo:paragraph-rsid="02217627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">
      <loext:graphic-properties draw:fill="none"/>
      <style:paragraph-properties fo:margin-left="0.75in" fo:margin-right="0.5in" fo:text-align="justify" style:justify-single-word="false" fo:text-indent="-0.25in" style:auto-text-indent="false" fo:background-color="transparent"/>
      <style:text-properties fo:color="#ffffff" loext:opacity="100%" style:font-name="Times New Roman1" fo:font-style="normal" style:text-underline-style="none" fo:font-weight="bold" officeooo:rsid="04885d60" officeooo:paragraph-rsid="01f7f74f" style:font-style-asian="normal" style:font-weight-asian="bold" style:font-style-complex="normal" style:font-weight-complex="bold"/>
    </style:style>
    <style:style style:name="P76" style:family="paragraph" style:parent-style-name="Standard" style:list-style-name="L1">
      <loext:graphic-properties draw:fill="none"/>
      <style:paragraph-properties fo:margin-left="0.75in" fo:margin-right="0.5in" fo:text-align="justify" style:justify-single-word="false" fo:text-indent="-0.25in" style:auto-text-indent="false" fo:background-color="transparent"/>
      <style:text-properties fo:color="#ffffff" loext:opacity="100%" style:font-name="Times New Roman1" fo:font-style="normal" style:text-underline-style="none" fo:font-weight="bold" officeooo:rsid="0486fd5e" officeooo:paragraph-rsid="01f7f74f" style:font-style-asian="normal" style:font-weight-asian="bold" style:font-style-complex="normal" style:font-weight-complex="bold"/>
    </style:style>
    <style:style style:name="P77" style:family="paragraph" style:parent-style-name="Standard" style:list-style-name="L1" style:master-page-name="">
      <loext:graphic-properties draw:fill="none"/>
      <style:paragraph-properties fo:margin-left="0.75in" fo:margin-right="0.5in" fo:text-align="justify" style:justify-single-word="false" fo:text-indent="-0.25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885d60" officeooo:paragraph-rsid="01f7f74f" style:font-style-asian="normal" style:font-weight-asian="bold" style:font-style-complex="normal" style:font-weight-complex="bold"/>
    </style:style>
    <style:style style:name="P78" style:family="paragraph" style:parent-style-name="Standard" style:list-style-name="L1">
      <loext:graphic-properties draw:fill="none"/>
      <style:paragraph-properties fo:margin-left="0.25in" fo:margin-right="0.5in" fo:text-align="justify" style:justify-single-word="false" fo:text-indent="0in" style:auto-text-indent="false" fo:background-color="transparent"/>
      <style:text-properties fo:color="#ffffff" loext:opacity="100%" officeooo:paragraph-rsid="0219e8c0"/>
    </style:style>
    <style:style style:name="P79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>
        <style:tab-stops>
          <style:tab-stop style:position="0.2555in"/>
        </style:tab-stops>
      </style:paragraph-properties>
      <style:text-properties officeooo:rsid="042554df" officeooo:paragraph-rsid="01ea1313"/>
    </style:style>
    <style:style style:name="P80" style:family="paragraph" style:parent-style-name="Standard" style:list-style-name="L1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ize="12pt" fo:font-weight="normal" officeooo:rsid="03073a6f" officeooo:paragraph-rsid="0219e8c0" style:font-size-asian="12pt" style:font-weight-asian="normal" style:font-size-complex="12pt" style:font-weight-complex="normal"/>
    </style:style>
    <style:style style:name="P81" style:family="paragraph" style:parent-style-name="Standard" style:list-style-name="L1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ize="12pt" fo:font-weight="normal" officeooo:rsid="030453c4" officeooo:paragraph-rsid="0219e8c0" style:font-size-asian="12pt" style:font-weight-asian="normal" style:font-size-complex="12pt" style:font-weight-complex="normal"/>
    </style:style>
    <style:style style:name="P82" style:family="paragraph" style:parent-style-name="Standard" style:list-style-name="L1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officeooo:paragraph-rsid="0219e8c0"/>
    </style:style>
    <style:style style:name="P83" style:family="paragraph" style:parent-style-name="Standard" style:list-style-name="L1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officeooo:paragraph-rsid="0219e8c0"/>
    </style:style>
    <style:style style:name="P84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officeooo:rsid="047ee74e" officeooo:paragraph-rsid="024456e4"/>
    </style:style>
    <style:style style:name="P85" style:family="paragraph" style:parent-style-name="Standard">
      <loext:graphic-properties draw:fill="none"/>
      <style:paragraph-properties fo:margin-left="0.5in" fo:margin-right="0.5in" fo:text-align="justify" style:justify-single-word="false" fo:text-indent="0in" style:auto-text-indent="false" fo:background-color="transparent"/>
      <style:text-properties fo:color="#ffffff" loext:opacity="100%" officeooo:rsid="047ee74e" officeooo:paragraph-rsid="024456e4"/>
    </style:style>
    <style:style style:name="P86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>
        <style:tab-stops>
          <style:tab-stop style:position="0.4925in"/>
        </style:tab-stops>
      </style:paragraph-properties>
      <style:text-properties officeooo:paragraph-rsid="01ea1313"/>
    </style:style>
    <style:style style:name="P87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>
        <style:tab-stops>
          <style:tab-stop style:position="0.502in"/>
        </style:tab-stops>
      </style:paragraph-properties>
      <style:text-properties fo:color="#ffffff" loext:opacity="100%" style:font-name="Times New Roman1" fo:font-weight="bold" officeooo:rsid="047e913d" officeooo:paragraph-rsid="01eacb05" style:font-weight-asian="bold" style:font-weight-complex="bold"/>
    </style:style>
    <style:style style:name="P8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color="#ffffff" loext:opacity="100%"/>
    </style:style>
    <style:style style:name="P8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b4d170" officeooo:paragraph-rsid="021362dc" style:font-style-asian="normal" style:font-weight-asian="bold" style:font-style-complex="normal" style:font-weight-complex="bold"/>
    </style:style>
    <style:style style:name="P9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>
        <style:tab-stops>
          <style:tab-stop style:position="0.2465in"/>
        </style:tab-stops>
      </style:paragraph-properties>
      <style:text-properties officeooo:paragraph-rsid="01e86520"/>
    </style:style>
    <style:style style:name="P91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fo:color="#ffffff" loext:opacity="100%" style:font-name="Times New Roman1" fo:font-style="normal" style:text-underline-style="none" fo:font-weight="bold" officeooo:rsid="04b4d170" officeooo:paragraph-rsid="021362dc" style:font-style-asian="normal" style:font-weight-asian="bold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ffffff" loext:opacity="100%" style:font-name="Times New Roman1"/>
    </style:style>
    <style:style style:name="P93" style:family="paragraph" style:parent-style-name="Standard" style:list-style-name="L1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weight="bold" officeooo:rsid="04bbb66f" officeooo:paragraph-rsid="0219e8c0" style:font-weight-asian="bold" style:font-weight-complex="bold"/>
    </style:style>
    <style:style style:name="P9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fo:color="#ffffff" loext:opacity="100%" style:font-name="Times New Roman1" officeooo:paragraph-rsid="01f24e47"/>
    </style:style>
    <style:style style:name="P9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color="#ffffff" loext:opacity="100%" officeooo:rsid="02744bcf" officeooo:paragraph-rsid="02744bcf"/>
    </style:style>
    <style:style style:name="P9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ffffff" loext:opacity="100%" officeooo:paragraph-rsid="025de5f8"/>
    </style:style>
    <style:style style:name="P9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ffffff" loext:opacity="100%" officeooo:rsid="025de5f8" officeooo:paragraph-rsid="025de5f8"/>
    </style:style>
    <style:style style:name="P98" style:family="paragraph" style:parent-style-name="Standard" style:list-style-name="L4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fo:color="#ffffff" loext:opacity="100%"/>
    </style:style>
    <style:style style:name="P99" style:family="paragraph" style:parent-style-name="Standard" style:list-style-name="L4">
      <loext:graphic-properties draw:fill="none"/>
      <style:paragraph-properties fo:margin-left="0.75in" fo:margin-right="0in" fo:text-indent="-0.25in" style:auto-text-indent="false" fo:background-color="transparent"/>
      <style:text-properties fo:color="#ffffff" loext:opacity="100%" officeooo:paragraph-rsid="01f057a5"/>
    </style:style>
    <style:style style:name="P100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82c154" officeooo:paragraph-rsid="01f429c9" style:font-style-asian="normal" style:font-weight-asian="bold" style:font-style-complex="normal" style:font-weight-complex="bold"/>
    </style:style>
    <style:style style:name="P101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b96a03" officeooo:paragraph-rsid="021eac53" style:font-style-asian="normal" style:font-weight-asian="bold" style:font-style-complex="normal" style:font-weight-complex="bold"/>
    </style:style>
    <style:style style:name="P102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9a92cb" officeooo:paragraph-rsid="02099ee2" style:font-style-asian="normal" style:font-weight-asian="bold" style:font-style-complex="normal" style:font-weight-complex="bold"/>
    </style:style>
    <style:style style:name="P103" style:family="paragraph" style:parent-style-name="Standard" style:master-page-name="">
      <loext:graphic-properties draw:fill="none"/>
      <style:paragraph-properties fo:margin-left="0.25in" fo:margin-right="0.5in" fo:text-indent="0in" style:auto-text-indent="false" style:page-number="auto" fo:background-color="transparent"/>
      <style:text-properties fo:color="#ffffff" loext:opacity="100%" style:font-name="Times New Roman1"/>
    </style:style>
    <style:style style:name="P104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weight="bold" officeooo:rsid="04bbb66f" officeooo:paragraph-rsid="0219e8c0" style:font-weight-asian="bold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bdc05b" officeooo:paragraph-rsid="02217627" style:font-style-asian="normal" style:font-weight-asian="bold" style:font-style-complex="normal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2554df" officeooo:paragraph-rsid="02217627" style:font-style-asian="normal" style:font-weight-asian="bold" style:font-style-complex="normal" style:font-weight-complex="bold"/>
    </style:style>
    <style:style style:name="P107" style:family="paragraph" style:parent-style-name="Standard">
      <loext:graphic-properties draw:fill="none"/>
      <style:paragraph-properties fo:margin-left="0.25in" fo:margin-right="0.5in" fo:text-align="justify" style:justify-single-word="false" fo:text-indent="0in" style:auto-text-indent="false" fo:background-color="transparent"/>
      <style:text-properties fo:color="#ffffff" loext:opacity="100%" style:font-name="Times New Roman1" fo:font-style="normal" style:text-underline-style="none" fo:font-weight="bold" officeooo:rsid="04b96a03" officeooo:paragraph-rsid="021eac53" style:font-style-asian="normal" style:font-weight-asian="bold" style:font-style-complex="normal" style:font-weight-complex="bold"/>
    </style:style>
    <style:style style:name="P108" style:family="paragraph" style:parent-style-name="Standard">
      <loext:graphic-properties draw:fill="none"/>
      <style:paragraph-properties fo:margin-left="0.25in" fo:margin-right="0.5in" fo:text-align="justify" style:justify-single-word="false" fo:text-indent="0in" style:auto-text-indent="false" fo:background-color="transparent"/>
      <style:text-properties fo:color="#ffffff" loext:opacity="100%" style:font-name="Times New Roman1" fo:font-style="normal" style:text-underline-style="none" fo:font-weight="bold" officeooo:rsid="049a92cb" officeooo:paragraph-rsid="02099ee2" style:font-style-asian="normal" style:font-weight-asian="bold" style:font-style-complex="normal" style:font-weight-complex="bold"/>
    </style:style>
    <style:style style:name="P109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b62364" officeooo:paragraph-rsid="0218707f" style:font-style-asian="normal" style:font-weight-asian="bold" style:font-style-complex="normal" style:font-weight-complex="bold"/>
    </style:style>
    <style:style style:name="P110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82c154" officeooo:paragraph-rsid="01f429c9" style:font-style-asian="normal" style:font-weight-asian="bold" style:font-style-complex="normal" style:font-weight-complex="bold"/>
    </style:style>
    <style:style style:name="P111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841fc6" officeooo:paragraph-rsid="01f67d6b" style:font-style-asian="normal" style:font-weight-asian="bold" style:font-style-complex="normal" style:font-weight-complex="bold"/>
    </style:style>
    <style:style style:name="P112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9a92cb" officeooo:paragraph-rsid="024b9386" style:font-style-asian="normal" style:font-weight-asian="bold" style:font-style-complex="normal" style:font-weight-complex="bold"/>
    </style:style>
    <style:style style:name="P113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officeooo:rsid="04ae163f" officeooo:paragraph-rsid="02133f22"/>
    </style:style>
    <style:style style:name="P11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21537ad" officeooo:paragraph-rsid="025cd88f"/>
    </style:style>
    <style:style style:name="P115" style:family="paragraph" style:parent-style-name="Standard">
      <loext:graphic-properties draw:fill="none"/>
      <style:paragraph-properties fo:margin-left="0.5in" fo:margin-right="0.5in" fo:text-align="justify" style:justify-single-word="false" fo:text-indent="0in" style:auto-text-indent="false" fo:background-color="transparent"/>
      <style:text-properties officeooo:rsid="04ae163f" officeooo:paragraph-rsid="02133f22"/>
    </style:style>
    <style:style style:name="P116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normal" officeooo:rsid="0482c154" officeooo:paragraph-rsid="01fb4a5f" style:font-style-asian="normal" style:font-weight-asian="normal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8f0dc8" officeooo:paragraph-rsid="01fcf99b" style:font-style-asian="normal" style:font-weight-asian="bold" style:font-style-complex="normal" style:font-weight-complex="bold"/>
    </style:style>
    <style:style style:name="P118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8f0dc8" officeooo:paragraph-rsid="01ff61b8" style:font-style-asian="normal" style:font-weight-asian="bold" style:font-style-complex="normal" style:font-weight-complex="bold"/>
    </style:style>
    <style:style style:name="P119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9a92cb" officeooo:paragraph-rsid="0206eeff" style:font-style-asian="normal" style:font-weight-asian="bold" style:font-style-complex="normal" style:font-weight-complex="bold"/>
    </style:style>
    <style:style style:name="P120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9a92cb" officeooo:paragraph-rsid="0206eeff" style:font-style-asian="normal" style:font-weight-asian="bold" style:font-style-complex="normal" style:font-weight-complex="bold"/>
    </style:style>
    <style:style style:name="P121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ize="12pt" fo:font-style="normal" style:text-underline-style="none" fo:font-weight="bold" officeooo:rsid="04ac77bb" officeooo:paragraph-rsid="020ffdd3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 style:master-page-name="">
      <loext:graphic-properties draw:fill="none"/>
      <style:paragraph-properties fo:margin-left="0.5in" fo:margin-right="0.5in" fo:text-indent="0in" style:auto-text-indent="false" style:page-number="auto" fo:background-color="transparent"/>
      <style:text-properties fo:color="#ffffff" loext:opacity="100%" style:font-name="Times New Roman1" officeooo:paragraph-rsid="020ffdd3"/>
    </style:style>
    <style:style style:name="P123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normal" officeooo:rsid="04ae163f" officeooo:paragraph-rsid="02115716" style:font-style-asian="normal" style:font-weight-asian="normal" style:font-style-complex="normal" style:font-weight-complex="normal"/>
    </style:style>
    <style:style style:name="P124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df8472" officeooo:paragraph-rsid="0218707f" style:font-style-asian="normal" style:font-weight-asian="bold" style:font-style-complex="normal" style:font-weight-complex="bold"/>
    </style:style>
    <style:style style:name="P125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bold" officeooo:rsid="04c76260" officeooo:paragraph-rsid="02217627" style:font-style-asian="normal" style:font-weight-asian="bold" style:font-style-complex="normal" style:font-weight-complex="bold"/>
    </style:style>
    <style:style style:name="P126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>
        <style:tab-stops>
          <style:tab-stop style:position="7.5in"/>
        </style:tab-stops>
      </style:paragraph-properties>
      <style:text-properties fo:color="#ffffff" loext:opacity="100%" style:font-name="Times New Roman1" fo:font-style="normal" style:text-underline-style="none" fo:font-weight="bold" officeooo:rsid="04c76260" officeooo:paragraph-rsid="02217627" style:font-style-asian="normal" style:font-weight-asian="bold" style:font-style-complex="normal" style:font-weight-complex="bold"/>
    </style:style>
    <style:style style:name="P127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ize="12pt" fo:font-style="normal" style:text-underline-style="none" fo:font-weight="normal" officeooo:rsid="024bd5a6" officeooo:paragraph-rsid="024bd5a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fo:font-style="normal" style:text-underline-style="none" fo:font-weight="normal" officeooo:rsid="02525bbf" officeooo:paragraph-rsid="02525bbf" style:font-style-asian="normal" style:font-weight-asian="normal" style:font-style-complex="normal" style:font-weight-complex="normal"/>
    </style:style>
    <style:style style:name="P129" style:family="paragraph" style:parent-style-name="Standard" style:master-page-name="">
      <loext:graphic-properties draw:fill="none"/>
      <style:paragraph-properties fo:margin-left="0.25in" fo:margin-right="0.5in" fo:text-align="justify" style:justify-single-word="false" fo:text-indent="0in" style:auto-text-indent="false" style:page-number="auto" fo:background-color="transparent"/>
    </style:style>
    <style:style style:name="P130" style:family="paragraph" style:parent-style-name="Standard" style:list-style-name="L1">
      <loext:graphic-properties draw:fill="none"/>
      <style:paragraph-properties fo:margin-left="1in" fo:margin-right="0.5in" fo:text-align="justify" style:justify-single-word="false" fo:text-indent="-0.25in" style:auto-text-indent="false" fo:background-color="transparent"/>
      <style:text-properties fo:color="#ffffff" loext:opacity="100%" style:font-name="Times New Roman1" fo:font-weight="bold" officeooo:rsid="04ae163f" officeooo:paragraph-rsid="020ddb1c" style:font-weight-asian="bold" style:font-weight-complex="bold"/>
    </style:style>
    <style:style style:name="P131" style:family="paragraph" style:parent-style-name="Standard" style:list-style-name="L1">
      <loext:graphic-properties draw:fill="none"/>
      <style:paragraph-properties fo:margin-left="1in" fo:margin-right="0.5in" fo:text-indent="-0.25in" style:auto-text-indent="false" fo:background-color="transparent"/>
      <style:text-properties fo:color="#ffffff" loext:opacity="100%" fo:font-weight="bold" officeooo:paragraph-rsid="020ffdd3" style:font-weight-asian="bold" style:font-weight-complex="bold"/>
    </style:style>
    <style:style style:name="P132" style:family="paragraph" style:parent-style-name="Standard" style:list-style-name="L1" style:master-page-name="">
      <loext:graphic-properties draw:fill="none"/>
      <style:paragraph-properties fo:margin-left="1in" fo:margin-right="0.5in" fo:text-align="justify" style:justify-single-word="false" fo:text-indent="-0.25in" style:auto-text-indent="false" style:page-number="auto" fo:background-color="transparent"/>
      <style:text-properties fo:color="#ffffff" loext:opacity="100%" style:font-name="Times New Roman1" fo:font-size="12pt" fo:font-style="normal" style:text-underline-style="none" fo:font-weight="bold" officeooo:rsid="04ae163f" officeooo:paragraph-rsid="020ddb1c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 style:list-style-name="L1" style:master-page-name="">
      <loext:graphic-properties draw:fill="none"/>
      <style:paragraph-properties fo:margin-left="1in" fo:margin-right="0.5in" fo:text-indent="-0.25in" style:auto-text-indent="false" style:page-number="auto" fo:background-color="transparent"/>
      <style:text-properties fo:color="#ffffff" loext:opacity="100%" style:font-name="Times New Roman1" fo:font-weight="bold" officeooo:paragraph-rsid="020ffdd3" style:font-weight-asian="bold" style:font-weight-complex="bold"/>
    </style:style>
    <style:style style:name="P134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>
        <style:tab-stops>
          <style:tab-stop style:position="7.5in"/>
        </style:tab-stops>
      </style:paragraph-properties>
      <style:text-properties fo:color="#ffffff" loext:opacity="100%" style:font-name="Times New Roman1" officeooo:rsid="020a9c29" officeooo:paragraph-rsid="020a9c29"/>
    </style:style>
    <style:style style:name="P135" style:family="paragraph" style:parent-style-name="Standard" style:master-page-name="">
      <loext:graphic-properties draw:fill="none"/>
      <style:paragraph-properties fo:margin-left="0.5in" fo:margin-right="0.5in" fo:text-align="justify" style:justify-single-word="false" fo:text-indent="0in" style:auto-text-indent="false" style:page-number="auto" fo:background-color="transparent"/>
      <style:text-properties fo:color="#ffffff" loext:opacity="100%" style:font-name="Times New Roman1" officeooo:rsid="020a9c29" officeooo:paragraph-rsid="020a9c29"/>
    </style:style>
    <style:style style:name="P136" style:family="paragraph" style:parent-style-name="Standard">
      <loext:graphic-properties draw:fill="none"/>
      <style:paragraph-properties fo:margin-left="0.5in" fo:margin-right="0.5in" fo:text-align="justify" style:justify-single-word="false" fo:text-indent="0in" style:auto-text-indent="false" fo:background-color="transparent">
        <style:tab-stops>
          <style:tab-stop style:position="7.5in"/>
        </style:tab-stops>
      </style:paragraph-properties>
      <style:text-properties fo:color="#ffffff" loext:opacity="100%" style:font-name="Times New Roman1" officeooo:rsid="020a9c29" officeooo:paragraph-rsid="020a9c29"/>
    </style:style>
    <style:style style:name="P137" style:family="paragraph" style:parent-style-name="Standard" style:list-style-name="L9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/>
      <style:text-properties fo:color="#ffffff" loext:opacity="100%" officeooo:paragraph-rsid="0219e8c0"/>
    </style:style>
    <style:style style:name="P138" style:family="paragraph" style:parent-style-name="Standard" style:list-style-name="L9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fo:color="#ffffff" loext:opacity="100%" style:font-name="Times New Roman1" fo:font-size="12pt" fo:font-weight="normal" officeooo:rsid="030453c4" officeooo:paragraph-rsid="0219e8c0" style:font-size-asian="12pt" style:font-weight-asian="normal" style:font-size-complex="12pt" style:font-weight-complex="normal"/>
    </style:style>
    <style:style style:name="P139" style:family="paragraph" style:parent-style-name="Standard" style:list-style-name="L9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fo:color="#ffffff" loext:opacity="100%" officeooo:paragraph-rsid="0219e8c0"/>
    </style:style>
    <style:style style:name="P140" style:family="paragraph" style:parent-style-name="Standard" style:list-style-name="L9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/>
      <style:text-properties fo:color="#ffffff" loext:opacity="100%" officeooo:rsid="0322dc1d" officeooo:paragraph-rsid="0219e8c0"/>
    </style:style>
    <style:style style:name="P141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0pt" officeooo:rsid="027952c2" officeooo:paragraph-rsid="027952c2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0pt" fo:font-weight="bold" officeooo:rsid="02211690" officeooo:paragraph-rsid="02211690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2pt" fo:font-weight="bold" officeooo:rsid="00553690" officeooo:paragraph-rsid="0213ff6e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fo:color="#ffffff" loext:opacity="100%" style:font-name="Times New Roman1" fo:font-size="12pt" officeooo:rsid="00553690" officeooo:paragraph-rsid="0213ff6e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color="#ffffff" loext:opacity="100%" style:font-name="Times New Roman1" fo:font-size="12pt" officeooo:rsid="04e77324" officeooo:paragraph-rsid="0213ff6e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color="#ffffff" loext:opacity="100%" style:font-name="Times New Roman1" fo:font-size="12pt" officeooo:rsid="005823d9" officeooo:paragraph-rsid="0213ff6e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color="#ffffff" loext:opacity="100%" style:font-name="Times New Roman1" fo:font-size="12pt" officeooo:rsid="02bcc10a" officeooo:paragraph-rsid="0213ff6e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color="#ffffff" loext:opacity="100%" style:font-name="Times New Roman1" fo:font-size="12pt" officeooo:rsid="0056482d" officeooo:paragraph-rsid="0213ff6e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3pt" fo:font-weight="bold" officeooo:rsid="018fecea" officeooo:paragraph-rsid="01d28ec1" style:font-size-asian="13pt" style:font-weight-asian="bold" style:font-size-complex="13pt" style:font-weight-complex="bold"/>
    </style:style>
    <style:style style:name="P150" style:family="paragraph" style:parent-style-name="Text_20_body">
      <style:text-properties fo:color="#ffffff" loext:opacity="100%" style:font-name="Times New Roman1" fo:font-style="normal" style:text-underline-style="none" fo:font-weight="normal" officeooo:rsid="025d4eaa" officeooo:paragraph-rsid="01dd1bf7" style:font-style-asian="normal" style:font-weight-asian="normal" style:font-style-complex="normal" style:font-weight-complex="normal"/>
    </style:style>
    <style:style style:name="P151" style:family="paragraph" style:parent-style-name="Text_20_body">
      <style:text-properties officeooo:paragraph-rsid="01e4d1c3"/>
    </style:style>
    <style:style style:name="P152" style:family="paragraph">
      <loext:graphic-properties draw:fill="solid" draw:fill-color="#ffffff" draw:opacity="25%"/>
      <style:text-properties style:font-name="Times New Roman1" fo:font-size="1pt"/>
    </style:style>
    <style:style style:name="P153" style:family="paragraph">
      <loext:graphic-properties draw:fill="none"/>
      <style:text-properties fo:font-size="12pt"/>
    </style:style>
    <style:style style:name="P1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5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6" style:family="paragraph">
      <loext:graphic-properties draw:fill="none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officeooo:rsid="019aadfc"/>
    </style:style>
    <style:style style:name="T3" style:family="text">
      <style:text-properties fo:color="#ffffff" loext:opacity="100%" officeooo:rsid="01cd19ca"/>
    </style:style>
    <style:style style:name="T4" style:family="text">
      <style:text-properties fo:color="#ffffff" loext:opacity="100%" officeooo:rsid="0188727c"/>
    </style:style>
    <style:style style:name="T5" style:family="text">
      <style:text-properties fo:color="#ffffff" loext:opacity="100%" officeooo:rsid="00199929"/>
    </style:style>
    <style:style style:name="T6" style:family="text">
      <style:text-properties fo:color="#ffffff" loext:opacity="100%" officeooo:rsid="018dc5b4"/>
    </style:style>
    <style:style style:name="T7" style:family="text">
      <style:text-properties fo:color="#ffffff" loext:opacity="100%" officeooo:rsid="017e676e"/>
    </style:style>
    <style:style style:name="T8" style:family="text">
      <style:text-properties fo:color="#ffffff" loext:opacity="100%" style:font-name="Times New Roman1" fo:font-weight="normal" officeooo:rsid="047214c3" style:font-weight-asian="normal" style:font-weight-complex="normal"/>
    </style:style>
    <style:style style:name="T9" style:family="text">
      <style:text-properties fo:color="#ffffff" loext:opacity="100%" style:font-name="Times New Roman1" fo:font-weight="normal" officeooo:rsid="04f4fdb1" style:font-weight-asian="normal" style:font-weight-complex="normal"/>
    </style:style>
    <style:style style:name="T10" style:family="text">
      <style:text-properties fo:color="#ffffff" loext:opacity="100%" style:font-name="Times New Roman1" fo:font-weight="normal" officeooo:rsid="04722243" style:font-weight-asian="normal" style:font-weight-complex="normal"/>
    </style:style>
    <style:style style:name="T11" style:family="text">
      <style:text-properties fo:color="#ffffff" loext:opacity="100%" style:font-name="Times New Roman1" fo:font-weight="normal" officeooo:rsid="025fe4df" style:font-weight-asian="normal" style:font-weight-complex="normal"/>
    </style:style>
    <style:style style:name="T12" style:family="text">
      <style:text-properties fo:color="#ffffff" loext:opacity="100%" style:font-name="Times New Roman1" fo:font-weight="normal" officeooo:rsid="025df1e5" style:font-weight-asian="normal" style:font-weight-complex="normal"/>
    </style:style>
    <style:style style:name="T13" style:family="text">
      <style:text-properties fo:color="#ffffff" loext:opacity="100%" style:font-name="Times New Roman1" fo:font-weight="normal" officeooo:rsid="038561a8" style:font-weight-asian="normal" style:font-weight-complex="normal"/>
    </style:style>
    <style:style style:name="T14" style:family="text">
      <style:text-properties fo:color="#ffffff" loext:opacity="100%" style:font-name="Times New Roman1" fo:font-weight="normal" officeooo:rsid="02603484" style:font-weight-asian="normal" style:font-weight-complex="normal"/>
    </style:style>
    <style:style style:name="T15" style:family="text">
      <style:text-properties fo:color="#ffffff" loext:opacity="100%" style:font-name="Times New Roman1" fo:font-weight="normal" officeooo:rsid="047e913d" style:font-weight-asian="normal" style:font-weight-complex="normal"/>
    </style:style>
    <style:style style:name="T16" style:family="text">
      <style:text-properties fo:color="#ffffff" loext:opacity="100%" style:font-name="Times New Roman1" fo:font-weight="normal" officeooo:rsid="01ea1313" style:font-weight-asian="normal" style:font-weight-complex="normal"/>
    </style:style>
    <style:style style:name="T17" style:family="text">
      <style:text-properties fo:color="#ffffff" loext:opacity="100%" style:font-name="Times New Roman1" fo:font-weight="normal" officeooo:rsid="0221ced5" style:font-weight-asian="normal" style:font-weight-complex="normal"/>
    </style:style>
    <style:style style:name="T18" style:family="text">
      <style:text-properties fo:color="#ffffff" loext:opacity="100%" style:font-name="Times New Roman1" fo:font-weight="normal" officeooo:rsid="04cb0066" style:font-weight-asian="normal" style:font-weight-complex="normal"/>
    </style:style>
    <style:style style:name="T19" style:family="text">
      <style:text-properties fo:color="#ffffff" loext:opacity="100%" style:font-name="Times New Roman1" fo:font-weight="normal" officeooo:rsid="04997c1a" style:font-weight-asian="normal" style:font-weight-complex="normal"/>
    </style:style>
    <style:style style:name="T20" style:family="text">
      <style:text-properties fo:color="#ffffff" loext:opacity="100%" style:font-name="Times New Roman1" fo:font-weight="normal" officeooo:rsid="04da7fea" style:font-weight-asian="normal" style:font-weight-complex="normal"/>
    </style:style>
    <style:style style:name="T21" style:family="text">
      <style:text-properties fo:color="#ffffff" loext:opacity="100%" style:font-name="Times New Roman1" fo:font-weight="normal" officeooo:rsid="01f057a5" style:font-weight-asian="normal" style:font-weight-complex="normal"/>
    </style:style>
    <style:style style:name="T22" style:family="text">
      <style:text-properties fo:color="#ffffff" loext:opacity="100%" style:font-name="Times New Roman1" fo:font-weight="normal" officeooo:rsid="0234e078" style:font-weight-asian="normal" style:font-weight-complex="normal"/>
    </style:style>
    <style:style style:name="T23" style:family="text">
      <style:text-properties fo:color="#ffffff" loext:opacity="100%" style:font-name="Times New Roman1" fo:font-weight="bold" officeooo:rsid="04127835" style:font-weight-asian="bold" style:font-weight-complex="bold"/>
    </style:style>
    <style:style style:name="T24" style:family="text">
      <style:text-properties fo:color="#ffffff" loext:opacity="100%" style:font-name="Times New Roman1" fo:font-style="italic" fo:font-weight="normal" officeooo:rsid="047214c3" style:font-style-asian="italic" style:font-weight-asian="normal" style:font-style-complex="italic" style:font-weight-complex="normal"/>
    </style:style>
    <style:style style:name="T25" style:family="text">
      <style:text-properties fo:color="#ffffff" loext:opacity="100%" style:font-name="Times New Roman1" fo:font-style="italic" fo:font-weight="normal" officeooo:rsid="04722243" style:font-style-asian="italic" style:font-weight-asian="normal" style:font-style-complex="italic" style:font-weight-complex="normal"/>
    </style:style>
    <style:style style:name="T26" style:family="text">
      <style:text-properties fo:color="#ffffff" loext:opacity="100%" style:font-name="Times New Roman1" fo:font-style="normal" fo:font-weight="normal" officeooo:rsid="04722243" style:font-style-asian="normal" style:font-weight-asian="normal" style:font-style-complex="normal" style:font-weight-complex="normal"/>
    </style:style>
    <style:style style:name="T27" style:family="text">
      <style:text-properties fo:color="#ffffff" loext:opacity="100%" style:font-name="Times New Roman1" fo:font-style="normal" fo:font-weight="normal" officeooo:rsid="04740a9a" style:font-style-asian="normal" style:font-weight-asian="normal" style:font-style-complex="normal" style:font-weight-complex="normal"/>
    </style:style>
    <style:style style:name="T28" style:family="text">
      <style:text-properties fo:color="#ffffff" loext:opacity="100%" style:font-name="Times New Roman1" fo:font-style="normal" fo:font-weight="normal" officeooo:rsid="04751528" style:font-style-asian="normal" style:font-weight-asian="normal" style:font-style-complex="normal" style:font-weight-complex="normal"/>
    </style:style>
    <style:style style:name="T29" style:family="text">
      <style:text-properties fo:color="#ffffff" loext:opacity="100%" style:font-name="Times New Roman1" fo:font-style="normal" fo:font-weight="normal" officeooo:rsid="04766af9" style:font-style-asian="normal" style:font-weight-asian="normal" style:font-style-complex="normal" style:font-weight-complex="normal"/>
    </style:style>
    <style:style style:name="T30" style:family="text">
      <style:text-properties fo:color="#ffffff" loext:opacity="100%" style:font-name="Times New Roman1" fo:font-style="normal" style:text-underline-style="none" fo:font-weight="normal" officeooo:rsid="02d87bc8" style:font-style-asian="normal" style:font-weight-asian="normal" style:font-style-complex="normal" style:font-weight-complex="normal"/>
    </style:style>
    <style:style style:name="T31" style:family="text">
      <style:text-properties fo:color="#ffffff" loext:opacity="100%" style:font-name="Times New Roman1" fo:font-style="normal" style:text-underline-style="none" fo:font-weight="normal" officeooo:rsid="02d840d0" style:font-style-asian="normal" style:font-weight-asian="normal" style:font-style-complex="normal" style:font-weight-complex="normal"/>
    </style:style>
    <style:style style:name="T32" style:family="text">
      <style:text-properties fo:color="#ffffff" loext:opacity="100%" style:font-name="Times New Roman1" fo:font-style="normal" style:text-underline-style="none" fo:font-weight="normal" officeooo:rsid="023302f3" style:font-style-asian="normal" style:font-weight-asian="normal" style:font-style-complex="normal" style:font-weight-complex="normal"/>
    </style:style>
    <style:style style:name="T33" style:family="text">
      <style:text-properties fo:color="#ffffff" loext:opacity="100%" style:font-name="Times New Roman1" fo:font-style="normal" style:text-underline-style="none" fo:font-weight="normal" officeooo:rsid="025df1e5" style:font-style-asian="normal" style:font-weight-asian="normal" style:font-style-complex="normal" style:font-weight-complex="normal"/>
    </style:style>
    <style:style style:name="T34" style:family="text">
      <style:text-properties fo:color="#ffffff" loext:opacity="100%" style:font-name="Times New Roman1" fo:font-style="normal" style:text-underline-style="none" fo:font-weight="normal" officeooo:rsid="025c3466" style:font-style-asian="normal" style:font-weight-asian="normal" style:font-style-complex="normal" style:font-weight-complex="normal"/>
    </style:style>
    <style:style style:name="T35" style:family="text">
      <style:text-properties fo:color="#ffffff" loext:opacity="100%" style:font-name="Times New Roman1" fo:font-style="normal" style:text-underline-style="none" fo:font-weight="normal" officeooo:rsid="02603484" style:font-style-asian="normal" style:font-weight-asian="normal" style:font-style-complex="normal" style:font-weight-complex="normal"/>
    </style:style>
    <style:style style:name="T36" style:family="text">
      <style:text-properties fo:color="#ffffff" loext:opacity="100%" style:font-name="Times New Roman1" fo:font-style="normal" style:text-underline-style="none" fo:font-weight="normal" officeooo:rsid="04307001" style:font-style-asian="normal" style:font-weight-asian="normal" style:font-style-complex="normal" style:font-weight-complex="normal"/>
    </style:style>
    <style:style style:name="T37" style:family="text">
      <style:text-properties fo:color="#ffffff" loext:opacity="100%" style:font-name="Times New Roman1" fo:font-size="16pt" fo:font-weight="normal" officeooo:rsid="02217627" style:font-name-asian="Microsoft YaHei" style:font-size-asian="18.2000007629395pt" style:font-weight-asian="normal" style:font-name-complex="Arial Unicode MS" style:font-size-complex="18.2000007629395pt" style:font-weight-complex="normal"/>
    </style:style>
    <style:style style:name="T38" style:family="text">
      <style:text-properties fo:color="#ffffff" loext:opacity="100%" style:font-name="Times New Roman1" fo:font-size="12pt" fo:font-style="normal" style:text-underline-style="none" fo:font-weight="normal" officeooo:rsid="04b1e6a7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ffffff" loext:opacity="100%" style:font-name="Times New Roman1" fo:font-size="12pt" fo:font-style="normal" style:text-underline-style="none" fo:font-weight="normal" officeooo:rsid="02133f22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ffffff" loext:opacity="100%" style:font-name="Times New Roman1" officeooo:rsid="025bd030"/>
    </style:style>
    <style:style style:name="T41" style:family="text">
      <style:text-properties fo:color="#ffffff" loext:opacity="100%" style:font-name="Times New Roman1" officeooo:rsid="025cd88f"/>
    </style:style>
    <style:style style:name="T42" style:family="text">
      <style:text-properties fo:color="#ffffff" loext:opacity="100%" style:font-name="Times New Roman1" officeooo:rsid="0260cd39"/>
    </style:style>
    <style:style style:name="T43" style:family="text">
      <style:text-properties fo:color="#ffffff" loext:opacity="100%" style:font-name="Times New Roman1" officeooo:rsid="0261e2d2"/>
    </style:style>
    <style:style style:name="T44" style:family="text">
      <style:text-properties fo:color="#ffffff" loext:opacity="100%" style:font-name="Times New Roman1" officeooo:rsid="02634ec1"/>
    </style:style>
    <style:style style:name="T45" style:family="text">
      <style:text-properties fo:color="#ffffff" loext:opacity="100%" style:font-name="Times New Roman" fo:font-size="14pt" fo:font-weight="normal" officeooo:rsid="026b846f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46" style:family="text">
      <style:text-properties fo:color="#ffffff" loext:opacity="100%" officeooo:rsid="027b4a63"/>
    </style:style>
    <style:style style:name="T47" style:family="text">
      <style:text-properties officeooo:rsid="01c0be4b"/>
    </style:style>
    <style:style style:name="T48" style:family="text">
      <style:text-properties officeooo:rsid="01c73bfc"/>
    </style:style>
    <style:style style:name="T49" style:family="text">
      <style:text-properties officeooo:rsid="019aadfc"/>
    </style:style>
    <style:style style:name="T50" style:family="text">
      <style:text-properties officeooo:rsid="00199929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18dc5b4"/>
    </style:style>
    <style:style style:name="T53" style:family="text">
      <style:text-properties officeooo:rsid="017e676e"/>
    </style:style>
    <style:style style:name="T54" style:family="text">
      <style:text-properties officeooo:rsid="01921852"/>
    </style:style>
    <style:style style:name="T55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fo:font-weight="normal" officeooo:rsid="030453c4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fo:font-weight="normal" officeooo:rsid="0495db9e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fo:font-weight="normal" officeooo:rsid="03064634" style:font-size-asian="12pt" style:font-weight-asian="normal" style:font-size-complex="12pt" style:font-weight-complex="normal"/>
    </style:style>
    <style:style style:name="T59" style:family="text">
      <style:text-properties style:font-name="Times New Roman1" fo:font-size="12pt" fo:font-weight="normal" officeooo:rsid="03247618" style:font-size-asian="12pt" style:font-weight-asian="normal" style:font-size-complex="12pt" style:font-weight-complex="normal"/>
    </style:style>
    <style:style style:name="T60" style:family="text">
      <style:text-properties style:font-name="Times New Roman1" fo:font-size="12pt" fo:font-weight="normal" officeooo:rsid="0314d0d5" style:font-size-asian="12pt" style:font-weight-asian="normal" style:font-size-complex="12pt" style:font-weight-complex="normal"/>
    </style:style>
    <style:style style:name="T61" style:family="text">
      <style:text-properties style:font-name="Times New Roman1" fo:font-size="12pt" fo:font-weight="normal" officeooo:rsid="03092366" style:font-size-asian="12pt" style:font-weight-asian="normal" style:font-size-complex="12pt" style:font-weight-complex="normal"/>
    </style:style>
    <style:style style:name="T62" style:family="text">
      <style:text-properties style:font-name="Times New Roman1" fo:font-size="12pt" fo:font-weight="normal" officeooo:rsid="04bbb66f" style:font-size-asian="12pt" style:font-weight-asian="normal" style:font-size-complex="12pt" style:font-weight-complex="normal"/>
    </style:style>
    <style:style style:name="T63" style:family="text">
      <style:text-properties style:font-name="Times New Roman1" fo:font-size="12pt" fo:font-weight="normal" officeooo:rsid="04e85503" style:font-size-asian="12pt" style:font-weight-asian="normal" style:font-size-complex="12pt" style:font-weight-complex="normal"/>
    </style:style>
    <style:style style:name="T64" style:family="text">
      <style:text-properties style:font-name="Times New Roman1" fo:font-size="12pt" fo:font-weight="normal" officeooo:rsid="0322dc1d" style:font-size-asian="12pt" style:font-weight-asian="normal" style:font-size-complex="12pt" style:font-weight-complex="normal"/>
    </style:style>
    <style:style style:name="T65" style:family="text">
      <style:text-properties style:font-name="Times New Roman1" fo:font-size="12pt" fo:font-weight="normal" officeooo:rsid="048e1dad" style:font-size-asian="12pt" style:font-weight-asian="normal" style:font-size-complex="12pt" style:font-weight-complex="normal"/>
    </style:style>
    <style:style style:name="T66" style:family="text">
      <style:text-properties style:font-name="Times New Roman1" fo:font-size="12pt" fo:font-style="normal" style:text-underline-style="none" fo:font-weight="normal" officeooo:rsid="04ae163f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1" fo:font-size="12pt" fo:font-style="normal" style:text-underline-style="none" fo:font-weight="normal" officeooo:rsid="04e77324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1" fo:font-size="12pt" fo:font-style="normal" style:text-underline-style="none" fo:font-weight="normal" officeooo:rsid="020b7188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1" fo:font-size="12pt" fo:font-style="normal" style:text-underline-style="none" fo:font-weight="normal" officeooo:rsid="04bbb66f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1" fo:font-size="12pt" fo:font-style="normal" style:text-underline-style="none" fo:font-weight="normal" officeooo:rsid="02af7d83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1" fo:font-style="normal" fo:font-weight="normal" officeooo:rsid="04d747b4" style:font-style-asian="normal" style:font-weight-asian="normal" style:font-style-complex="normal" style:font-weight-complex="normal"/>
    </style:style>
    <style:style style:name="T72" style:family="text">
      <style:text-properties style:font-name="Times New Roman1" fo:font-style="normal" fo:font-weight="normal" officeooo:rsid="04e4f3ae" style:font-style-asian="normal" style:font-weight-asian="normal" style:font-style-complex="normal" style:font-weight-complex="normal"/>
    </style:style>
    <style:style style:name="T73" style:family="text">
      <style:text-properties style:font-name="Times New Roman1" fo:font-style="normal" fo:font-weight="normal" officeooo:rsid="01f4b8cd" style:font-style-asian="normal" style:font-weight-asian="normal" style:font-style-complex="normal" style:font-weight-complex="normal"/>
    </style:style>
    <style:style style:name="T74" style:family="text">
      <style:text-properties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Times New Roman1" fo:font-style="normal" style:text-underline-style="none" fo:font-weight="normal" officeooo:rsid="04cb6fbf" style:font-style-asian="normal" style:font-weight-asian="normal" style:font-style-complex="normal" style:font-weight-complex="normal"/>
    </style:style>
    <style:style style:name="T76" style:family="text">
      <style:text-properties style:font-name="Times New Roman1" fo:font-style="normal" style:text-underline-style="none" fo:font-weight="normal" officeooo:rsid="01eb6207" style:font-style-asian="normal" style:font-weight-asian="normal" style:font-style-complex="normal" style:font-weight-complex="normal"/>
    </style:style>
    <style:style style:name="T77" style:family="text">
      <style:text-properties style:font-name="Times New Roman1" fo:font-style="normal" style:text-underline-style="none" fo:font-weight="normal" officeooo:rsid="04805e64" style:font-style-asian="normal" style:font-weight-asian="normal" style:font-style-complex="normal" style:font-weight-complex="normal"/>
    </style:style>
    <style:style style:name="T78" style:family="text">
      <style:text-properties style:font-name="Times New Roman1" fo:font-style="normal" style:text-underline-style="none" fo:font-weight="normal" officeooo:rsid="02366b29" style:font-style-asian="normal" style:font-weight-asian="normal" style:font-style-complex="normal" style:font-weight-complex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4307001" style:font-weight-asian="normal" style:font-weight-complex="normal"/>
    </style:style>
    <style:style style:name="T81" style:family="text">
      <style:text-properties fo:font-weight="normal" officeooo:rsid="048d9fc2" style:font-weight-asian="normal" style:font-weight-complex="normal"/>
    </style:style>
    <style:style style:name="T82" style:family="text">
      <style:text-properties fo:font-weight="normal" officeooo:rsid="02c72c2a" style:font-weight-asian="normal" style:font-weight-complex="normal"/>
    </style:style>
    <style:style style:name="T83" style:family="text">
      <style:text-properties fo:font-weight="normal" officeooo:rsid="03212267" style:font-weight-asian="normal" style:font-weight-complex="normal"/>
    </style:style>
    <style:style style:name="T84" style:family="text">
      <style:text-properties fo:font-weight="normal" officeooo:rsid="04950441" style:font-weight-asian="normal" style:font-weight-complex="normal"/>
    </style:style>
    <style:style style:name="T85" style:family="text">
      <style:text-properties fo:font-weight="normal" officeooo:rsid="048eaf2a" style:font-weight-asian="normal" style:font-weight-complex="normal"/>
    </style:style>
    <style:style style:name="T86" style:family="text">
      <style:text-properties fo:font-weight="normal" officeooo:rsid="020f22b4" style:font-weight-asian="normal" style:font-weight-complex="normal"/>
    </style:style>
    <style:style style:name="T87" style:family="text">
      <style:text-properties fo:font-weight="normal" officeooo:rsid="03216d6d" style:font-weight-asian="normal" style:font-weight-complex="normal"/>
    </style:style>
    <style:style style:name="T88" style:family="text">
      <style:text-properties fo:font-weight="normal" officeooo:rsid="02c7da6b" style:font-weight-asian="normal" style:font-weight-complex="normal"/>
    </style:style>
    <style:style style:name="T89" style:family="text">
      <style:text-properties fo:font-weight="normal" officeooo:rsid="0266e6bb" style:font-weight-asian="normal" style:font-weight-complex="normal"/>
    </style:style>
    <style:style style:name="T90" style:family="text">
      <style:text-properties fo:font-weight="normal" officeooo:rsid="0485b205" style:font-weight-asian="normal" style:font-weight-complex="normal"/>
    </style:style>
    <style:style style:name="T91" style:family="text">
      <style:text-properties fo:font-weight="normal" officeooo:rsid="0486fd5e" style:font-weight-asian="normal" style:font-weight-complex="normal"/>
    </style:style>
    <style:style style:name="T92" style:family="text">
      <style:text-properties fo:font-weight="normal" officeooo:rsid="0488b4c0" style:font-weight-asian="normal" style:font-weight-complex="normal"/>
    </style:style>
    <style:style style:name="T93" style:family="text">
      <style:text-properties fo:font-weight="normal" officeooo:rsid="048b3390" style:font-weight-asian="normal" style:font-weight-complex="normal"/>
    </style:style>
    <style:style style:name="T94" style:family="text">
      <style:text-properties fo:font-weight="normal" officeooo:rsid="048856d6" style:font-weight-asian="normal" style:font-weight-complex="normal"/>
    </style:style>
    <style:style style:name="T95" style:family="text">
      <style:text-properties fo:font-weight="normal" officeooo:rsid="048ff03c" style:font-weight-asian="normal" style:font-weight-complex="normal"/>
    </style:style>
    <style:style style:name="T96" style:family="text">
      <style:text-properties fo:font-weight="normal" officeooo:rsid="049112d8" style:font-weight-asian="normal" style:font-weight-complex="normal"/>
    </style:style>
    <style:style style:name="T97" style:family="text">
      <style:text-properties fo:font-weight="normal" officeooo:rsid="04953015" style:font-weight-asian="normal" style:font-weight-complex="normal"/>
    </style:style>
    <style:style style:name="T98" style:family="text">
      <style:text-properties fo:font-weight="normal" officeooo:rsid="04920854" style:font-weight-asian="normal" style:font-weight-complex="normal"/>
    </style:style>
    <style:style style:name="T99" style:family="text">
      <style:text-properties fo:font-weight="normal" officeooo:rsid="0493b538" style:font-weight-asian="normal" style:font-weight-complex="normal"/>
    </style:style>
    <style:style style:name="T100" style:family="text">
      <style:text-properties fo:font-weight="normal" officeooo:rsid="039eb57d" style:font-weight-asian="normal" style:font-weight-complex="normal"/>
    </style:style>
    <style:style style:name="T101" style:family="text">
      <style:text-properties fo:font-weight="normal" officeooo:rsid="04a690cd" style:font-weight-asian="normal" style:font-weight-complex="normal"/>
    </style:style>
    <style:style style:name="T102" style:family="text">
      <style:text-properties fo:font-weight="normal" officeooo:rsid="04f38c87" style:font-weight-asian="normal" style:font-weight-complex="normal"/>
    </style:style>
    <style:style style:name="T103" style:family="text">
      <style:text-properties fo:font-weight="normal" officeooo:rsid="04a866b2" style:font-weight-asian="normal" style:font-weight-complex="normal"/>
    </style:style>
    <style:style style:name="T104" style:family="text">
      <style:text-properties fo:font-weight="normal" officeooo:rsid="04b62e9d" style:font-weight-asian="normal" style:font-weight-complex="normal"/>
    </style:style>
    <style:style style:name="T105" style:family="text">
      <style:text-properties fo:font-weight="normal" officeooo:rsid="04da7fea" style:font-weight-asian="normal" style:font-weight-complex="normal"/>
    </style:style>
    <style:style style:name="T106" style:family="text">
      <style:text-properties fo:font-weight="normal" officeooo:rsid="04bbb66f" style:font-weight-asian="normal" style:font-weight-complex="normal"/>
    </style:style>
    <style:style style:name="T107" style:family="text">
      <style:text-properties fo:font-weight="normal" officeooo:rsid="04f7cdd2" style:font-weight-asian="normal" style:font-weight-complex="normal"/>
    </style:style>
    <style:style style:name="T108" style:family="text">
      <style:text-properties fo:font-weight="normal" officeooo:rsid="04f97558" style:font-weight-asian="normal" style:font-weight-complex="normal"/>
    </style:style>
    <style:style style:name="T109" style:family="text">
      <style:text-properties fo:font-weight="normal" officeooo:rsid="04c56d0c" style:font-weight-asian="normal" style:font-weight-complex="normal"/>
    </style:style>
    <style:style style:name="T110" style:family="text">
      <style:text-properties fo:font-weight="normal" officeooo:rsid="01f429c9" style:font-weight-asian="normal" style:font-weight-complex="normal"/>
    </style:style>
    <style:style style:name="T111" style:family="text">
      <style:text-properties fo:font-weight="normal" officeooo:rsid="01f67d6b" style:font-weight-asian="normal" style:font-weight-complex="normal"/>
    </style:style>
    <style:style style:name="T112" style:family="text">
      <style:text-properties fo:font-weight="normal" officeooo:rsid="01fcf99b" style:font-weight-asian="normal" style:font-weight-complex="normal"/>
    </style:style>
    <style:style style:name="T113" style:family="text">
      <style:text-properties fo:font-weight="normal" officeooo:rsid="01fdb166" style:font-weight-asian="normal" style:font-weight-complex="normal"/>
    </style:style>
    <style:style style:name="T114" style:family="text">
      <style:text-properties fo:font-weight="normal" officeooo:rsid="02025f5b" style:font-weight-asian="normal" style:font-weight-complex="normal"/>
    </style:style>
    <style:style style:name="T115" style:family="text">
      <style:text-properties fo:font-weight="normal" officeooo:rsid="020ec595" style:font-weight-asian="normal" style:font-weight-complex="normal"/>
    </style:style>
    <style:style style:name="T116" style:family="text">
      <style:text-properties fo:font-weight="normal" officeooo:rsid="020ffdd3" style:font-weight-asian="normal" style:font-weight-complex="normal"/>
    </style:style>
    <style:style style:name="T117" style:family="text">
      <style:text-properties fo:font-weight="normal" officeooo:rsid="02204a46" style:font-weight-asian="normal" style:font-weight-complex="normal"/>
    </style:style>
    <style:style style:name="T118" style:family="text">
      <style:text-properties fo:font-weight="normal" officeooo:rsid="0236ca37" style:font-weight-asian="normal" style:font-weight-complex="normal"/>
    </style:style>
    <style:style style:name="T119" style:family="text">
      <style:text-properties fo:font-weight="normal" officeooo:rsid="024579b6" style:font-weight-asian="normal" style:font-weight-complex="normal"/>
    </style:style>
    <style:style style:name="T120" style:family="text">
      <style:text-properties fo:font-weight="normal" officeooo:rsid="0246cc3e" style:font-weight-asian="normal" style:font-weight-complex="normal"/>
    </style:style>
    <style:style style:name="T121" style:family="text">
      <style:text-properties fo:font-weight="normal" officeooo:rsid="026b846f" style:font-weight-asian="normal" style:font-weight-complex="normal"/>
    </style:style>
    <style:style style:name="T122" style:family="text">
      <style:text-properties fo:font-weight="normal" officeooo:rsid="026cb459" style:font-weight-asian="normal" style:font-weight-complex="normal"/>
    </style:style>
    <style:style style:name="T123" style:family="text">
      <style:text-properties fo:font-weight="normal" officeooo:rsid="026d2026" style:font-weight-asian="normal" style:font-weight-complex="normal"/>
    </style:style>
    <style:style style:name="T124" style:family="text">
      <style:text-properties fo:font-weight="normal" officeooo:rsid="026dcfee" style:font-weight-asian="normal" style:font-weight-complex="normal"/>
    </style:style>
    <style:style style:name="T125" style:family="text">
      <style:text-properties fo:font-weight="normal" officeooo:rsid="0270ec9e" style:font-weight-asian="normal" style:font-weight-complex="normal"/>
    </style:style>
    <style:style style:name="T126" style:family="text">
      <style:text-properties fo:font-style="italic" fo:font-weight="normal" officeooo:rsid="020489e4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4775471" style:font-style-asian="italic" style:font-weight-asian="normal" style:font-style-complex="italic" style:font-weight-complex="normal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24de902" style:font-style-asian="italic" style:font-style-complex="italic"/>
    </style:style>
    <style:style style:name="T130" style:family="text">
      <style:text-properties fo:font-style="italic" style:text-underline-style="none" fo:font-weight="normal" officeooo:rsid="02382881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solid" style:text-underline-width="auto" style:text-underline-color="font-color" officeooo:rsid="020489e4" style:font-style-asian="italic" style:font-style-complex="italic"/>
    </style:style>
    <style:style style:name="T132" style:family="text">
      <style:text-properties fo:font-style="italic" style:text-underline-style="solid" style:text-underline-width="auto" style:text-underline-color="font-color" officeooo:rsid="049861db" style:font-style-asian="italic" style:font-style-complex="italic"/>
    </style:style>
    <style:style style:name="T133" style:family="text">
      <style:text-properties fo:font-style="italic" style:text-underline-style="solid" style:text-underline-width="auto" style:text-underline-color="font-color" officeooo:rsid="01ff61b8" style:font-style-asian="italic" style:font-style-complex="italic"/>
    </style:style>
    <style:style style:name="T1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75152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77547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0489e4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360ae5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fb39db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2f53aa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7868b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d4f787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331388" style:font-style-asian="normal" style:font-weight-asian="normal" style:font-style-complex="normal" style:font-weight-complex="normal"/>
    </style:style>
    <style:style style:name="T144" style:family="text">
      <style:text-properties fo:font-style="normal" officeooo:rsid="04775471" style:font-style-asian="normal" style:font-style-complex="normal"/>
    </style:style>
    <style:style style:name="T1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2382881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471931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23eecc4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4718111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25fe4df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4a51868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20489e4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49861db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1eee19b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1f32a55" style:font-style-asian="normal" style:font-weight-asian="normal" style:font-style-complex="normal" style:font-weight-complex="normal"/>
    </style:style>
    <style:style style:name="T156" style:family="text">
      <style:text-properties officeooo:rsid="0361a183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fo:font-size="12pt" officeooo:rsid="01ee76ef" style:font-size-asian="12pt" style:font-size-complex="12pt"/>
    </style:style>
    <style:style style:name="T159" style:family="text">
      <style:text-properties fo:font-size="12pt" officeooo:rsid="04b4d170" style:font-size-asian="12pt" style:font-size-complex="12pt"/>
    </style:style>
    <style:style style:name="T160" style:family="text">
      <style:text-properties fo:font-size="12pt" officeooo:rsid="02115716" style:font-size-asian="12pt" style:font-size-complex="12pt"/>
    </style:style>
    <style:style style:name="T161" style:family="text">
      <style:text-properties fo:font-size="12pt" officeooo:rsid="04ae58d1" style:font-size-asian="12pt" style:font-size-complex="12pt"/>
    </style:style>
    <style:style style:name="T162" style:family="text">
      <style:text-properties fo:font-size="12pt" fo:font-weight="normal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254e19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25610a0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4a60612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2728b3b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256a61f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4d747b4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4b35aeb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2b00599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2d01db0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4c379c9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2099ee2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24de902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2686712" style:font-size-asian="12pt" style:font-weight-asian="normal" style:font-size-complex="12pt" style:font-weight-complex="normal"/>
    </style:style>
    <style:style style:name="T176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size="12pt" fo:font-style="normal" style:text-underline-style="none" fo:font-weight="normal" officeooo:rsid="030453c4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size="12pt" fo:font-style="normal" style:text-underline-style="none" fo:font-weight="normal" officeooo:rsid="03064634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size="12pt" fo:font-style="normal" style:text-underline-style="none" fo:font-weight="normal" officeooo:rsid="030adeea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size="12pt" fo:font-style="normal" style:text-underline-style="none" fo:font-weight="normal" officeooo:rsid="020ec595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size="12pt" officeooo:rsid="02217627" style:font-name-asian="Microsoft YaHei" style:font-size-asian="12pt" style:font-name-complex="Arial Unicode MS" style:font-size-complex="12pt"/>
    </style:style>
    <style:style style:name="T182" style:family="text">
      <style:text-properties officeooo:rsid="005823d9"/>
    </style:style>
    <style:style style:name="T183" style:family="text">
      <style:text-properties officeooo:rsid="04bbb66f"/>
    </style:style>
    <style:style style:name="T184" style:family="text">
      <style:text-properties officeooo:rsid="04faa981"/>
    </style:style>
    <style:style style:name="T185" style:family="text">
      <style:text-properties officeooo:rsid="04faeb49"/>
    </style:style>
    <style:style style:name="T186" style:family="text">
      <style:text-properties officeooo:rsid="01ea1313"/>
    </style:style>
    <style:style style:name="T187" style:family="text">
      <style:text-properties officeooo:rsid="02009849"/>
    </style:style>
    <style:style style:name="T188" style:family="text">
      <style:text-properties officeooo:rsid="020a45d8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officeooo:rsid="020ffdd3"/>
    </style:style>
    <style:style style:name="T191" style:family="text">
      <style:text-properties style:font-name="Times New Roman1" fo:font-weight="normal" style:font-weight-asian="normal" style:font-weight-complex="normal"/>
    </style:style>
    <style:style style:name="T192" style:family="text">
      <style:text-properties style:font-name="Times New Roman1" fo:font-weight="normal" officeooo:rsid="020ffdd3" style:font-weight-asian="normal" style:font-weight-complex="normal"/>
    </style:style>
    <style:style style:name="T193" style:family="text">
      <style:text-properties style:font-name="Times New Roman1" fo:font-style="normal" fo:font-weight="normal" officeooo:rsid="02331388" style:font-style-asian="normal" style:font-weight-asian="normal" style:font-style-complex="normal" style:font-weight-complex="normal"/>
    </style:style>
    <style:style style:name="T194" style:family="text">
      <style:text-properties style:font-name="Times New Roman1" fo:font-style="normal" fo:font-weight="normal" officeooo:rsid="023326ab" style:font-style-asian="normal" style:font-weight-asian="normal" style:font-style-complex="normal" style:font-weight-complex="normal"/>
    </style:style>
    <style:style style:name="T195" style:family="text">
      <style:text-properties style:font-name="Times New Roman1" fo:font-size="12pt" fo:font-style="normal" style:text-underline-style="none" fo:font-weight="normal" officeooo:rsid="0260cd39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style:font-name="Times New Roman1" officeooo:rsid="0260cd39"/>
    </style:style>
    <style:style style:name="T197" style:family="text">
      <style:text-properties style:font-name="Times New Roman1" officeooo:rsid="0261e2d2"/>
    </style:style>
    <style:style style:name="T198" style:family="text">
      <style:text-properties officeooo:rsid="021537ad"/>
    </style:style>
    <style:style style:name="T199" style:family="text">
      <style:text-properties officeooo:rsid="021eac53"/>
    </style:style>
    <style:style style:name="T200" style:family="text">
      <style:text-properties officeooo:rsid="02211690"/>
    </style:style>
    <style:style style:name="T201" style:family="text">
      <style:text-properties officeooo:rsid="0223336e"/>
    </style:style>
    <style:style style:name="T202" style:family="text">
      <style:text-properties officeooo:rsid="022783f8"/>
    </style:style>
    <style:style style:name="T203" style:family="text">
      <style:text-properties style:font-name="Times New Roman" fo:font-size="14pt" fo:font-weight="normal" officeooo:rsid="024a49e4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204" style:family="text">
      <style:text-properties officeooo:rsid="022cda2e"/>
    </style:style>
    <style:style style:name="T205" style:family="text">
      <style:text-properties officeooo:rsid="023e92aa"/>
    </style:style>
    <style:style style:name="T206" style:family="text">
      <style:text-properties officeooo:rsid="02401d19"/>
    </style:style>
    <style:style style:name="T207" style:family="text">
      <style:text-properties officeooo:rsid="02414682"/>
    </style:style>
    <style:style style:name="T208" style:family="text">
      <style:text-properties officeooo:rsid="0243aa4c"/>
    </style:style>
    <style:style style:name="T209" style:family="text">
      <style:text-properties officeooo:rsid="0244cd79"/>
    </style:style>
    <style:style style:name="T210" style:family="text">
      <style:text-properties officeooo:rsid="04da41a1"/>
    </style:style>
    <style:style style:name="T211" style:family="text">
      <style:text-properties officeooo:rsid="024d22f2"/>
    </style:style>
    <style:style style:name="T212" style:family="text">
      <style:text-properties style:font-name="Times New Roman2" officeooo:rsid="024d22f2"/>
    </style:style>
    <style:style style:name="T213" style:family="text">
      <style:text-properties officeooo:rsid="024de902"/>
    </style:style>
    <style:style style:name="T214" style:family="text">
      <style:text-properties officeooo:rsid="024ea5fd"/>
    </style:style>
    <style:style style:name="T215" style:family="text">
      <style:text-properties officeooo:rsid="0251a06d"/>
    </style:style>
    <style:style style:name="T216" style:family="text">
      <style:text-properties officeooo:rsid="04ef0a5c"/>
    </style:style>
    <style:style style:name="T217" style:family="text">
      <style:text-properties officeooo:rsid="02526e6f"/>
    </style:style>
    <style:style style:name="T218" style:family="text">
      <style:text-properties officeooo:rsid="02540e1d"/>
    </style:style>
    <style:style style:name="T219" style:family="text">
      <style:text-properties officeooo:rsid="02556aa5"/>
    </style:style>
    <style:style style:name="T220" style:family="text">
      <style:text-properties officeooo:rsid="02559ec9"/>
    </style:style>
    <style:style style:name="T221" style:family="text">
      <style:text-properties officeooo:rsid="0255a3e9"/>
    </style:style>
    <style:style style:name="T222" style:family="text">
      <style:text-properties officeooo:rsid="0257a012"/>
    </style:style>
    <style:style style:name="T223" style:family="text">
      <style:text-properties officeooo:rsid="0260cd39"/>
    </style:style>
    <style:style style:name="T224" style:family="text">
      <style:text-properties officeooo:rsid="02647f4b"/>
    </style:style>
    <style:style style:name="T225" style:family="text">
      <style:text-properties fo:font-size="8pt" officeooo:rsid="0266317c" style:font-size-asian="8pt" style:font-size-complex="8pt"/>
    </style:style>
    <style:style style:name="T226" style:family="text">
      <style:text-properties officeooo:rsid="0266f768"/>
    </style:style>
    <style:style style:name="T227" style:family="text">
      <style:text-properties officeooo:rsid="026cb459"/>
    </style:style>
    <style:style style:name="T228" style:family="text">
      <style:text-properties officeooo:rsid="026e1e40"/>
    </style:style>
    <style:style style:name="T229" style:family="text">
      <style:text-properties officeooo:rsid="026fb4e4"/>
    </style:style>
    <style:style style:name="T230" style:family="text">
      <style:text-properties officeooo:rsid="02758850"/>
    </style:style>
    <style:style style:name="T231" style:family="text">
      <style:text-properties officeooo:rsid="027735d0"/>
    </style:style>
    <style:style style:name="T2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36393e" style:editable="false">
        <style:columns fo:column-count="2" fo:column-gap="0.2in">
          <style:column-sep style:width="0.0035in" style:color="#ffffff" style:height="100%" style:style="solid"/>
          <style:column style:rel-width="2553*" fo:start-indent="0in" fo:end-indent="0.1in"/>
          <style:column style:rel-width="2553*" fo:start-indent="0.1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ffffff" draw:opacity="25%" draw:auto-grow-height="false" draw:auto-grow-width="false" fo:min-height="0.763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fffff" draw:opacity="25%" draw:auto-grow-height="false" draw:auto-grow-width="false" fo:min-height="0.4945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ffff" draw:opacity="25%" draw:auto-grow-height="false" draw:auto-grow-width="false" fo:min-height="0.806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fffff" draw:opacity="25%" draw:auto-grow-height="false" draw:auto-grow-width="false" fo:min-height="0.8264in" fo:min-width="7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="none" draw:textarea-horizontal-align="justify" draw:textarea-vertical-align="middle" draw:auto-grow-height="false" fo:min-height="0.3835in" fo:min-width="7.4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098in" svg:stroke-color="#ffffff" draw:marker-start-width="0.1547in" draw:marker-end-width="0.1547in" draw:fill="none" draw:fill-color="#ffffff" draw:textarea-vertical-align="middle" fo:min-height="0.252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098in" svg:stroke-color="#ffffff" draw:marker-start-width="0.1535in" draw:marker-end-width="0.1535in" draw:fill="none" draw:fill-color="#ffffff" draw:textarea-vertical-align="middle" fo:min-height="0.253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098in" svg:stroke-color="#ffffff" draw:marker-start-width="0.1535in" draw:marker-end-width="0.1535in" draw:fill="none" draw:fill-color="#ffffff" draw:textarea-vertical-align="middle" fo:min-height="0.252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098in" svg:stroke-color="#ffffff" draw:marker-start-width="0.1535in" draw:marker-end-width="0.1535in" draw:fill="none" draw:textarea-horizontal-align="justify" draw:textarea-vertical-align="middle" draw:auto-grow-height="false" fo:min-height="1.0917in" fo:min-width="7.4819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7">Table of Contents</text:p>
          </text:index-title>
          <text:p text:style-name="P15"><text:a xlink:type="simple" xlink:href="#__RefHeading___Toc2192_64810193" text:style-name="Index_20_Link" text:visited-style-name="Index_20_Link"><text:span text:style-name="Numbering_20_Symbols"><text:s/>1. </text:span></text:a><text:a xlink:type="simple" xlink:href="#__RefHeading___Toc2192_64810193" text:style-name="Index_20_Link" text:visited-style-name="Index_20_Link">Background<text:tab/>2</text:a></text:p>
          <text:p text:style-name="P15"><text:a xlink:type="simple" xlink:href="#__RefHeading___Toc2194_64810193" text:style-name="Index_20_Link" text:visited-style-name="Index_20_Link"><text:span text:style-name="Numbering_20_Symbols"><text:s/>2. </text:span></text:a><text:a xlink:type="simple" xlink:href="#__RefHeading___Toc2194_64810193" text:style-name="Index_20_Link" text:visited-style-name="Index_20_Link">Overview</text:a><text:a xlink:type="simple" xlink:href="#__RefHeading___Toc2194_64810193" text:style-name="Index_20_Link" text:visited-style-name="Index_20_Link"><text:tab/>2</text:a></text:p>
          <text:p text:style-name="P15"><text:a xlink:type="simple" xlink:href="#__RefHeading___Toc3174_64810193" text:style-name="Index_20_Link" text:visited-style-name="Index_20_Link"><text:span text:style-name="Numbering_20_Symbols"><text:s/>3. </text:span></text:a><text:a xlink:type="simple" xlink:href="#__RefHeading___Toc3174_64810193" text:style-name="Index_20_Link" text:visited-style-name="Index_20_Link">Tournament Host<text:tab/>2</text:a></text:p>
          <text:p text:style-name="P15"><text:a xlink:type="simple" xlink:href="#__RefHeading___Toc3176_64810193" text:style-name="Index_20_Link" text:visited-style-name="Index_20_Link"><text:span text:style-name="Numbering_20_Symbols"><text:s/>4. </text:span></text:a><text:a xlink:type="simple" xlink:href="#__RefHeading___Toc3176_64810193" text:style-name="Index_20_Link" text:visited-style-name="Index_20_Link">Prize Money<text:tab/>2</text:a></text:p>
          <text:p text:style-name="P16"><text:a xlink:type="simple" xlink:href="#__RefHeading___Toc3178_64810193" text:style-name="Index_20_Link" text:visited-style-name="Index_20_Link"><text:s/>4.A. Total Prize Pool<text:tab/>2</text:a></text:p>
          <text:p text:style-name="P16"><text:a xlink:type="simple" xlink:href="#__RefHeading___Toc3285_64810193" text:style-name="Index_20_Link" text:visited-style-name="Index_20_Link"><text:s/>4.B. Disbursement<text:tab/>2</text:a></text:p>
          <text:p text:style-name="P16"><text:a xlink:type="simple" xlink:href="#__RefHeading___Toc3180_64810193" text:style-name="Index_20_Link" text:visited-style-name="Index_20_Link"><text:s/>4.C. Distribution<text:tab/>2</text:a></text:p>
          <text:p text:style-name="P15"><text:a xlink:type="simple" xlink:href="#__RefHeading___Toc3370_64810193" text:style-name="Index_20_Link" text:visited-style-name="Index_20_Link"><text:span text:style-name="Numbering_20_Symbols"><text:s/>5. </text:span></text:a><text:a xlink:type="simple" xlink:href="#__RefHeading___Toc3370_64810193" text:style-name="Index_20_Link" text:visited-style-name="Index_20_Link">Timeline<text:tab/>3</text:a></text:p>
          <text:p text:style-name="P15"><text:a xlink:type="simple" xlink:href="#__RefHeading___Toc3576_64810193" text:style-name="Index_20_Link" text:visited-style-name="Index_20_Link"><text:span text:style-name="Numbering_20_Symbols"><text:s/>6. </text:span></text:a><text:a xlink:type="simple" xlink:href="#__RefHeading___Toc3576_64810193" text:style-name="Index_20_Link" text:visited-style-name="Index_20_Link">Bracketing Structure<text:tab/>3</text:a></text:p>
          <text:p text:style-name="P16"><text:a xlink:type="simple" xlink:href="#__RefHeading___Toc3578_64810193" text:style-name="Index_20_Link" text:visited-style-name="Index_20_Link"><text:s/>6.A. Eligibility to Register<text:tab/>3</text:a></text:p>
          <text:p text:style-name="P16"><text:a xlink:type="simple" xlink:href="#__RefHeading___Toc3580_64810193" text:style-name="Index_20_Link" text:visited-style-name="Index_20_Link"><text:s/>6.B. Tournament Elo<text:tab/>3</text:a></text:p>
          <text:p text:style-name="P16"><text:a xlink:type="simple" xlink:href="#__RefHeading___Toc3582_64810193" text:style-name="Index_20_Link" text:visited-style-name="Index_20_Link"><text:s/>6.C. Number of Divisions<text:tab/>3</text:a></text:p>
          <text:p text:style-name="P16"><text:a xlink:type="simple" xlink:href="#__RefHeading___Toc3584_64810193" text:style-name="Index_20_Link" text:visited-style-name="Index_20_Link"><text:s/>6.D. Neighborly Matchmaking<text:tab/>4</text:a></text:p>
          <text:p text:style-name="P16"><text:a xlink:type="simple" xlink:href="#__RefHeading___Toc3687_64810193" text:style-name="Index_20_Link" text:visited-style-name="Index_20_Link"><text:s/>6.E. Handicap Correction<text:tab/>4</text:a></text:p>
          <text:p text:style-name="P15"><text:a xlink:type="simple" xlink:href="#__RefHeading___Toc3689_64810193" text:style-name="Index_20_Link" text:visited-style-name="Index_20_Link"><text:span text:style-name="Numbering_20_Symbols"><text:s/>7. </text:span></text:a><text:a xlink:type="simple" xlink:href="#__RefHeading___Toc3689_64810193" text:style-name="Index_20_Link" text:visited-style-name="Index_20_Link">League Format<text:tab/>4</text:a></text:p>
          <text:p text:style-name="P16"><text:a xlink:type="simple" xlink:href="#__RefHeading___Toc3812_64810193" text:style-name="Index_20_Link" text:visited-style-name="Index_20_Link"><text:s/>7.A. Play-Frequency<text:tab/>4</text:a></text:p>
          <text:p text:style-name="P16"><text:a xlink:type="simple" xlink:href="#__RefHeading___Toc3814_64810193" text:style-name="Index_20_Link" text:visited-style-name="Index_20_Link"><text:s/>7.B. Set Size<text:tab/>4</text:a></text:p>
          <text:p text:style-name="P16"><text:a xlink:type="simple" xlink:href="#__RefHeading___Toc3816_64810193" text:style-name="Index_20_Link" text:visited-style-name="Index_20_Link"><text:s/>7.C. Selecting Maps<text:tab/>4</text:a></text:p>
          <text:p text:style-name="P16"><text:a xlink:type="simple" xlink:href="#__RefHeading___Toc3818_64810193" text:style-name="Index_20_Link" text:visited-style-name="Index_20_Link"><text:s/>7.D. Selecting Civilizations<text:tab/>4</text:a></text:p>
          <text:p text:style-name="P15"><text:a xlink:type="simple" xlink:href="#__RefHeading___Toc3820_64810193" text:style-name="Index_20_Link" text:visited-style-name="Index_20_Link"><text:span text:style-name="Numbering_20_Symbols"><text:s/>8. </text:span></text:a><text:a xlink:type="simple" xlink:href="#__RefHeading___Toc3820_64810193" text:style-name="Index_20_Link" text:visited-style-name="Index_20_Link">Performance Tracking<text:tab/>4</text:a></text:p>
          <text:p text:style-name="P15"><text:a xlink:type="simple" xlink:href="#__RefHeading___Toc3822_64810193" text:style-name="Index_20_Link" text:visited-style-name="Index_20_Link"><text:span text:style-name="Numbering_20_Symbols"><text:s/>9. </text:span></text:a><text:a xlink:type="simple" xlink:href="#__RefHeading___Toc3822_64810193" text:style-name="Index_20_Link" text:visited-style-name="Index_20_Link">General Rules<text:tab/>5</text:a></text:p>
          <text:p text:style-name="P16"><text:a xlink:type="simple" xlink:href="#__RefHeading___Toc4338_64810193" text:style-name="Index_20_Link" text:visited-style-name="Index_20_Link"><text:s/>9.A. Going First<text:tab/>5</text:a></text:p>
          <text:p text:style-name="P16"><text:a xlink:type="simple" xlink:href="#__RefHeading___Toc4340_64810193" text:style-name="Index_20_Link" text:visited-style-name="Index_20_Link"><text:s/>9.B. Restarts<text:tab/>5</text:a></text:p>
          <text:p text:style-name="P16"><text:a xlink:type="simple" xlink:href="#__RefHeading___Toc4342_64810193" text:style-name="Index_20_Link" text:visited-style-name="Index_20_Link"><text:s/>9.C. Wrong Civ Picked<text:tab/>5</text:a></text:p>
          <text:p text:style-name="P16"><text:a xlink:type="simple" xlink:href="#__RefHeading___Toc4344_64810193" text:style-name="Index_20_Link" text:visited-style-name="Index_20_Link"><text:s/>9.D. Cheating<text:tab/>5</text:a></text:p>
          <text:p text:style-name="P16"><text:a xlink:type="simple" xlink:href="#__RefHeading___Toc4346_64810193" text:style-name="Index_20_Link" text:visited-style-name="Index_20_Link"><text:s/>9.E. Creative Strategies<text:tab/>5</text:a></text:p>
          <text:p text:style-name="P16"><text:a xlink:type="simple" xlink:href="#__RefHeading___Toc4348_64810193" text:style-name="Index_20_Link" text:visited-style-name="Index_20_Link"><text:s/>9.F. Nomad Unit Entrapment<text:tab/>5</text:a></text:p>
          <text:p text:style-name="P15"><text:a xlink:type="simple" xlink:href="#__RefHeading___Toc4352_64810193" text:style-name="Index_20_Link" text:visited-style-name="Index_20_Link"><text:span text:style-name="Numbering_20_Symbols"><text:s/>10. </text:span></text:a><text:a xlink:type="simple" xlink:href="#__RefHeading___Toc4352_64810193" text:style-name="Index_20_Link" text:visited-style-name="Index_20_Link">Lobby Settings<text:tab/>6</text:a></text:p>
          <text:p text:style-name="P15"><text:a xlink:type="simple" xlink:href="#__RefHeading___Toc4354_64810193" text:style-name="Index_20_Link" text:visited-style-name="Index_20_Link"><text:span text:style-name="Numbering_20_Symbols"><text:s/>11. </text:span></text:a><text:a xlink:type="simple" xlink:href="#__RefHeading___Toc4354_64810193" text:style-name="Index_20_Link" text:visited-style-name="Index_20_Link">Custom Map Pool<text:tab/>7</text:a></text:p>
          <text:p text:style-name="P16"><text:a xlink:type="simple" xlink:href="#__RefHeading___Toc4356_64810193" text:style-name="Index_20_Link" text:visited-style-name="Index_20_Link"><text:s/>11.A. Download Source<text:tab/>7</text:a></text:p>
          <text:p text:style-name="P16"><text:a xlink:type="simple" xlink:href="#__RefHeading___Toc4358_64810193" text:style-name="Index_20_Link" text:visited-style-name="Index_20_Link"><text:s/>11.B. “Map of the Round”<text:tab/>7</text:a></text:p>
          <text:p text:style-name="P15"><text:a xlink:type="simple" xlink:href="#__RefHeading___Toc4360_64810193" text:style-name="Index_20_Link" text:visited-style-name="Index_20_Link"><text:span text:style-name="Numbering_20_Symbols"><text:s/>12. </text:span></text:a><text:a xlink:type="simple" xlink:href="#__RefHeading___Toc4360_64810193" text:style-name="Index_20_Link" text:visited-style-name="Index_20_Link">Recording Availability<text:tab/>7</text:a></text:p>
          <text:p text:style-name="P15"><text:a xlink:type="simple" xlink:href="#__RefHeading___Toc4362_64810193" text:style-name="Index_20_Link" text:visited-style-name="Index_20_Link"><text:span text:style-name="Numbering_20_Symbols"><text:s/>13. </text:span></text:a><text:a xlink:type="simple" xlink:href="#__RefHeading___Toc4362_64810193" text:style-name="Index_20_Link" text:visited-style-name="Index_20_Link">Accessibility<text:tab/>8</text:a></text:p>
          <text:p text:style-name="P15"><text:a xlink:type="simple" xlink:href="#__RefHeading___Toc4364_64810193" text:style-name="Index_20_Link" text:visited-style-name="Index_20_Link"><text:span text:style-name="Numbering_20_Symbols"><text:s/>14. </text:span></text:a><text:a xlink:type="simple" xlink:href="#__RefHeading___Toc4364_64810193" text:style-name="Index_20_Link" text:visited-style-name="Index_20_Link">Code of Conduct<text:tab/>8</text:a></text:p>
          <text:p text:style-name="P16"><text:a xlink:type="simple" xlink:href="#__RefHeading___Toc7559_64810193" text:style-name="Index_20_Link" text:visited-style-name="Index_20_Link"><text:s/>14.A. Applicability<text:tab/>8</text:a></text:p>
          <text:p text:style-name="P16"><text:a xlink:type="simple" xlink:href="#__RefHeading___Toc7561_64810193" text:style-name="Index_20_Link" text:visited-style-name="Index_20_Link"><text:s/>14.B. Off-boarding<text:tab/>8</text:a></text:p>
          <text:p text:style-name="P16"><text:a xlink:type="simple" xlink:href="#__RefHeading___Toc7563_64810193" text:style-name="Index_20_Link" text:visited-style-name="Index_20_Link"><text:s/>14.C. Discipline<text:tab/>8</text:a></text:p>
          <text:p text:style-name="P15"><text:a xlink:type="simple" xlink:href="#__RefHeading___Toc4366_64810193" text:style-name="Index_20_Link" text:visited-style-name="Index_20_Link"><text:span text:style-name="Numbering_20_Symbols"><text:s/>15. </text:span></text:a><text:a xlink:type="simple" xlink:href="#__RefHeading___Toc4366_64810193" text:style-name="Index_20_Link" text:visited-style-name="Index_20_Link">Eligibility<text:tab/>8</text:a></text:p>
          <text:p text:style-name="P15"><text:a xlink:type="simple" xlink:href="#__RefHeading___Toc4368_64810193" text:style-name="Index_20_Link" text:visited-style-name="Index_20_Link"><text:span text:style-name="Numbering_20_Symbols"><text:s/>16. </text:span></text:a><text:a xlink:type="simple" xlink:href="#__RefHeading___Toc4368_64810193" text:style-name="Index_20_Link" text:visited-style-name="Index_20_Link">Registration<text:tab/>8</text:a></text:p>
          <text:p text:style-name="P16"><text:a xlink:type="simple" xlink:href="#__RefHeading___Toc4370_64810193" text:style-name="Index_20_Link" text:visited-style-name="Index_20_Link"><text:s/>16.A. Sign Up<text:tab/>8</text:a></text:p>
          <text:p text:style-name="P16"><text:a xlink:type="simple" xlink:href="#__RefHeading___Toc3287_64810193" text:style-name="Index_20_Link" text:visited-style-name="Index_20_Link"><text:s/>16.B. View Signups<text:tab/>8</text:a></text:p>
        </text:index-body>
      </text:table-of-content>
      <text:list xml:id="list2770680568" text:style-name="Outline">
        <text:list-header>
          <text:h text:style-name="P20" text:outline-level="1" text:is-list-header="true"><text:bookmark-start text:name="__RefHeading___Toc7776_64810193"/><text:bookmark-end text:name="__RefHeading___Toc7776_64810193"/></text:h>
        </text:list-header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204454769527463" text:continue-numbering="true" text:style-name="Outline">
        <text:list-item>
          <text:h text:style-name="P19" text:outline-level="1"><text:bookmark-start text:name="__RefHeading___Toc2192_64810193"/><text:soft-page-break/><text:span text:style-name="T23">Background</text:span><text:bookmark-end text:name="__RefHeading___Toc2192_64810193"/></text:h>
        </text:list-item>
      </text:list>
      <text:p text:style-name="P129"><text:bookmark-start text:name="__RefHeading___Toc2250_64810193"/><text:span text:style-name="T8">The </text:span><text:span text:style-name="T24">Alchemy Alliance </text:span><text:span text:style-name="T25">(ALAL)</text:span><text:span text:style-name="T8"> is a </text:span><text:span text:style-name="T9">free association</text:span><text:span text:style-name="T8"> of random map scripters, tournament hosts, content creators, and skilled players dedicated to the advancement of custom random maps in Age of Empires II: Definitive Edition. </text:span><text:span text:style-name="T10">As the nucleus of the </text:span><text:span text:style-name="T25">Alchemy AOE Community</text:span><text:span text:style-name="T26">, the</text:span><text:span text:style-name="T25"> ALAL</text:span><text:span text:style-name="T27"> publishes quality standards for custom random maps, and curates the finished products to be featured in </text:span><text:span text:style-name="T28">competitions where adventuresome players may exhibit creative strategies </text:span><text:span text:style-name="T29">for maximum entertainment value</text:span><text:span text:style-name="T28">.</text:span><text:bookmark-end text:name="__RefHeading___Toc2250_64810193"/></text:p>
      <text:list xml:id="list204455858934666" text:continue-numbering="true" text:style-name="Outline">
        <text:list-item>
          <text:h text:style-name="P20" text:outline-level="1"><text:bookmark-start text:name="__RefHeading___Toc2194_64810193"/><text:span text:style-name="T144">Overview</text:span><text:bookmark-end text:name="__RefHeading___Toc2194_64810193"/></text:h>
        </text:list-item>
      </text:list>
      <text:p text:style-name="P88"><text:bookmark-start text:name="__RefHeading___Toc2252_64810193"/><text:span text:style-name="T137">This handbook describes Alchemy League Season </text:span><text:span text:style-name="T193">3</text:span><text:span text:style-name="T137">, an Age of Empires II </text:span><text:span text:style-name="T139">1v1 </text:span><text:span text:style-name="T137">Round Robin</text:span><text:span text:style-name="T138"> </text:span><text:span text:style-name="T137">competition hosted by the </text:span><text:span text:style-name="T126">Alchemy Alliance</text:span><text:span text:style-name="T127"> </text:span><text:span text:style-name="T137">in the </text:span><text:span text:style-name="T143">third</text:span><text:span text:style-name="T138"> </text:span><text:span text:style-name="T137">Quarter of 2024. </text:span><text:span text:style-name="T140">S</text:span><text:span text:style-name="T137">eason </text:span><text:span text:style-name="T194">3 </text:span><text:span text:style-name="T136">boasts the following features</text:span><text:span text:style-name="T138">, summarized in reference below</text:span><text:span text:style-name="T135">:</text:span><text:bookmark-end text:name="__RefHeading___Toc2252_64810193"/></text:p>
      <text:list xml:id="list2903999277" text:style-name="L4">
        <text:list-item>
          <text:p text:style-name="P98"><text:bookmark-start text:name="__RefHeading___Toc2196_64810193"/><text:span text:style-name="T135">P</text:span><text:span text:style-name="T134">articipants will not face an opponent who is more than 200 elo higher than they are</text:span><text:span text:style-name="T141">.</text:span><text:bookmark-end text:name="__RefHeading___Toc2196_64810193"/></text:p>
        </text:list-item>
        <text:list-item>
          <text:p text:style-name="P99"><text:span text:style-name="T141">Tournament elo calculated programmatically from online match history, based on weighted average and refactored to account for aberrant win rates.</text:span></text:p>
        </text:list-item>
        <text:list-item>
          <text:p text:style-name="P99"><text:span text:style-name="T141">Handicap used sparingly to include extremities of bell curve, so that no player will be turned away based on skill.</text:span></text:p>
        </text:list-item>
        <text:list-item>
          <text:p text:style-name="P99"><text:span text:style-name="T141">Unique bracket</text:span><text:span text:style-name="T142">ing</text:span><text:span text:style-name="T141"> structure </text:span><text:span text:style-name="T142">&amp; prize distribution.</text:span></text:p>
        </text:list-item>
        <text:list-item>
          <text:p text:style-name="P99"><text:span text:style-name="T71">Standard Victory Condition </text:span><text:span text:style-name="T72">on </text:span><text:span text:style-name="T73">a Custom Map Pool</text:span><text:span text:style-name="T71">.</text:span></text:p>
        </text:list-item>
      </text:list>
      <text:list xml:id="list204454692306552" text:continue-list="list204455858934666" text:style-name="Outline">
        <text:list-item>
          <text:h text:style-name="P25" text:outline-level="1"><text:bookmark-start text:name="__RefHeading___Toc3174_64810193"/>Tournament Host<text:bookmark-end text:name="__RefHeading___Toc3174_64810193"/></text:h>
        </text:list-item>
      </text:list>
      <text:p text:style-name="P90"><text:span text:style-name="T30">D</text:span><text:span text:style-name="T31">irect </text:span><text:span text:style-name="T30">questions/</text:span><text:span text:style-name="T31">correspondence to </text:span><text:span text:style-name="T32">TechChariot </text:span><text:span text:style-name="T31">on discord.</text:span></text:p>
      <text:list xml:id="list204455374908993" text:continue-numbering="true" text:style-name="Outline">
        <text:list-item>
          <text:h text:style-name="P26" text:outline-level="1"><text:bookmark-start text:name="__RefHeading___Toc3176_64810193"/>Prize Money<text:bookmark-end text:name="__RefHeading___Toc3176_64810193"/></text:h>
        </text:list-item>
      </text:list>
      <text:p text:style-name="P79"><text:span text:style-name="T33">The Alchemy AOE Community</text:span><text:span text:style-name="T34"> </text:span><text:span text:style-name="T33">places no emphasis on monetary gain, but would still like to <text:tab/>offer prize</text:span><text:span text:style-name="T35">s</text:span><text:span text:style-name="T33"> to attract talent and boost excitement in the League</text:span><text:span text:style-name="T36">.</text:span></text:p>
      <text:list xml:id="list204454992398622" text:continue-numbering="true" text:style-name="Outline">
        <text:list-item>
          <text:list>
            <text:list-item>
              <text:h text:style-name="P34" text:outline-level="2"><text:bookmark-start text:name="__RefHeading___Toc3178_64810193"/><text:span text:style-name="T186">Total Prize Pool</text:span><text:bookmark-end text:name="__RefHeading___Toc3178_64810193"/></text:h>
            </text:list-item>
          </text:list>
        </text:list-item>
      </text:list>
      <text:p text:style-name="P86"><text:span text:style-name="T11">The total </text:span><text:span text:style-name="T22">player </text:span><text:span text:style-name="T11">prize pool </text:span><text:span text:style-name="T12">for Alchemy League Season </text:span><text:span text:style-name="T13">2</text:span><text:span text:style-name="T12"> </text:span><text:span text:style-name="T14">shall be</text:span><text:span text:style-name="T15"> $</text:span><text:span text:style-name="T16">24</text:span><text:span text:style-name="T15">0</text:span><text:span text:style-name="T13"> </text:span><text:span text:style-name="T17">USD, </text:span><text:span text:style-name="T21">divided</text:span><text:span text:style-name="T19"> equally between Sprints </text:span><text:span text:style-name="T18">1 and 2 </text:span><text:span text:style-name="T20">($</text:span><text:span text:style-name="T16">120</text:span><text:span text:style-name="T20"> per sprint)</text:span><text:span text:style-name="T19">.</text:span></text:p>
      <text:list xml:id="list204454924137438" text:continue-numbering="true" text:style-name="Outline">
        <text:list-item>
          <text:list>
            <text:list-item>
              <text:h text:style-name="P33" text:outline-level="2"><text:bookmark-start text:name="__RefHeading___Toc3285_64810193"/>Disbursement<text:bookmark-end text:name="__RefHeading___Toc3285_64810193"/></text:h>
            </text:list-item>
          </text:list>
        </text:list-item>
      </text:list>
      <text:p text:style-name="P87"><text:span text:style-name="T147">P</text:span><text:span text:style-name="T146">articipants </text:span><text:span text:style-name="T147">eligible for prize winnings</text:span><text:span text:style-name="T146"> </text:span><text:span text:style-name="T148">shall</text:span><text:span text:style-name="T146"> </text:span><text:span text:style-name="T147">provide a</text:span><text:span text:style-name="T146"> </text:span><text:span text:style-name="T130">PayPal</text:span><text:span text:style-name="T146"> </text:span><text:span text:style-name="T147">address</text:span><text:span text:style-name="T146"> –to </text:span><text:span text:style-name="T147">which money may <text:tab/>be exported from</text:span><text:span text:style-name="T149"> the United States of America— </text:span><text:span text:style-name="T150">within one week </text:span><text:span text:style-name="T145">of </text:span><text:span text:style-name="T151">the end of each Sprint.</text:span></text:p>
      <text:list xml:id="list204454393934285" text:continue-numbering="true" text:style-name="Outline">
        <text:list-item>
          <text:list>
            <text:list-item>
              <text:h text:style-name="P36" text:outline-level="2"><text:bookmark-start text:name="__RefHeading___Toc3180_64810193"/>Distribution<text:bookmark-end text:name="__RefHeading___Toc3180_64810193"/></text:h>
            </text:list-item>
          </text:list>
        </text:list-item>
      </text:list>
      <text:p text:style-name="P84"><text:span text:style-name="T74">Per </text:span><text:span text:style-name="T78">MTHD-001</text:span><text:span text:style-name="T74">, allowing for compensation of </text:span><text:span text:style-name="T75">the</text:span><text:span text:style-name="T74"> top </text:span><text:span text:style-name="T76">eight</text:span><text:span text:style-name="T74"> </text:span><text:span text:style-name="T77">Round Robin</text:span><text:span text:style-name="T74"> scores, </text:span><text:span text:style-name="T77">with skill bias exponent of </text:span><text:span text:style-name="T76">1.</text:span><text:span text:style-name="T77">2</text:span><text:span text:style-name="T76">5</text:span><text:span text:style-name="T77">.</text:span></text:p>
      <text:p text:style-name="P85"><text:span text:style-name="T77"/></text:p>
      <text:p text:style-name="P85"><text:span text:style-name="T77"/></text:p>
      <text:p text:style-name="P85"><text:span text:style-name="T77"/></text:p>
      <text:p text:style-name="P85"><text:span text:style-name="T77"/></text:p>
      <text:p text:style-name="P85"><text:span text:style-name="T77"/></text:p>
      <text:list xml:id="list204454880166677" text:continue-numbering="true" text:style-name="Outline">
        <text:list-item>
          <text:h text:style-name="P21" text:outline-level="1"><text:bookmark-start text:name="__RefHeading___Toc3370_64810193"/><text:soft-page-break/>Timeline<text:bookmark-end text:name="__RefHeading___Toc3370_64810193"/></text:h>
        </text:list-item>
      </text:list>
      <text:p text:style-name="P94"><text:span text:style-name="T152">Table </text:span><text:span text:style-name="T153"><text:bookmark-ref text:reference-format="chapter" text:ref-name="__RefHeading___Toc3370_64810193">5</text:bookmark-ref></text:span><text:span text:style-name="T154"><text:s/>below</text:span><text:span text:style-name="T152"> defines important milestones for Season </text:span><text:span text:style-name="T155">3</text:span><text:span text:style-name="T152"> of Alchemy League:</text:span></text:p>
      <text:list xml:id="list2830844822" text:style-name="L2">
        <text:list-header>
          <text:p text:style-name="P70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27935886096">
          <table:table-cell table:style-name="Table1.A1" office:value-type="string">
            <text:p text:style-name="P57">Start Date</text:p>
            <text:p text:style-name="P57"><text:s/>(YY-MM-DD)</text:p>
          </table:table-cell>
          <table:table-cell table:style-name="Table1.A1" office:value-type="string">
            <text:p text:style-name="P57">End Date </text:p>
            <text:p text:style-name="P57">(YY-MM-DD)</text:p>
          </table:table-cell>
          <table:table-cell table:style-name="Table1.C1" office:value-type="string">
            <text:p text:style-name="P57">Milestone(s):</text:p>
          </table:table-cell>
        </table:table-row>
        <table:table-row table:style-name="Table1.2">
          <table:table-cell table:style-name="Table1.A2" office:value-type="string">
            <text:p text:style-name="P67">~</text:p>
          </table:table-cell>
          <table:table-cell table:style-name="Table1.B2" office:value-type="string">
            <text:p text:style-name="P67">24-06-09</text:p>
          </table:table-cell>
          <table:table-cell table:style-name="Table1.C2" office:value-type="string">
            <text:p text:style-name="P58">Specifications <text:span text:style-name="T230">Finalized</text:span></text:p>
          </table:table-cell>
        </table:table-row>
        <table:table-row table:style-name="TableLine2827935891536">
          <table:table-cell table:style-name="Table1.A3" office:value-type="string">
            <text:p text:style-name="P67">24-06-09</text:p>
          </table:table-cell>
          <table:table-cell table:style-name="Table1.B3" office:value-type="string">
            <text:p text:style-name="P67">24-06-23</text:p>
          </table:table-cell>
          <table:table-cell table:style-name="Table1.C3" office:value-type="string">
            <text:p text:style-name="P61">Registration, <text:span text:style-name="T209">Custom Map Development</text:span></text:p>
          </table:table-cell>
        </table:table-row>
        <table:table-row table:style-name="TableLine2827935891808">
          <table:table-cell table:style-name="Table1.A4" office:value-type="string">
            <text:p text:style-name="P59">24-0<text:span text:style-name="T205">6</text:span>-<text:span text:style-name="T205">26</text:span></text:p>
          </table:table-cell>
          <table:table-cell table:style-name="Table1.B4" office:value-type="string">
            <text:p text:style-name="P62"><text:span text:style-name="T156">24</text:span>-<text:span text:style-name="T156">0</text:span><text:span text:style-name="T205">7</text:span>-<text:span text:style-name="T205">09</text:span></text:p>
          </table:table-cell>
          <table:table-cell table:style-name="Table1.C4" office:value-type="string">
            <text:p text:style-name="P63">Round 1 (Sprint 1)</text:p>
          </table:table-cell>
        </table:table-row>
        <table:table-row table:style-name="TableLine2827935892896">
          <table:table-cell table:style-name="Table1.A13" office:value-type="string">
            <text:p text:style-name="P59">24-0<text:span text:style-name="T206">7-03</text:span></text:p>
          </table:table-cell>
          <table:table-cell table:style-name="Table1.B13" office:value-type="string">
            <text:p text:style-name="P64">24-07-16</text:p>
          </table:table-cell>
          <table:table-cell table:style-name="Table1.C11" office:value-type="string">
            <text:p text:style-name="P63">Round 2 (Sprint 1)</text:p>
          </table:table-cell>
        </table:table-row>
        <table:table-row table:style-name="TableLine2827935893440">
          <table:table-cell table:style-name="Table1.A13" office:value-type="string">
            <text:p text:style-name="P60">24-0<text:span text:style-name="T206">7-10</text:span></text:p>
          </table:table-cell>
          <table:table-cell table:style-name="Table1.B13" office:value-type="string">
            <text:p text:style-name="P64">24-07-23</text:p>
          </table:table-cell>
          <table:table-cell table:style-name="Table1.C11" office:value-type="string">
            <text:p text:style-name="P63">Round 3 (Sprint 1)</text:p>
          </table:table-cell>
        </table:table-row>
        <table:table-row table:style-name="TableLine2827935897792">
          <table:table-cell table:style-name="Table1.A13" office:value-type="string">
            <text:p text:style-name="P60">24-0<text:span text:style-name="T206">7-17</text:span></text:p>
          </table:table-cell>
          <table:table-cell table:style-name="Table1.B13" office:value-type="string">
            <text:p text:style-name="P65">24-07-30</text:p>
          </table:table-cell>
          <table:table-cell table:style-name="Table1.C11" office:value-type="string">
            <text:p text:style-name="P63">Round 4 (Sprint 1)</text:p>
          </table:table-cell>
        </table:table-row>
        <table:table-row table:style-name="TableLine2827935893712">
          <table:table-cell table:style-name="Table1.A13" office:value-type="string">
            <text:p text:style-name="P60">24-0<text:span text:style-name="T206">7-</text:span><text:span text:style-name="T207">31</text:span></text:p>
          </table:table-cell>
          <table:table-cell table:style-name="Table1.B13" office:value-type="string">
            <text:p text:style-name="P65">24-08-06</text:p>
          </table:table-cell>
          <table:table-cell table:style-name="Table1.C11" office:value-type="string">
            <text:p text:style-name="P66">Break, Calculate <text:span text:style-name="T208">Winnings</text:span></text:p>
          </table:table-cell>
        </table:table-row>
        <table:table-row table:style-name="TableLine2827935894528">
          <table:table-cell table:style-name="Table1.A9" office:value-type="string">
            <text:p text:style-name="P65">24-08-07</text:p>
          </table:table-cell>
          <table:table-cell table:style-name="Table1.B9" office:value-type="string">
            <text:p text:style-name="P65">24-08-20</text:p>
          </table:table-cell>
          <table:table-cell table:style-name="Table1.C9" office:value-type="string">
            <text:p text:style-name="P63">Round 5 (Sprint 2)</text:p>
          </table:table-cell>
        </table:table-row>
        <table:table-row table:style-name="TableLine2827935882560">
          <table:table-cell table:style-name="Table1.A13" office:value-type="string">
            <text:p text:style-name="P65">24-08-14</text:p>
          </table:table-cell>
          <table:table-cell table:style-name="Table1.B13" office:value-type="string">
            <text:p text:style-name="P66">24-08-27</text:p>
          </table:table-cell>
          <table:table-cell table:style-name="Table1.C11" office:value-type="string">
            <text:p text:style-name="P63">Round 6 (Sprint 2)</text:p>
          </table:table-cell>
        </table:table-row>
        <table:table-row table:style-name="TableLine2827935895344">
          <table:table-cell table:style-name="Table1.A13" office:value-type="string">
            <text:p text:style-name="P65">24-08-21</text:p>
          </table:table-cell>
          <table:table-cell table:style-name="Table1.B13" office:value-type="string">
            <text:p text:style-name="P66">24-09-03</text:p>
          </table:table-cell>
          <table:table-cell table:style-name="Table1.C11" office:value-type="string">
            <text:p text:style-name="P63">Round 7 (Sprint 2)</text:p>
          </table:table-cell>
        </table:table-row>
        <table:table-row table:style-name="TableLine2827935885824">
          <table:table-cell table:style-name="Table1.A12" office:value-type="string">
            <text:p text:style-name="P65">24-08-28</text:p>
          </table:table-cell>
          <table:table-cell table:style-name="Table1.B12" office:value-type="string">
            <text:p text:style-name="P66">24-09-10</text:p>
          </table:table-cell>
          <table:table-cell table:style-name="Table1.C12" office:value-type="string">
            <text:p text:style-name="P63">Round 8 (Sprint 2) </text:p>
          </table:table-cell>
        </table:table-row>
        <table:table-row table:style-name="TableLine2827935885824">
          <table:table-cell table:style-name="Table1.A13" office:value-type="string">
            <text:p text:style-name="P65">24-09-11</text:p>
          </table:table-cell>
          <table:table-cell table:style-name="Table1.B13" office:value-type="string">
            <text:p text:style-name="P66">24-09-17</text:p>
          </table:table-cell>
          <table:table-cell table:style-name="Table1.C13" office:value-type="string">
            <text:p text:style-name="P66">Break, Calculate <text:span text:style-name="T208">Winnings</text:span></text:p>
          </table:table-cell>
        </table:table-row>
      </table:table>
      <text:list xml:id="list3032662708" text:style-name="L5">
        <text:list-header>
          <text:p text:style-name="P71"><text:span text:style-name="T131">Table </text:span><text:span text:style-name="T132"><text:bookmark-ref text:reference-format="chapter" text:ref-name="__RefHeading___Toc3370_64810193">5</text:bookmark-ref></text:span><text:span text:style-name="T131">: Alchemy League Season </text:span><text:span text:style-name="T133">3</text:span><text:span text:style-name="T131"> Timeline</text:span></text:p>
        </text:list-header>
      </text:list>
      <text:p text:style-name="P92"/>
      <text:list xml:id="list204455980321308" text:continue-list="list204454880166677" text:style-name="Outline">
        <text:list-item>
          <text:h text:style-name="P22" text:outline-level="1"><text:bookmark-start text:name="__RefHeading___Toc3576_64810193"/>Bracketing Structure<text:bookmark-end text:name="__RefHeading___Toc3576_64810193"/></text:h>
        </text:list-item>
      </text:list>
      <text:p text:style-name="P100"><text:span text:style-name="T79">Alchemy League match</text:span><text:span text:style-name="T110">es</text:span><text:span text:style-name="T79"> players according to a custom </text:span><text:span text:style-name="T118">n</text:span><text:span text:style-name="T79">eighbo</text:span><text:span text:style-name="T118">r</text:span><text:span text:style-name="T79"> </text:span><text:span text:style-name="T110">Swiss-type system</text:span><text:span text:style-name="T79"> </text:span><text:span text:style-name="T81">not available </text:span><text:span text:style-name="T110">anywhere else</text:span><text:span text:style-name="T79">.</text:span></text:p>
      <text:list xml:id="list204454436904369" text:continue-numbering="true" text:style-name="Outline">
        <text:list-item>
          <text:list>
            <text:list-item>
              <text:h text:style-name="P37" text:outline-level="2"><text:bookmark-start text:name="__RefHeading___Toc3578_64810193"/>Eligibility to Register<text:bookmark-end text:name="__RefHeading___Toc3578_64810193"/></text:h>
            </text:list-item>
          </text:list>
        </text:list-item>
      </text:list>
      <text:p text:style-name="P110"><text:span text:style-name="T82">Participants shall have 100 </text:span><text:span text:style-name="T83">1v1 </text:span><text:span text:style-name="T82">games minimum and win rate between 15% and 85% </text:span><text:span text:style-name="T84">totaled </text:span><text:span text:style-name="T85">across all accounts</text:span><text:span text:style-name="T82">.</text:span></text:p>
      <text:list xml:id="list204454985187039" text:continue-numbering="true" text:style-name="Outline">
        <text:list-item>
          <text:list>
            <text:list-item>
              <text:h text:style-name="P35" text:outline-level="2"><text:bookmark-start text:name="__RefHeading___Toc3580_64810193"/>Tournament Elo<text:bookmark-end text:name="__RefHeading___Toc3580_64810193"/></text:h>
            </text:list-item>
          </text:list>
        </text:list-item>
      </text:list>
      <text:p text:style-name="P111"><text:span text:style-name="T79">C</text:span><text:span text:style-name="T86">alculated </text:span><text:span text:style-name="T82">from the most recent </text:span><text:span text:style-name="T111">10</text:span><text:span text:style-name="T82">0 </text:span><text:span text:style-name="T87">1v1 </text:span><text:span text:style-name="T82">games, </text:span><text:span text:style-name="T88">linearly weighted</text:span><text:span text:style-name="T82"> </text:span><text:span text:style-name="T86">per </text:span><text:span text:style-name="T119">MTHD-002</text:span><text:span text:style-name="T89">. </text:span><text:span text:style-name="T90">The </text:span><text:span text:style-name="T91">computer</text:span><text:span text:style-name="T90"> progr</text:span><text:span text:style-name="T91">am that </text:span><text:span text:style-name="T90">calculat</text:span><text:span text:style-name="T91">es tournament elo </text:span><text:span text:style-name="T90">shall:</text:span></text:p>
      <text:list xml:id="list3700200858" text:style-name="L1">
        <text:list-item>
          <text:list>
            <text:list-item>
              <text:list>
                <text:list-item>
                  <text:p text:style-name="P77"><text:span text:style-name="T90">R</text:span><text:span text:style-name="T79">eference internet APIs to garner all alternate or “smurf” accounts corresponding to the same </text:span><text:span text:style-name="T92">player, derived through</text:span><text:span text:style-name="T79"> IP address, </text:span><text:span text:style-name="T92">S</text:span><text:span text:style-name="T79">team account sharing,</text:span><text:span text:style-name="T92"> and other methods.</text:span></text:p>
                </text:list-item>
                <text:list-item>
                  <text:p text:style-name="P75"><text:span text:style-name="T92">Reference internet APIs to h</text:span><text:span text:style-name="T79">arvest all relevant match history corresponding to each of the</text:span><text:span text:style-name="T92">se</text:span><text:span text:style-name="T79"> accounts </text:span><text:span text:style-name="T93">gathered in the previous step</text:span><text:span text:style-name="T79">.</text:span></text:p>
                </text:list-item>
                <text:list-item>
                  <text:p text:style-name="P76"><text:span text:style-name="T90">P</text:span><text:span text:style-name="T79">erform a tolerance sweep on win rate and elo fluctuation over history to estimate a range of possible tournament elos for </text:span><text:span text:style-name="T94">each</text:span><text:span text:style-name="T79"> participant, with 100% confidence interval.</text:span></text:p>
                </text:list-item>
                <text:list-item>
                  <text:p text:style-name="P76"><text:span text:style-name="T90">Take tournament elo as the ¾ point going from minimum to maximum.</text:span></text:p>
                </text:list-item>
              </text:list>
            </text:list-item>
          </text:list>
        </text:list-item>
      </text:list>
      <text:list xml:id="list204455831146536" text:continue-list="list204454985187039" text:style-name="Outline">
        <text:list-item>
          <text:list>
            <text:list-item>
              <text:h text:style-name="P38" text:outline-level="2"><text:bookmark-start text:name="__RefHeading___Toc3582_64810193"/>Number of Divisions<text:bookmark-end text:name="__RefHeading___Toc3582_64810193"/></text:h>
            </text:list-item>
          </text:list>
        </text:list-item>
      </text:list>
      <text:p text:style-name="P116">All players are competing for the same total prize pool.</text:p>
      <text:list xml:id="list204456014022577" text:continue-numbering="true" text:style-name="Outline">
        <text:list-item>
          <text:list>
            <text:list-item>
              <text:h text:style-name="P39" text:outline-level="2"><text:bookmark-start text:name="__RefHeading___Toc3584_64810193"/><text:soft-page-break/>Neighbor<text:span text:style-name="T204">ly</text:span> Matchmaking<text:bookmark-end text:name="__RefHeading___Toc3584_64810193"/></text:h>
            </text:list-item>
          </text:list>
        </text:list-item>
      </text:list>
      <text:p text:style-name="P117"><text:span text:style-name="T95">The Alchemy AOE Community does not send players to inevitable defeat. Participants shall be listed from highest to lowest tournament elo, </text:span><text:span text:style-name="T96">and matched against </text:span><text:span text:style-name="T112">4 “nearby” opponents, </text:span><text:span text:style-name="T113">such that each player has the same number of matches, regardless of seed number</text:span><text:span text:style-name="T96">. </text:span><text:span text:style-name="T98">In this manner, it is impossible to be “bottom” or “top” of division without </text:span><text:span text:style-name="T97">also</text:span><text:span text:style-name="T98"> being highest or lowest seed in the entire tournament.</text:span></text:p>
      <text:list xml:id="list204454172801831" text:continue-numbering="true" text:style-name="Outline">
        <text:list-item>
          <text:list>
            <text:list-item>
              <text:h text:style-name="P40" text:outline-level="2"><text:bookmark-start text:name="__RefHeading___Toc3687_64810193"/>Handicap Correction<text:bookmark-end text:name="__RefHeading___Toc3687_64810193"/></text:h>
            </text:list-item>
          </text:list>
        </text:list-item>
      </text:list>
      <text:p text:style-name="P118"><text:span text:style-name="T99">Although unlikely, it is possible that </text:span><text:span text:style-name="T114">the League</text:span><text:span text:style-name="T99"> may not receive sufficient sign-ups to guarantee that the </text:span><text:span text:style-name="T114">tournament </text:span><text:span text:style-name="T99">elo </text:span><text:span text:style-name="T114">difference between opponents is always less than or equal to 200</text:span><text:span text:style-name="T99">. Therefore, </text:span><text:span text:style-name="T120">MTHD-003</text:span><text:span text:style-name="T99"> shall be used to correct for disadvantage beyond such a window </text:span><text:span text:style-name="T100">(E. G. a 600 elo player receiving handicap to “become” 800 elo, allowing play </text:span><text:span text:style-name="T99">against </text:span><text:span text:style-name="T100">1000 elo </text:span><text:span text:style-name="T99">opponents</text:span><text:span text:style-name="T100">).</text:span></text:p>
      <text:list xml:id="list204455860451459" text:continue-numbering="true" text:style-name="Outline">
        <text:list-item>
          <text:h text:style-name="P23" text:outline-level="1"><text:bookmark-start text:name="__RefHeading___Toc3689_64810193"/>League Format<text:bookmark-end text:name="__RefHeading___Toc3689_64810193"/></text:h>
        </text:list-item>
      </text:list>
      <text:p text:style-name="P103">Alchemy League Season 3 shall consist of a Round-Robin only – no elimination.</text:p>
      <text:list xml:id="list204454564951123" text:continue-numbering="true" text:style-name="Outline">
        <text:list-item>
          <text:list>
            <text:list-item>
              <text:h text:style-name="P41" text:outline-level="2"><text:bookmark-start text:name="__RefHeading___Toc3812_64810193"/>Play-Frequency<text:bookmark-end text:name="__RefHeading___Toc3812_64810193"/></text:h>
            </text:list-item>
          </text:list>
        </text:list-item>
      </text:list>
      <text:p text:style-name="P119"><text:span text:style-name="T163">Each participant shall </text:span><text:span text:style-name="T164">complete</text:span><text:span text:style-name="T163"> one set per </text:span><text:span text:style-name="T165">round</text:span><text:span text:style-name="T163">, </text:span><text:span text:style-name="T165">which is a two-week period. Note that the schedule is arranged such that the next round starts one week into the previous round. No exceptions or extensions will be granted.</text:span></text:p>
      <text:list xml:id="list204456116128729" text:continue-numbering="true" text:style-name="Outline">
        <text:list-item>
          <text:list>
            <text:list-item>
              <text:h text:style-name="P41" text:outline-level="2"><text:bookmark-start text:name="__RefHeading___Toc3814_64810193"/>Set Size<text:bookmark-end text:name="__RefHeading___Toc3814_64810193"/></text:h>
            </text:list-item>
          </text:list>
        </text:list-item>
      </text:list>
      <text:p text:style-name="P119"><text:span text:style-name="T175">Ea</text:span><text:span text:style-name="T166">ch set in the Round-Robin is</text:span><text:span text:style-name="T167"> “Play-All-</text:span><text:span text:style-name="T168">Two</text:span><text:span text:style-name="T167">”.</text:span></text:p>
      <text:list xml:id="list204456211026787" text:continue-numbering="true" text:style-name="Outline">
        <text:list-item>
          <text:list>
            <text:list-item>
              <text:h text:style-name="P41" text:outline-level="2"><text:bookmark-start text:name="__RefHeading___Toc3816_64810193"/><text:span text:style-name="T202">Selecting </text:span><text:span text:style-name="T203">Maps</text:span><text:bookmark-end text:name="__RefHeading___Toc3816_64810193"/></text:h>
            </text:list-item>
          </text:list>
        </text:list-item>
      </text:list>
      <text:p text:style-name="P127"><text:span text:style-name="T210">T</text:span>he first of two games will be on the “Map of the <text:span text:style-name="T227">Round</text:span>” <text:span text:style-name="T211">(see </text:span><text:span text:style-name="T212">§</text:span><text:span text:style-name="T211"><text:bookmark-ref text:reference-format="chapter" text:ref-name="__RefHeading___Toc4358_64810193">11.B</text:bookmark-ref></text:span><text:span text:style-name="T211">)</text:span>. <text:span text:style-name="T211">Then, </text:span><text:span text:style-name="T213">starting with the </text:span><text:span text:style-name="T129">lower seed,</text:span><text:span text:style-name="T213"> </text:span><text:span text:style-name="T211">players take turns banning the remaining maps from the pool until only one remains, </text:span><text:span text:style-name="T213">which will be played for the second game. In this way, no map </text:span><text:span text:style-name="T214">may </text:span><text:span text:style-name="T213">be repeated within the same set.</text:span></text:p>
      <text:list xml:id="list204454200894600" text:continue-numbering="true" text:style-name="Outline">
        <text:list-item>
          <text:list>
            <text:list-item>
              <text:h text:style-name="P42" text:outline-level="2"><text:bookmark-start text:name="__RefHeading___Toc3818_64810193"/><text:span text:style-name="T202">S</text:span>electi<text:span text:style-name="T202">ng </text:span><text:span text:style-name="T203">Civilizations</text:span><text:bookmark-end text:name="__RefHeading___Toc3818_64810193"/></text:h>
            </text:list-item>
          </text:list>
        </text:list-item>
      </text:list>
      <text:p text:style-name="P112"><text:span text:style-name="T165">There is no civilization draft. </text:span><text:span text:style-name="T174">After selecting the second map, each player globally bans two civilizations.</text:span><text:span text:style-name="T165"> <text:s/>Then, civilizations are free-pick, no repeat within the same set.</text:span></text:p>
      <text:list xml:id="list204456186655942" text:continue-numbering="true" text:style-name="Outline">
        <text:list-item>
          <text:h text:style-name="P24" text:outline-level="1"><text:bookmark-start text:name="__RefHeading___Toc3820_64810193"/>Performance Tracking<text:bookmark-end text:name="__RefHeading___Toc3820_64810193"/></text:h>
        </text:list-item>
      </text:list>
      <text:p text:style-name="P102"><text:span text:style-name="T169">Participants give consent for their performance in Alchemy League to be </text:span><text:span text:style-name="T173">published </text:span><text:span text:style-name="T169">as a subject of intense curiosity, particularly among competitors.</text:span></text:p>
      <text:p text:style-name="P108"><text:span text:style-name="T169"/></text:p>
      <text:p text:style-name="P108"><text:span text:style-name="T169"/></text:p>
      <text:list xml:id="list204455192334472" text:continue-numbering="true" text:style-name="Outline">
        <text:list-item>
          <text:h text:style-name="P24" text:outline-level="1"><text:bookmark-start text:name="__RefHeading___Toc3822_64810193"/><text:soft-page-break/>General Rules<text:bookmark-end text:name="__RefHeading___Toc3822_64810193"/></text:h>
        </text:list-item>
      </text:list>
      <text:p text:style-name="P95">The following general rules apply in Alchemy League, Season 3:</text:p>
      <text:list xml:id="list204454634845372" text:continue-numbering="true" text:style-name="Outline">
        <text:list-item>
          <text:list>
            <text:list-item>
              <text:h text:style-name="P54" text:outline-level="2"><text:bookmark-start text:name="__RefHeading___Toc4338_64810193"/><text:span text:style-name="T188">Going First</text:span><text:bookmark-end text:name="__RefHeading___Toc4338_64810193"/></text:h>
            </text:list-item>
          </text:list>
        </text:list-item>
      </text:list>
      <text:p text:style-name="P135">For the purposes of hosting drafts and lobbies, applying bans, etc., when applicable – the HIGHER SEED “goes first” <text:span text:style-name="T213">unless </text:span><text:span text:style-name="T226">otherwise </text:span><text:span text:style-name="T213">specified</text:span>.</text:p>
      <text:list xml:id="list204456296597643" text:continue-numbering="true" text:style-name="Outline">
        <text:list-item>
          <text:list>
            <text:list-item>
              <text:h text:style-name="P43" text:outline-level="2"><text:bookmark-start text:name="__RefHeading___Toc4340_64810193"/>Restarts<text:bookmark-end text:name="__RefHeading___Toc4340_64810193"/></text:h>
            </text:list-item>
          </text:list>
        </text:list-item>
      </text:list>
      <text:p text:style-name="P134">Restarts are allowed only if a map is bugged from at least one of the following being true.</text:p>
      <text:list xml:id="list204456300588616" text:continue-list="list3700200858" text:style-name="L1">
        <text:list-item>
          <text:list>
            <text:list-item>
              <text:list>
                <text:list-item text:start-value="1">
                  <text:p text:style-name="P132"><text:span text:style-name="T115">Re</text:span><text:span text:style-name="T79">sources are missing, inaccessible, or at least 50% of their surface area is blocked by terrain or another resource.</text:span></text:p>
                </text:list-item>
                <text:list-item>
                  <text:p text:style-name="P130"><text:span text:style-name="T180">St</text:span><text:span text:style-name="T176">arting player-controlled units are missing or trapped by terrain or resources.</text:span></text:p>
                </text:list-item>
              </text:list>
            </text:list-item>
          </text:list>
        </text:list-item>
      </text:list>
      <text:p text:style-name="P136"><text:span text:style-name="T66">Note: </text:span><text:span text:style-name="T68">Alchemy League</text:span><text:span text:style-name="T67"> maps </text:span><text:span text:style-name="T68">are held to higher quality standards than most other AOE2 competitions </text:span><text:span text:style-name="T66">to mitigate/eliminate the risk of needing restarts.</text:span></text:p>
      <text:list xml:id="list204454427257290" text:continue-list="list204456296597643" text:style-name="Outline">
        <text:list-item>
          <text:list>
            <text:list-item>
              <text:h text:style-name="P45" text:outline-level="2"><text:bookmark-start text:name="__RefHeading___Toc4342_64810193"/>Wrong Civ Picked<text:bookmark-end text:name="__RefHeading___Toc4342_64810193"/></text:h>
            </text:list-item>
          </text:list>
        </text:list-item>
      </text:list>
      <text:p text:style-name="P121"><text:span text:style-name="T101">If a player accidentally selects a forbidden civilization after the game is launched (thus having seen the opponent’s civilization), then the game is restarted with th</text:span><text:span text:style-name="T102">at</text:span><text:span text:style-name="T101"> opponent selecting </text:span><text:span text:style-name="T102">a non-DLC civilization for the mistaken player</text:span><text:span text:style-name="T103">.</text:span></text:p>
      <text:list xml:id="list204454279500984" text:continue-numbering="true" text:style-name="Outline">
        <text:list-item>
          <text:list>
            <text:list-item>
              <text:h text:style-name="P45" text:outline-level="2"><text:bookmark-start text:name="__RefHeading___Toc4344_64810193"/>Cheating<text:bookmark-end text:name="__RefHeading___Toc4344_64810193"/></text:h>
            </text:list-item>
          </text:list>
        </text:list-item>
      </text:list>
      <text:p text:style-name="P122">Cheating is forbidden. <text:span text:style-name="T190">T</text:span>he following are considered cheating:</text:p>
      <text:list xml:id="list204454376666598" text:continue-list="list204456300588616" text:style-name="L1">
        <text:list-item>
          <text:list>
            <text:list-item>
              <text:list>
                <text:list-item text:start-value="1">
                  <text:p text:style-name="P133"><text:span text:style-name="T116">Bu</text:span><text:span text:style-name="T79">g exploits.</text:span></text:p>
                </text:list-item>
                <text:list-item>
                  <text:p text:style-name="P131"><text:span text:style-name="T192">Fai</text:span><text:span text:style-name="T191">lure to disclose all relevant alternate/“smurf” accounts during registration, thereby attempting to mislead the tournament elo calculation.</text:span></text:p>
                </text:list-item>
              </text:list>
            </text:list-item>
          </text:list>
        </text:list-item>
      </text:list>
      <text:list xml:id="list204456314150301" text:continue-list="list204454279500984" text:style-name="Outline">
        <text:list-item>
          <text:list>
            <text:list-item>
              <text:h text:style-name="P46" text:outline-level="2"><text:bookmark-start text:name="__RefHeading___Toc4346_64810193"/>Creative Strategies<text:bookmark-end text:name="__RefHeading___Toc4346_64810193"/></text:h>
            </text:list-item>
          </text:list>
        </text:list-item>
      </text:list>
      <text:p text:style-name="P123"><text:span text:style-name="T160">L</text:span><text:span text:style-name="T157">aming/Tower Rushes/Town Center Drops </text:span><text:span text:style-name="T160">are a</text:span><text:span text:style-name="T161">ll 100% allowed. Creative strategies are important to the success of the League.</text:span></text:p>
      <text:list xml:id="list204455435523294" text:continue-numbering="true" text:style-name="Outline">
        <text:list-item>
          <text:list>
            <text:list-item>
              <text:h text:style-name="P47" text:outline-level="2"><text:bookmark-start text:name="__RefHeading___Toc4348_64810193"/>Nomad Unit Entrapment<text:bookmark-end text:name="__RefHeading___Toc4348_64810193"/></text:h>
            </text:list-item>
          </text:list>
        </text:list-item>
      </text:list>
      <text:p text:style-name="P113"><text:span text:style-name="T38">Trapping an enemy unit against a forest or another resource using quick-walling before minute 5 is forbidden </text:span><text:span text:style-name="T39">on nomad maps.</text:span></text:p>
      <text:p text:style-name="P115"><text:span text:style-name="T39"/></text:p>
      <text:p text:style-name="P115"><text:span text:style-name="T39"/></text:p>
      <text:p text:style-name="P115"><text:span text:style-name="T39"/></text:p>
      <text:p text:style-name="P115"><text:span text:style-name="T39"/></text:p>
      <text:p text:style-name="P115"><text:span text:style-name="T39"/></text:p>
      <text:p text:style-name="P115"><text:span text:style-name="T39"/></text:p>
      <text:p text:style-name="P115"><text:span text:style-name="T39"/></text:p>
      <text:p text:style-name="P115"><text:span text:style-name="T39"/></text:p>
      <text:list xml:id="list204454627692981" text:continue-numbering="true" text:style-name="Outline">
        <text:list-item>
          <text:h text:style-name="P27" text:outline-level="1"><text:bookmark-start text:name="__RefHeading___Toc4352_64810193"/><text:soft-page-break/>Lobby Settings<text:bookmark-end text:name="__RefHeading___Toc4352_64810193"/></text:h>
        </text:list-item>
      </text:list>
      <text:p text:style-name="P89"><text:span text:style-name="T79">Table 11, shown below, summarized the lobby settings require in every game played for the League:</text:span></text:p>
      <text:p text:style-name="P91"><text:span text:style-name="T79"/></text:p>
      <text:p text:style-name="P91"><text:span text:style-name="T79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3">Setting</text:p>
          </table:table-cell>
          <table:table-cell table:style-name="Table5.B1" office:value-type="string">
            <text:p text:style-name="P143">Requirement</text:p>
          </table:table-cell>
        </table:table-row>
        <table:table-row table:style-name="TableLine2827935406864">
          <table:table-cell table:style-name="Table5.A26" office:value-type="string">
            <text:p text:style-name="P144">Data Mod</text:p>
          </table:table-cell>
          <table:table-cell table:style-name="Table5.B2" office:value-type="string">
            <text:p text:style-name="P144">Default</text:p>
          </table:table-cell>
        </table:table-row>
        <table:table-row table:style-name="TableLine2827935395712">
          <table:table-cell table:style-name="Table5.A26" office:value-type="string">
            <text:p text:style-name="P144">Game Mode</text:p>
          </table:table-cell>
          <table:table-cell table:style-name="Table5.B3" office:value-type="string">
            <text:p text:style-name="P144">Random Map</text:p>
          </table:table-cell>
        </table:table-row>
        <table:table-row table:style-name="TableLine2827935397072">
          <table:table-cell table:style-name="Table5.A26" office:value-type="string">
            <text:p text:style-name="P144">Map Style</text:p>
          </table:table-cell>
          <table:table-cell table:style-name="Table5.B4" office:value-type="string">
            <text:p text:style-name="P145">Standard</text:p>
          </table:table-cell>
        </table:table-row>
        <table:table-row table:style-name="TableLine2827935405504">
          <table:table-cell table:style-name="Table5.A26" office:value-type="string">
            <text:p text:style-name="P144">Location</text:p>
          </table:table-cell>
          <table:table-cell table:style-name="Table5.B5" office:value-type="string">
            <text:p text:style-name="P144">[A Map From The <text:span text:style-name="T215">Pool</text:span>]</text:p>
          </table:table-cell>
        </table:table-row>
        <table:table-row table:style-name="TableLine2827935403872">
          <table:table-cell table:style-name="Table5.A26" office:value-type="string">
            <text:p text:style-name="P144">Map Size</text:p>
          </table:table-cell>
          <table:table-cell table:style-name="Table5.B6" office:value-type="string">
            <text:p text:style-name="P144">Tiny (2 Player)</text:p>
          </table:table-cell>
        </table:table-row>
        <table:table-row table:style-name="TableLine2827935397888">
          <table:table-cell table:style-name="Table5.A26" office:value-type="string">
            <text:p text:style-name="P144">AI Difficulty</text:p>
          </table:table-cell>
          <table:table-cell table:style-name="Table5.B7" office:value-type="string">
            <text:p text:style-name="P144">Standard</text:p>
          </table:table-cell>
        </table:table-row>
        <table:table-row table:style-name="TableLine2827935402240">
          <table:table-cell table:style-name="Table5.A26" office:value-type="string">
            <text:p text:style-name="P144">Resources</text:p>
          </table:table-cell>
          <table:table-cell table:style-name="Table5.B8" office:value-type="string">
            <text:p text:style-name="P144">Standard</text:p>
          </table:table-cell>
        </table:table-row>
        <table:table-row table:style-name="TableLine2827935398976">
          <table:table-cell table:style-name="Table5.A26" office:value-type="string">
            <text:p text:style-name="P144">Population</text:p>
          </table:table-cell>
          <table:table-cell table:style-name="Table5.B9" office:value-type="string">
            <text:p text:style-name="P144">200</text:p>
          </table:table-cell>
        </table:table-row>
        <table:table-row table:style-name="TableLine2827935392992">
          <table:table-cell table:style-name="Table5.A26" office:value-type="string">
            <text:p text:style-name="P144">Game Speed</text:p>
          </table:table-cell>
          <table:table-cell table:style-name="Table5.B10" office:value-type="string">
            <text:p text:style-name="P144">Normal</text:p>
          </table:table-cell>
        </table:table-row>
        <table:table-row table:style-name="TableLine2827935397616">
          <table:table-cell table:style-name="Table5.A26" office:value-type="string">
            <text:p text:style-name="P144">Reveal Map</text:p>
          </table:table-cell>
          <table:table-cell table:style-name="Table5.B11" office:value-type="string">
            <text:p text:style-name="P144">Normal</text:p>
          </table:table-cell>
        </table:table-row>
        <table:table-row table:style-name="TableLine2827935393536">
          <table:table-cell table:style-name="Table5.A26" office:value-type="string">
            <text:p text:style-name="P144">Starting Age</text:p>
          </table:table-cell>
          <table:table-cell table:style-name="Table5.B12" office:value-type="string">
            <text:p text:style-name="P144">Standard</text:p>
          </table:table-cell>
        </table:table-row>
        <table:table-row table:style-name="TableLine2827935393808">
          <table:table-cell table:style-name="Table5.A13" office:value-type="string">
            <text:p text:style-name="P144">Ending Age</text:p>
          </table:table-cell>
          <table:table-cell table:style-name="Table5.B13" office:value-type="string">
            <text:p text:style-name="P144">Standard</text:p>
          </table:table-cell>
        </table:table-row>
        <table:table-row table:style-name="TableLine2827935399248">
          <table:table-cell table:style-name="Table5.A14" office:value-type="string">
            <text:p text:style-name="P146">Treaty Length</text:p>
          </table:table-cell>
          <table:table-cell table:style-name="Table5.B14" office:value-type="string">
            <text:p text:style-name="P144">&lt;<text:span text:style-name="T182">None</text:span>&gt;</text:p>
          </table:table-cell>
        </table:table-row>
        <table:table-row table:style-name="TableLine2827935400608">
          <table:table-cell table:style-name="Table5.A26" office:value-type="string">
            <text:p text:style-name="P146">Victory</text:p>
          </table:table-cell>
          <table:table-cell table:style-name="Table5.B15" office:value-type="string">
            <text:p text:style-name="P147">Standard</text:p>
          </table:table-cell>
        </table:table-row>
        <table:table-row table:style-name="TableLine2827935394896">
          <table:table-cell table:style-name="Table5.A16" office:value-type="string">
            <text:p text:style-name="P144">Lock Teams?</text:p>
          </table:table-cell>
          <table:table-cell table:style-name="Table5.B16" office:value-type="string">
            <text:p text:style-name="P144">Yes</text:p>
          </table:table-cell>
        </table:table-row>
        <table:table-row table:style-name="TableLine2827935403600">
          <table:table-cell table:style-name="Table5.A17" office:value-type="string">
            <text:p text:style-name="P144">Team Together?</text:p>
          </table:table-cell>
          <table:table-cell table:style-name="Table5.B17" office:value-type="string">
            <text:p text:style-name="P144">Yes</text:p>
          </table:table-cell>
        </table:table-row>
        <table:table-row table:style-name="TableLine2827935422368">
          <table:table-cell table:style-name="Table5.A18" office:value-type="string">
            <text:p text:style-name="P144">Team Positions?</text:p>
          </table:table-cell>
          <table:table-cell table:style-name="Table5.B18" office:value-type="string">
            <text:p text:style-name="P144">No</text:p>
          </table:table-cell>
        </table:table-row>
        <table:table-row table:style-name="TableLine2827935412576">
          <table:table-cell table:style-name="Table5.A19" office:value-type="string">
            <text:p text:style-name="P144">Shared Exploration?</text:p>
          </table:table-cell>
          <table:table-cell table:style-name="Table5.B19" office:value-type="string">
            <text:p text:style-name="P144">No</text:p>
          </table:table-cell>
        </table:table-row>
        <table:table-row table:style-name="TableLine2827935414480">
          <table:table-cell table:style-name="Table5.A22" office:value-type="string">
            <text:p text:style-name="P144">Lock Speed?</text:p>
          </table:table-cell>
          <table:table-cell table:style-name="Table5.B20" office:value-type="string">
            <text:p text:style-name="P144">Yes</text:p>
          </table:table-cell>
        </table:table-row>
        <table:table-row table:style-name="TableLine2827935422096">
          <table:table-cell table:style-name="Table5.A22" office:value-type="string">
            <text:p text:style-name="P144">Allow Cheats?</text:p>
          </table:table-cell>
          <table:table-cell table:style-name="Table5.B21" office:value-type="string">
            <text:p text:style-name="P144">No</text:p>
          </table:table-cell>
        </table:table-row>
        <table:table-row table:style-name="TableLine2827935416384">
          <table:table-cell table:style-name="Table5.A22" office:value-type="string">
            <text:p text:style-name="P144">Turbo Mode?</text:p>
          </table:table-cell>
          <table:table-cell table:style-name="Table5.B22" office:value-type="string">
            <text:p text:style-name="P144">No</text:p>
          </table:table-cell>
        </table:table-row>
        <table:table-row table:style-name="TableLine2827935424816">
          <table:table-cell table:style-name="Table5.A23" office:value-type="string">
            <text:p text:style-name="P148">Full Tech Tree?</text:p>
          </table:table-cell>
          <table:table-cell table:style-name="Table5.B23" office:value-type="string">
            <text:p text:style-name="P148">No</text:p>
          </table:table-cell>
        </table:table-row>
        <table:table-row table:style-name="TableLine2827935425088">
          <table:table-cell table:style-name="Table5.A26" office:value-type="string">
            <text:p text:style-name="P148">Empire Wars Mode?</text:p>
          </table:table-cell>
          <table:table-cell table:style-name="Table5.B24" office:value-type="string">
            <text:p text:style-name="P148">No</text:p>
          </table:table-cell>
        </table:table-row>
        <table:table-row table:style-name="TableLine2827935420192">
          <table:table-cell table:style-name="Table5.A26" office:value-type="string">
            <text:p text:style-name="P148">Sudden Death Mode?</text:p>
          </table:table-cell>
          <table:table-cell table:style-name="Table5.B25" office:value-type="string">
            <text:p text:style-name="P148">No</text:p>
          </table:table-cell>
        </table:table-row>
        <table:table-row table:style-name="TableLine2827935415024">
          <table:table-cell table:style-name="Table5.A26" office:value-type="string">
            <text:p text:style-name="P148">Regicide Mode?</text:p>
          </table:table-cell>
          <table:table-cell table:style-name="Table5.B26" office:value-type="string">
            <text:p text:style-name="P148">No</text:p>
          </table:table-cell>
        </table:table-row>
        <table:table-row table:style-name="TableLine2827935412848">
          <table:table-cell table:style-name="Table5.A27" office:value-type="string">
            <text:p text:style-name="P148">Record Game?</text:p>
          </table:table-cell>
          <table:table-cell table:style-name="Table5.B27" office:value-type="string">
            <text:p text:style-name="P148">Yes</text:p>
          </table:table-cell>
        </table:table-row>
      </table:table>
      <text:p text:style-name="P72"><text:span text:style-name="T158">T</text:span><text:span text:style-name="T157">able </text:span><text:span text:style-name="T159">11</text:span><text:span text:style-name="T157">: Lobby Settings for All League Games</text:span></text:p>
      <text:list xml:id="list204455662108425" text:continue-numbering="true" text:style-name="Outline">
        <text:list-item>
          <text:h text:style-name="P28" text:outline-level="1"><text:bookmark-start text:name="__RefHeading___Toc4354_64810193"/><text:soft-page-break/>Custom Map Pool<text:bookmark-end text:name="__RefHeading___Toc4354_64810193"/></text:h>
        </text:list-item>
      </text:list>
      <text:p text:style-name="P109"><text:span text:style-name="T104">Alchemy League Season 2 is designed to give community members an opportunity to exhibit creative strategies on a </text:span><text:span text:style-name="T117">custom</text:span><text:span text:style-name="T104"> map pool </text:span><text:span text:style-name="T105">with unusual victory conditions.</text:span></text:p>
      <text:list xml:id="list204455792928836" text:continue-numbering="true" text:style-name="Outline">
        <text:list-item>
          <text:list>
            <text:list-item>
              <text:h text:style-name="P51" text:outline-level="2"><text:bookmark-start text:name="__RefHeading___Toc4356_64810193"/>Download Source<text:bookmark-end text:name="__RefHeading___Toc4356_64810193"/></text:h>
            </text:list-item>
          </text:list>
        </text:list-item>
      </text:list>
      <text:p text:style-name="P128"><text:span text:style-name="T220">To protect </text:span><text:span text:style-name="T222">creator </text:span><text:span text:style-name="T220">intellectual property rights, the Alchemy AOE Community does not upload competition resources to the in-game mod center. </text:span><text:span text:style-name="T216">A </text:span><text:span text:style-name="T217">co</text:span>l<text:span text:style-name="T217">lection</text:span> of <text:span text:style-name="T217">random</text:span> maps satisfying the requirements of GSRM-GRK-001 shall <text:span text:style-name="T217">be </text:span><text:span text:style-name="T219">d</text:span><text:span text:style-name="T217">ownload</text:span><text:span text:style-name="T219">ed</text:span><text:span text:style-name="T217"> </text:span><text:span text:style-name="T220">by p</text:span><text:span text:style-name="T231">articipants</text:span><text:span text:style-name="T220"> </text:span><text:span text:style-name="T217">from the </text:span><text:span text:style-name="T218">following location: </text:span><text:a xlink:type="simple" xlink:href="https://github.com/Alchemy-AOE-Community/CHEM-Random-Map-Scripts/tree/Greek_Maps/Greek_Maps" text:style-name="Internet_20_link" text:visited-style-name="Visited_20_Internet_20_Link"><text:span text:style-name="T218">https://github.com/Alchemy-AOE-Community/CHEM-Random-Map-Scripts/tree/Greek_Maps/Greek_Maps</text:span></text:a><text:span text:style-name="T218">. <text:line-break/><text:line-break/></text:span><text:span text:style-name="T228">T</text:span><text:span text:style-name="T224">he Alchemy AOE Community server is webhook-configured to notify </text:span><text:span text:style-name="T228">players</text:span><text:span text:style-name="T224"> of any changes to the random map Github repository.</text:span></text:p>
      <text:list xml:id="list204455760936599" text:continue-numbering="true" text:style-name="Outline">
        <text:list-item>
          <text:list>
            <text:list-item>
              <text:h text:style-name="P48" text:outline-level="2"><text:bookmark-start text:name="__RefHeading___Toc4358_64810193"/>“<text:span text:style-name="T221">Map of the </text:span><text:span text:style-name="T45">Round</text:span>”<text:bookmark-end text:name="__RefHeading___Toc4358_64810193"/></text:h>
            </text:list-item>
          </text:list>
        </text:list-item>
      </text:list>
      <text:p text:style-name="P124"><text:span text:style-name="T121">A </text:span><text:span text:style-name="T125">few days before</text:span><text:span text:style-name="T121"> the start of each round, the tournament host will declare a custom map from the pool to be “Map of the </text:span><text:span text:style-name="T122">Round</text:span><text:span text:style-name="T121">”. Typically, if a map pool consists of a mixture of contest maps and “shoe-in” maps, then contest maps </text:span><text:span text:style-name="T124">are prioritized for</text:span><text:span text:style-name="T123"> select</text:span><text:span text:style-name="T124">ion</text:span><text:span text:style-name="T123"> first. A map cannot be “Map of the Round” twice in the same season of the league.</text:span></text:p>
      <text:list xml:id="list204454725369409" text:continue-numbering="true" text:style-name="Outline">
        <text:list-item>
          <text:h text:style-name="P29" text:outline-level="1"><text:bookmark-start text:name="__RefHeading___Toc4360_64810193"/>Recording Availability<text:bookmark-end text:name="__RefHeading___Toc4360_64810193"/></text:h>
        </text:list-item>
      </text:list>
      <text:p text:style-name="P104"><text:span text:style-name="T177">After playing in each round, recordings proving the outcome </text:span><text:span text:style-name="T178">shall</text:span><text:span text:style-name="T177"> be uploaded to the appropriate channel in the </text:span><text:span text:style-name="T178">Alchemy AOE</text:span><text:span text:style-name="T177"> </text:span><text:span text:style-name="T178">S</text:span><text:span text:style-name="T177">erver </text:span><text:span text:style-name="T178">before the start of the next round</text:span><text:span text:style-name="T177">. Although such an upload is ultimately the responsibility of whoever won the set, we would appreciate not being able to predict the winner based on who posted the results.</text:span></text:p>
      <text:list xml:id="list204455179602622" text:continue-list="list204454376666598" text:style-name="L1">
        <text:list-header>
          <text:p text:style-name="P55"><text:span text:style-name="T177"/></text:p>
          <text:p text:style-name="P93"><text:span text:style-name="T179">The</text:span><text:span text:style-name="T177"> following </text:span><text:span text:style-name="T179">information shall also be included</text:span><text:span text:style-name="T177">:</text:span></text:p>
        </text:list-header>
      </text:list>
      <text:list xml:id="list1672709786" text:style-name="L9">
        <text:list-item>
          <text:p text:style-name="P137"><text:span text:style-name="T56">Round </text:span><text:span text:style-name="T57">Number</text:span></text:p>
        </text:list-item>
        <text:list-item>
          <text:p text:style-name="P138">@Player names</text:p>
        </text:list-item>
        <text:list-item>
          <text:p text:style-name="P139"><text:span text:style-name="T56">Match Result (</text:span><text:span text:style-name="T58">U</text:span><text:span text:style-name="T56">se spoiler tag, sandwich between players)</text:span></text:p>
        </text:list-item>
        <text:list-item>
          <text:p text:style-name="P140"><text:span text:style-name="T59">Names of m</text:span><text:span text:style-name="T55">aps that were played</text:span></text:p>
        </text:list-item>
        <text:list-item>
          <text:p text:style-name="P138">Game Recording Files</text:p>
        </text:list-item>
      </text:list>
      <text:list xml:id="list204454428286154" text:continue-list="list204455179602622" text:style-name="L1">
        <text:list-header>
          <text:p text:style-name="P80"><text:line-break/>A spoiler tag may be attached through use of two vertical bars at the start and end of the message:</text:p>
          <text:list text:continue-numbering="true">
            <text:list-header>
              <text:p text:style-name="P81"><text:line-break/>|| this is a spoiler message || </text:p>
            </text:list-header>
          </text:list>
          <text:p text:style-name="P82"><text:span text:style-name="T56"><text:line-break/>For example, </text:span><text:span text:style-name="T60">if</text:span><text:span text:style-name="T56"> TechChariot </text:span><text:span text:style-name="T60">were</text:span><text:span text:style-name="T56"> wiped out by </text:span><text:span text:style-name="T61">BPDrej</text:span><text:span text:style-name="T56"> in </text:span><text:span text:style-name="T62">Round 4,</text:span><text:span text:style-name="T56"> </text:span><text:span text:style-name="T62">t</text:span><text:span text:style-name="T56">hen the results could be posted by either player as follows:</text:span></text:p>
          <text:p text:style-name="P82"><text:span text:style-name="T56"><text:line-break/></text:span><text:span text:style-name="T62">Round 4 </text:span><text:span text:style-name="T56">@TechChariot || 0 - </text:span><text:span text:style-name="T63">2</text:span><text:span text:style-name="T56"> || @</text:span><text:span text:style-name="T61">BPDrej – </text:span><text:span text:style-name="T64">Map1, </text:span><text:span text:style-name="T65">Map</text:span><text:span text:style-name="T64">2</text:span><text:span text:style-name="T56"><text:line-break/><text:line-break/>TechChariot_vs_</text:span><text:span text:style-name="T61">BPDrej</text:span><text:span text:style-name="T56">_G1.aoe2record </text:span></text:p>
          <text:p text:style-name="P78"><text:span text:style-name="T56">TechChariot_vs_</text:span><text:span text:style-name="T61">BPDrej</text:span><text:span text:style-name="T56">_G2.aoe2record</text:span></text:p>
        </text:list-header>
      </text:list>
      <text:list xml:id="list204454685691101" text:continue-list="list204454725369409" text:style-name="Outline">
        <text:list-item>
          <text:h text:style-name="P32" text:outline-level="1"><text:bookmark-start text:name="__RefHeading___Toc4362_64810193"/><text:soft-page-break/><text:span text:style-name="T199">Accessibility</text:span><text:bookmark-end text:name="__RefHeading___Toc4362_64810193"/></text:h>
        </text:list-item>
      </text:list>
      <text:p text:style-name="P101"><text:span text:style-name="T106">It is important for all League participants to be able to find and communicate with each other. Registration will only be processed for persons in the Alchemy </text:span><text:span text:style-name="T107">AOE</text:span><text:span text:style-name="T106"> </text:span><text:span text:style-name="T108">Community </text:span><text:span text:style-name="T106">Discord Server:</text:span><text:span text:style-name="T183"> </text:span><text:span text:style-name="T170"><text:s/></text:span></text:p>
      <text:p text:style-name="P107"><text:span text:style-name="T170">https://discord.gg/h9DvzHBNPr</text:span></text:p>
      <text:list xml:id="list204454893496131" text:continue-numbering="true" text:style-name="Outline">
        <text:list-item>
          <text:h text:style-name="P30" text:outline-level="1"><text:bookmark-start text:name="__RefHeading___Toc4364_64810193"/>Code of Conduc<text:span text:style-name="T201">t</text:span><text:bookmark-end text:name="__RefHeading___Toc4364_64810193"/></text:h>
          <text:list>
            <text:list-item>
              <text:h text:style-name="P52" text:outline-level="2"><text:bookmark-start text:name="__RefHeading___Toc7559_64810193"/>Applicability<text:bookmark-end text:name="__RefHeading___Toc7559_64810193"/></text:h>
            </text:list-item>
          </text:list>
        </text:list-item>
      </text:list>
      <text:p text:style-name="P96"><text:span text:style-name="T195">Alchemy AOE Server Rules </text:span><text:span text:style-name="T70">apply</text:span><text:span text:style-name="T69"> to all activities related to Alchemy League, including direct messaging and in-game chat. </text:span></text:p>
      <text:list xml:id="list204454765499030" text:continue-numbering="true" text:style-name="Outline">
        <text:list-item>
          <text:list>
            <text:list-item>
              <text:h text:style-name="P53" text:outline-level="2"><text:bookmark-start text:name="__RefHeading___Toc7561_64810193"/>Off-boarding<text:bookmark-end text:name="__RefHeading___Toc7561_64810193"/></text:h>
            </text:list-item>
          </text:list>
        </text:list-item>
      </text:list>
      <text:p text:style-name="P97">Any player may withdraw from <text:span text:style-name="T196">the l</text:span>eague <text:span text:style-name="T128">between</text:span> <text:span text:style-name="T223">s</text:span>prints without <text:span text:style-name="T196">detriment to the league or their </text:span><text:span text:style-name="T197">eligibility</text:span><text:span text:style-name="T223"> to register for future Alchemy-AOE events.</text:span></text:p>
      <text:list xml:id="list204455671177875" text:continue-numbering="true" text:style-name="Outline">
        <text:list-item>
          <text:list>
            <text:list-item>
              <text:h text:style-name="P50" text:outline-level="2"><text:bookmark-start text:name="__RefHeading___Toc7563_64810193"/><text:span text:style-name="T198">Discipline</text:span><text:bookmark-end text:name="__RefHeading___Toc7563_64810193"/></text:h>
            </text:list-item>
          </text:list>
        </text:list-item>
      </text:list>
      <text:p text:style-name="P114"><text:span text:style-name="T40">If </text:span><text:span text:style-name="T41">any </text:span><text:span text:style-name="T40">player fail</text:span><text:span text:style-name="T41">s</text:span><text:span text:style-name="T40"> to meet the commitments of this handbook, then the tournament </text:span><text:span text:style-name="T42">administrator </text:span><text:span text:style-name="T43">shall </text:span><text:span text:style-name="T44">respond according to</text:span><text:span text:style-name="T40"> MTHD-004</text:span><text:span text:style-name="T43">.</text:span></text:p>
      <text:list xml:id="list204455117131858" text:continue-numbering="true" text:style-name="Outline">
        <text:list-item>
          <text:h text:style-name="P31" text:outline-level="1"><text:bookmark-start text:name="__RefHeading___Toc4366_64810193"/>Eligibility<text:bookmark-end text:name="__RefHeading___Toc4366_64810193"/></text:h>
        </text:list-item>
      </text:list>
      <text:p text:style-name="P105"><text:span text:style-name="T171">The Alchemy </text:span><text:span text:style-name="T162">AOE Community</text:span><text:span text:style-name="T171"> does not exclude people on the basis of protected class or unpopular beliefs/associations, and our events are designed to unify the </text:span><text:span text:style-name="T172">Age of Empires II </text:span><text:span text:style-name="T171">community around love of </text:span><text:span text:style-name="T172">the game</text:span><text:span text:style-name="T171">. Anyone is welcome to sign up for our events, as long as the</text:span><text:span text:style-name="T172">y:</text:span></text:p>
      <text:list xml:id="list560916581" text:style-name="L10">
        <text:list-item>
          <text:p text:style-name="P74">Make a credible pledge to meet the requirements of this handbook.</text:p>
        </text:list-item>
        <text:list-item>
          <text:p text:style-name="P73"><text:span text:style-name="T172">Provide an honest estimation of their skill, </text:span><text:span text:style-name="T184">so that</text:span><text:span text:style-name="T172"> we can be confident in our ability to find them worthy opponents.</text:span></text:p>
        </text:list-item>
      </text:list>
      <text:list xml:id="list204454399895783" text:continue-list="list204455117131858" text:style-name="Outline">
        <text:list-item>
          <text:h text:style-name="P31" text:outline-level="1"><text:bookmark-start text:name="__RefHeading___Toc4368_64810193"/>Registration<text:bookmark-end text:name="__RefHeading___Toc4368_64810193"/></text:h>
        </text:list-item>
      </text:list>
      <text:p text:style-name="P106"><text:span text:style-name="T109">Relevant links provided below</text:span><text:span text:style-name="T80">:</text:span></text:p>
      <text:list xml:id="list204455920481419" text:continue-numbering="true" text:style-name="Outline">
        <text:list-item>
          <text:list>
            <text:list-item>
              <text:h text:style-name="P44" text:outline-level="2"><text:bookmark-start text:name="__RefHeading___Toc4370_64810193"/>Sign Up<text:bookmark-end text:name="__RefHeading___Toc4370_64810193"/></text:h>
            </text:list-item>
          </text:list>
        </text:list-item>
      </text:list>
      <text:p text:style-name="P126"><text:a xlink:type="simple" xlink:href="https://forms.gle/BECp7u2HZWrxyEaw9" text:style-name="Internet_20_link" text:visited-style-name="Visited_20_Internet_20_Link"><text:span text:style-name="T181">https://forms.gle/BECp7u2HZWrxyEaw9</text:span></text:a><text:span text:style-name="T181"> </text:span></text:p>
      <text:list xml:id="list204454926211514" text:continue-numbering="true" text:style-name="Outline">
        <text:list-item>
          <text:list>
            <text:list-item>
              <text:h text:style-name="P49" text:outline-level="2"><text:bookmark-start text:name="__RefHeading___Toc3287_64810193"/><text:span text:style-name="T37">View Signups</text:span><text:bookmark-end text:name="__RefHeading___Toc3287_64810193"/></text:h>
            </text:list-item>
          </text:list>
        </text:list-item>
      </text:list>
      <text:p text:style-name="P125"><text:a xlink:type="simple" xlink:href="https://docs.google.com/spreadsheets/d/1SeBT_3vfIuyi-jh-a0Xrg4ZY5gRHXb_mZ4FwqzfuSoY/edit?resourcekey#gid=1152244974" text:style-name="Internet_20_link" text:visited-style-name="Visited_20_Internet_20_Link"><text:span text:style-name="T181">https://docs.google.com/spreadsheets/d/1SeBT_3vfIuyi-jh-a0Xrg4ZY5gRHXb_mZ4FwqzfuSoY/edit?resourcekey#gid=1152244974</text:span></text:a><text:span text:style-name="T181"> </text:span></text:p>
      <text:p text:style-name="P150"/>
      <text:p text:style-name="P150"/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Line2827633254528">
          <table:table-cell table:style-name="Table3.A1" office:value-type="string">
            <text:p text:style-name="P13">Revision</text:p>
          </table:table-cell>
          <table:table-cell table:style-name="Table3.A1" office:value-type="string">
            <text:p text:style-name="P13">Des<text:span text:style-name="T54">cription</text:span></text:p>
          </table:table-cell>
          <table:table-cell table:style-name="Table3.A1" office:value-type="string">
            <text:p text:style-name="P14">Change Document</text:p>
          </table:table-cell>
          <table:table-cell table:style-name="Table3.D1" office:value-type="string">
            <text:p text:style-name="P13">Date</text:p>
            <text:p text:style-name="P142">(YYYY-MM-DD)</text:p>
          </table:table-cell>
        </table:table-row>
        <table:table-row table:style-name="TableLine2827633268400">
          <table:table-cell table:style-name="Table3.A2" office:value-type="string">
            <text:p text:style-name="P10">Original Issue</text:p>
          </table:table-cell>
          <table:table-cell table:style-name="Table3.A2" office:value-type="string">
            <text:p text:style-name="P11">--------------------------------------------------------------------------------</text:p>
          </table:table-cell>
          <table:table-cell table:style-name="Table3.A2" office:value-type="string">
            <text:p text:style-name="P12">N/A</text:p>
          </table:table-cell>
          <table:table-cell table:style-name="Table3.D2" office:value-type="string">
            <text:p text:style-name="P10"><text:span text:style-name="T185">2024</text:span>/<text:span text:style-name="T185">0</text:span><text:span text:style-name="T200">6</text:span>/<text:span text:style-name="T200">01</text:span>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family-generic="roman" style:font-pitch="variable" officeooo:rsid="020ffdd3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background-color="#36393e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4" style:font-family-asian="'Times New Roman'" style:font-family-generic-asian="system" style:font-pitch-asian="variable" style:font-size-asian="11pt" style:language-asian="en" style:country-asian="US" style:font-name-complex="Times New Roman4" style:font-family-complex="'Times New Roman'" style:font-family-generic-complex="system" style:font-pitch-complex="variable" style:font-size-complex="11pt" style:language-complex="ar" style:country-complex="SA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1965in" style:contextual-spacing="false" fo:line-height="115%"/>
    </style:style>
    <style:style style:name="Frame_20_contents" style:display-name="Frame contents" style:family="paragraph" style:parent-style-name="Standard" style:default-outline-level="" style:list-style-name="" style:class="extra"/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style:contextual-spacing="false">
        <style:tab-stops/>
      </style:paragraph-properties>
      <style:text-properties fo:color="#ffffff" loext:opacity="100%" style:font-name="Times New Roman1" fo:font-family="'Times New Roman'" style:font-family-generic="roman" style:font-pitch="variable" fo:font-size="16pt" fo:font-weight="bold" officeooo:rsid="01dd1bf7" style:font-name-asian="Microsoft YaHei" style:font-family-asian="'Microsoft YaHei'" style:font-family-generic-asian="system" style:font-pitch-asian="variable" style:font-size-asian="130%" style:font-weight-asian="bold" style:font-name-complex="Arial Unicode MS" style:font-family-complex="'Arial Unicode MS'" style:font-family-generic-complex="system" style:font-pitch-complex="variable" style:font-size-complex="130%" style:font-weight-complex="bold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fo:color="#ffffff" loext:opacity="100%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139in" fo:margin-bottom="0.0835in" style:contextual-spacing="false" style:page-number="auto">
        <style:tab-stops/>
      </style:paragraph-properties>
      <style:text-properties fo:color="#ffffff" loext:opacity="100%" style:font-name="Times New Roman" fo:font-family="'Times New Roman'" style:font-style-name="Regular" style:font-family-generic="roman" style:font-pitch="variable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0972in" fo:margin-bottom="0.0835in" style:contextual-spacing="false" style:page-number="auto"/>
      <style:text-properties fo:color="#ffffff" loext:opacity="100%" style:font-name="Times New Roman" fo:font-family="'Times New Roman'" style:font-style-name="Regular" style:font-family-generic="roman" style:font-pitch="variable" fo:font-size="13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fo:color="#ffffff" loext:opacity="100%"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  <style:text-properties fo:color="#fafafa" loext:opacity="100%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28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color="#ffffff" loext:opacity="100%" style:font-name="Times New Roman1" fo:font-family="'Times New Roman'" style:font-family-generic="roman" style:font-pitch="variable" fo:font-size="16pt" fo:font-weight="normal" style:font-size-asian="14pt" style:font-weight-asian="normal" style:font-size-complex="16pt" style:font-weight-complex="normal"/>
    </style:style>
    <style:style style:name="Bullet_20_Symbols" style:display-name="Bullet Symbols" style:family="text">
      <style:text-properties fo:color="#fffff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ffff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ffff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." style:num-format="A" text:display-levels="2">
        <style:list-level-properties text:list-level-position-and-space-mode="label-alignment">
          <style:list-level-label-alignment text:label-followed-by="space" fo:text-indent="0.25in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2931in" table:align="margins" fo:background-color="transparent">
        <style:background-image/>
      </style:table-properties>
    </style:style>
    <style:style style:name="Table2.A" style:family="table-column">
      <style:table-column-properties style:column-width="0.8146in" style:rel-column-width="7319*"/>
    </style:style>
    <style:style style:name="Table2.B" style:family="table-column">
      <style:table-column-properties style:column-width="1.5625in" style:rel-column-width="14040*"/>
    </style:style>
    <style:style style:name="Table2.C" style:family="table-column">
      <style:table-column-properties style:column-width="1.0604in" style:rel-column-width="9528*"/>
    </style:style>
    <style:style style:name="Table2.D" style:family="table-column">
      <style:table-column-properties style:column-width="1.0035in" style:rel-column-width="9017*"/>
    </style:style>
    <style:style style:name="Table2.E" style:family="table-column">
      <style:table-column-properties style:column-width="0.9375in" style:rel-column-width="8424*"/>
    </style:style>
    <style:style style:name="Table2.F" style:family="table-column">
      <style:table-column-properties style:column-width="0.809in" style:rel-column-width="7269*"/>
    </style:style>
    <style:style style:name="Table2.G" style:family="table-column">
      <style:table-column-properties style:column-width="1.1063in" style:rel-column-width="9938*"/>
    </style:style>
    <style:style style:name="Table2.1" style:family="table-row">
      <style:table-row-properties style:min-row-height="0.0319in" fo:background-color="transparent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Table2.3" style:family="table-row">
      <style:table-row-properties style:min-row-height="0.016in" fo:background-color="transparent">
        <style:background-image/>
      </style:table-row-properties>
    </style:style>
    <style:style style:name="MP1" style:family="paragraph" style:parent-style-name="Header">
      <style:paragraph-properties>
        <style:tab-stops>
          <style:tab-stop style:position="3.4626in" style:type="center"/>
          <style:tab-stop style:position="7.298in" style:type="right"/>
        </style:tab-stops>
      </style:paragraph-properties>
      <style:text-properties fo:color="#ffffff" loext:opacity="100%" officeooo:rsid="000a7bbd" officeooo:paragraph-rsid="0193ed4d"/>
    </style:style>
    <style:style style:name="MP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P4" style:family="paragraph">
      <loext:graphic-properties draw:fill="solid" draw:fill-color="#ffffff" draw:opacity="25%"/>
      <style:text-properties style:font-name="Times New Roman1" fo:font-size="1pt"/>
    </style:style>
    <style:style style:name="MP5" style:family="paragraph" style:parent-style-name="Header">
      <style:paragraph-properties fo:text-align="center" style:justify-single-word="false">
        <style:tab-stops>
          <style:tab-stop style:position="3.4626in" style:type="center"/>
          <style:tab-stop style:position="7.298in" style:type="right"/>
        </style:tab-stops>
      </style:paragraph-properties>
      <style:text-properties fo:color="#ffffff" loext:opacity="100%" style:font-name="Times New Roman1" fo:font-size="2pt" officeooo:rsid="000a7bbd" officeooo:paragraph-rsid="0193ed4d" style:font-size-asian="1.75pt" style:font-size-complex="2pt"/>
    </style:style>
    <style:style style:name="MP6" style:family="paragraph" style:parent-style-name="Footer">
      <style:paragraph-properties fo:text-align="center" style:justify-single-word="false"/>
      <style:text-properties officeooo:rsid="01884ae6" officeooo:paragraph-rsid="019aadfc"/>
    </style:style>
    <style:style style:name="MP7" style:family="paragraph">
      <loext:graphic-properties draw:fill="none"/>
      <style:text-properties fo:font-size="12pt"/>
    </style:style>
    <style:style style:name="MP8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0pt" style:font-size-asian="10pt" style:font-size-complex="10pt"/>
    </style:style>
    <style:style style:name="MP9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0pt" officeooo:rsid="01c0be4b" officeooo:paragraph-rsid="01c0be4b" style:font-size-asian="10pt" style:font-size-complex="10pt"/>
    </style:style>
    <style:style style:name="MP10" style:family="paragraph">
      <loext:graphic-properties draw:fill="none"/>
    </style:style>
    <style:style style:name="MP11" style:family="paragraph" style:parent-style-name="Standard">
      <style:paragraph-properties fo:text-align="center" style:justify-single-word="false"/>
      <style:text-properties fo:color="#cccccc" loext:opacity="100%" style:font-name="Century" fo:font-size="16pt" fo:font-style="italic" fo:font-weight="bold" officeooo:rsid="01c53e44" officeooo:paragraph-rsid="01c1e206" style:font-size-asian="16pt" style:font-style-asian="italic" style:font-weight-asian="bold" style:font-size-complex="16pt" style:font-style-complex="italic" style:font-weight-complex="bold"/>
    </style:style>
    <style:style style:name="MP12" style:family="paragraph" style:parent-style-name="Standard">
      <style:paragraph-properties fo:text-align="center" style:justify-single-word="false"/>
      <style:text-properties fo:color="#ffffff" loext:opacity="100%" style:font-name="Times New Roman1" fo:font-size="16pt" officeooo:rsid="01c1e206" officeooo:paragraph-rsid="01c1e206" style:font-size-asian="16pt" style:font-size-complex="16pt"/>
    </style:style>
    <style:style style:name="MP13" style:family="paragraph" style:parent-style-name="Table_20_Contents">
      <style:paragraph-properties fo:text-align="center" style:justify-single-word="false"/>
      <style:text-properties fo:color="#ffffff" loext:opacity="100%" style:font-name="Times New Roman1" fo:font-size="10pt" officeooo:rsid="027952c2" officeooo:paragraph-rsid="027952c2" style:font-size-asian="10pt" style:font-size-complex="10pt"/>
    </style:style>
    <style:style style:name="MP14" style:family="paragraph" style:parent-style-name="Footer">
      <style:paragraph-properties fo:text-align="center" style:justify-single-word="false"/>
      <style:text-properties fo:color="#ffffff" loext:opacity="100%" style:font-name="Times New Roman1" fo:font-size="12pt" officeooo:rsid="02009849" officeooo:paragraph-rsid="02009849" style:font-size-asian="12pt" style:font-size-complex="12pt"/>
    </style:style>
    <style:style style:name="MP15" style:family="paragraph" style:parent-style-name="Footer">
      <style:paragraph-properties fo:text-align="center" style:justify-single-word="false"/>
      <style:text-properties fo:color="#ffffff" loext:opacity="100%" style:font-name="Times New Roman1" fo:font-size="12pt" officeooo:rsid="01c12d8d" officeooo:paragraph-rsid="01c12d8d" style:font-size-asian="12pt" style:font-size-complex="12pt"/>
    </style:style>
    <style:style style:name="MP16" style:family="paragraph" style:parent-style-name="Standard">
      <style:paragraph-properties fo:text-align="center" style:justify-single-word="false"/>
      <style:text-properties fo:color="#ffffff" loext:opacity="100%" officeooo:rsid="026f23e1" officeooo:paragraph-rsid="026f23e1"/>
    </style:style>
    <style:style style:name="MP17" style:family="paragraph" style:parent-style-name="Footer">
      <style:paragraph-properties fo:text-align="center" style:justify-single-word="false"/>
      <style:text-properties fo:color="#ffffff" loext:opacity="100%" style:font-name="Times New Roman1" fo:font-size="12pt" officeooo:rsid="01884ae6" officeooo:paragraph-rsid="01c12d8d" style:font-size-asian="12pt" style:font-size-complex="12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loext:opacity="100%" officeooo:rsid="019aadfc"/>
    </style:style>
    <style:style style:name="MT3" style:family="text">
      <style:text-properties fo:color="#ffffff" loext:opacity="100%" officeooo:rsid="01cd19ca"/>
    </style:style>
    <style:style style:name="MT4" style:family="text">
      <style:text-properties fo:color="#ffffff" loext:opacity="100%"/>
    </style:style>
    <style:style style:name="MT5" style:family="text">
      <style:text-properties fo:color="#ffffff" loext:opacity="100%" officeooo:rsid="027b4a63"/>
    </style:style>
    <style:style style:name="MT6" style:family="text">
      <style:text-properties fo:color="#ffffff" loext:opacity="100%" officeooo:rsid="0188727c"/>
    </style:style>
    <style:style style:name="MT7" style:family="text">
      <style:text-properties fo:color="#ffffff" loext:opacity="100%" officeooo:rsid="00199929"/>
    </style:style>
    <style:style style:name="MT8" style:family="text">
      <style:text-properties fo:color="#ffffff" loext:opacity="100%" officeooo:rsid="018dc5b4"/>
    </style:style>
    <style:style style:name="MT9" style:family="text">
      <style:text-properties fo:color="#ffffff" loext:opacity="100%" officeooo:rsid="017e676e"/>
    </style:style>
    <style:style style:name="MT10" style:family="text">
      <style:text-properties officeooo:rsid="01c0be4b"/>
    </style:style>
    <style:style style:name="MT11" style:family="text">
      <style:text-properties fo:font-size="8pt" officeooo:rsid="0266317c" style:font-size-asian="8pt" style:font-size-complex="8pt"/>
    </style:style>
    <style:style style:name="MT12" style:family="text">
      <style:text-properties officeooo:rsid="02009849"/>
    </style:style>
    <style:style style:name="MT13" style:family="text">
      <style:text-properties officeooo:rsid="01c73bfc"/>
    </style:style>
    <style:style style:name="MT14" style:family="text">
      <style:text-properties officeooo:rsid="026fb4e4"/>
    </style:style>
    <style:style style:name="MT15" style:family="text">
      <style:text-properties officeooo:rsid="019aadfc"/>
    </style:style>
    <style:style style:name="MT16" style:family="text">
      <style:text-properties officeooo:rsid="00199929"/>
    </style:style>
    <style:style style:name="MT17" style:family="text">
      <style:text-properties fo:background-color="transparent" loext:char-shading-value="0"/>
    </style:style>
    <style:style style:name="MT18" style:family="text">
      <style:text-properties officeooo:rsid="018dc5b4"/>
    </style:style>
    <style:style style:name="MT19" style:family="text">
      <style:text-properties officeooo:rsid="017e676e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98in" svg:stroke-color="#ffffff" draw:marker-start-width="0.1535in" draw:marker-end-width="0.1535in" draw:fill="none" draw:fill-color="#ffffff" draw:textarea-vertical-align="middle" fo:min-height="0.252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098in" svg:stroke-color="#ffffff" draw:marker-start-width="0.1535in" draw:marker-end-width="0.1535in" draw:fill="none" draw:fill-color="#ffffff" draw:textarea-vertical-align="middle" fo:min-height="0.253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solid" svg:stroke-width="0.0098in" svg:stroke-color="#ffffff" draw:marker-start-width="0.1547in" draw:marker-end-width="0.1547in" draw:fill="none" draw:fill-color="#ffffff" draw:textarea-vertical-align="middle" fo:min-height="0.252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ffffff" draw:opacity="25%" draw:auto-grow-height="false" draw:auto-grow-width="false" fo:min-height="0.8264in" fo:min-width="7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color="#ffffff" draw:fill="none" draw:textarea-horizontal-align="justify" draw:textarea-vertical-align="middle" draw:auto-grow-height="false" fo:min-height="0.3835in" fo:min-width="7.4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ffffff" draw:opacity="25%" draw:auto-grow-height="false" draw:auto-grow-width="false" fo:min-height="0.806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draw:fill="solid" draw:fill-color="#ffffff" draw:opacity="25%" draw:auto-grow-height="false" draw:auto-grow-width="false" fo:min-height="0.763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draw:stroke="none" draw:fill="solid" draw:fill-color="#ffffff" draw:opacity="25%" draw:auto-grow-height="false" draw:auto-grow-width="false" fo:min-height="0.4945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9" style:family="graphic">
      <style:graphic-properties svg:stroke-width="0.0098in" svg:stroke-color="#ffffff" draw:marker-start-width="0.1535in" draw:marker-end-width="0.1535in" draw:fill="none" draw:textarea-horizontal-align="justify" draw:textarea-vertical-align="middle" draw:auto-grow-height="false" fo:min-height="1.0917in" fo:min-width="7.4819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0.26pt groove #ffffff" fo:padding="0.1in" fo:background-color="#36393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36393e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solid" draw:fill-color="#36393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9" draw:name="Shape2_2" draw:style-name="Mgr1" draw:text-style-name="MP3" svg:width="4.335in" svg:height="0.2622in" svg:x="1.4709in" svg:y="-0.1in"><draw:text-box><text:p text:style-name="MP2"><text:span text:style-name="MT1">Handbook, Alchemy League Season 3</text:span></text:p></draw:text-box></draw:frame><draw:frame text:anchor-type="paragraph" draw:z-index="17" draw:name="Shape2_3" draw:style-name="Mgr2" draw:text-style-name="MP3" svg:width="1.5835in" svg:height="0.2634in" svg:x="5.8055in" svg:y="-0.1028in"><draw:text-box><text:p text:style-name="MP2"><text:span text:style-name="MT1">X1</text:span></text:p></draw:text-box></draw:frame><draw:frame text:anchor-type="paragraph" draw:z-index="25" draw:name="Shape2_4" draw:style-name="Mgr3" draw:text-style-name="MP3" svg:width="1.5705in" svg:height="0.2622in" svg:x="-0.0992in" svg:y="-0.1in"><draw:text-box><text:p text:style-name="MP2"><text:span text:style-name="MT1">HDBK-L003</text:span></text:p></draw:text-box></draw:frame><text:tab/><text:tab/><draw:custom-shape text:anchor-type="char" draw:z-index="41" draw:name="PowerPlusWaterMarkObject" draw:style-name="Mgr4" draw:text-style-name="MP4" svg:width="7.4996in" svg:height="0.826in" draw:transform="rotate (0.785398163397448) translate (0.702777777777778in 6.86382327209099in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5"><draw:custom-shape text:anchor-type="char" draw:z-index="42" draw:name="PowerPlusWaterMarkObject" draw:style-name="Mgr4" draw:text-style-name="MP4" svg:width="7.4996in" svg:height="0.826in" draw:transform="rotate (0.785398163397448) translate (0.702777777777778in 6.55458770778653in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MP6"><draw:custom-shape text:anchor-type="paragraph" draw:z-index="33" draw:name="Shape1_0" draw:style-name="Mgr5" draw:text-style-name="MP7" svg:width="7.4843in" svg:height="0.3835in" svg:x="-0.0937in" svg:y="-0.0917in"><text:p/><draw:enhanced-geometry svg:viewBox="0 0 21600 21600" draw:type="rectangle" draw:enhanced-path="M 0 0 L 21600 0 21600 21600 0 21600 0 0 Z N"/></draw:custom-shape><text:span text:style-name="MT2">A</text:span><text:span text:style-name="MT3">LCHEMY</text:span><text:span text:style-name="MT2"> AOE </text:span><text:span text:style-name="MT3">ALLIANCE</text:span><text:span text:style-name="MT4"><text:tab/></text:span><text:a xlink:type="simple" xlink:href="#Table of Contents1|region" text:style-name="Internet_20_link" text:visited-style-name="Visited_20_Internet_20_Link"><text:span text:style-name="MT5">[return]</text:span></text:a><text:span text:style-name="MT6"><text:tab/></text:span><text:span text:style-name="MT2">Pag</text:span><text:span text:style-name="MT7">e </text:span><text:span text:style-name="MT4"><text:page-number text:select-page="current">7</text:page-number></text:span><text:span text:style-name="MT4"><text:s/></text:span><text:span text:style-name="MT8">o</text:span><text:span text:style-name="MT9">f </text:span><text:span text:style-name="MT9"><text:page-count>9</text:page-count></text:span></text:p>
      </style:footer>
      <style:footer-first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columns-spanned="2" office:value-type="string">
              <text:p text:style-name="MP8">----- <text:span text:style-name="MT10">Document Approvals -----</text:span></text:p>
            </table:table-cell>
            <table:covered-table-cell/>
            <table:table-cell table:style-name="Table2.A1" office:value-type="string">
              <text:p text:style-name="MP9"><draw:custom-shape text:anchor-type="paragraph" draw:z-index="0" draw:name="Shape3" draw:style-name="Mgr9" draw:text-style-name="MP10" svg:width="7.4921in" svg:height="1.1016in" svg:x="-2.4602in" svg:y="0.0035in"><text:p/><draw:enhanced-geometry svg:viewBox="0 0 21600 21600" draw:mirror-horizontal="false" draw:mirror-vertical="false" draw:type="rectangle" draw:enhanced-path="M 0 0 L 21600 0 21600 21600 0 21600 0 0 Z N"/></draw:custom-shape>Date <text:span text:style-name="MT11">(YYYY/MM/DD)</text:span></text:p>
            </table:table-cell>
            <table:table-cell table:style-name="Table2.A1" table:number-rows-spanned="5" office:value-type="string">
              <text:p text:style-name="MP11"><draw:frame draw:style-name="Mfr1" draw:name="Image1" text:anchor-type="char" svg:x="0.022in" svg:y="0.0362in" svg:width="0.9575in" svg:height="0.9008in" draw:z-index="1"><draw:image xlink:href="Pictures/100000000000023D000002402CA31404898D2210.png" xlink:type="simple" xlink:show="embed" xlink:actuate="onLoad" draw:mime-type="image/png"/></draw:frame></text:p>
            </table:table-cell>
            <table:table-cell table:style-name="Table2.A1" table:number-rows-spanned="2" table:number-columns-spanned="3" office:value-type="string">
              <text:p text:style-name="MP12"><text:span text:style-name="MT12">HDBK</text:span><text:span text:style-name="MT13"> – </text:span><text:span text:style-name="MT12">L003</text:span></text:p>
            </table:table-cell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9">Prepared:</text:p>
            </table:table-cell>
            <table:table-cell table:style-name="Table2.A1" office:value-type="string">
              <text:p text:style-name="MP13">TechChariot</text:p>
            </table:table-cell>
            <table:table-cell table:style-name="Table2.A1" office:value-type="string">
              <text:p text:style-name="MP13">2024/06/01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" office:value-type="string">
              <text:p text:style-name="MP9">Checked:</text:p>
            </table:table-cell>
            <table:table-cell table:style-name="Table2.A1" office:value-type="string">
              <text:p text:style-name="MP9">x</text:p>
            </table:table-cell>
            <table:table-cell table:style-name="Table2.A1" office:value-type="string">
              <text:p text:style-name="MP9">YYYY/MM/DD</text:p>
            </table:table-cell>
            <table:covered-table-cell/>
            <table:table-cell table:style-name="Table2.A1" table:number-rows-spanned="2" table:number-columns-spanned="3" office:value-type="string">
              <text:p text:style-name="MP14">Handbook, Alchemy League Season 3</text:p>
            </table:table-cell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9">Approved:</text:p>
            </table:table-cell>
            <table:table-cell table:style-name="Table2.A1" office:value-type="string">
              <text:p text:style-name="MP9">x</text:p>
            </table:table-cell>
            <table:table-cell table:style-name="Table2.A1" office:value-type="string">
              <text:p text:style-name="MP9">YYYY/MM/DD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9">Approved</text:p>
            </table:table-cell>
            <table:table-cell table:style-name="Table2.A1" office:value-type="string">
              <text:p text:style-name="MP9">x</text:p>
            </table:table-cell>
            <table:table-cell table:style-name="Table2.A1" office:value-type="string">
              <text:p text:style-name="MP9">YYYY/MM/DD</text:p>
            </table:table-cell>
            <table:covered-table-cell/>
            <table:table-cell table:style-name="Table2.A1" office:value-type="string">
              <text:p text:style-name="MP15">Revision</text:p>
            </table:table-cell>
            <table:table-cell table:style-name="Table2.A1" office:value-type="string">
              <text:p text:style-name="MP16">X<text:span text:style-name="MT14">1</text:span></text:p>
            </table:table-cell>
            <table:table-cell table:style-name="Table2.A1" office:value-type="string">
              <text:p text:style-name="MP17"><text:span text:style-name="MT15">Pag</text:span><text:span text:style-name="MT16">e </text:span><text:span text:style-name="MT17"><text:page-number text:select-page="current">1</text:page-number></text:span><text:s/><text:span text:style-name="MT18">o</text:span><text:span text:style-name="MT19">f </text:span><text:span text:style-name="MT19"><text:page-count>9</text:page-count></text:span></text:p>
            </table:table-cell>
          </table:table-row>
        </table:table>
      </style:footer-first>
    </style:master-page>
    <style:master-page style:name="HTML" style:page-layout-name="Mpm2">
      <style:header>
        <text:p text:style-name="Header"><draw:custom-shape text:anchor-type="char" draw:z-index="43" draw:name="PowerPlusWaterMarkObject" draw:style-name="Mgr6" draw:text-style-name="MP4" svg:width="7.3185in" svg:height="0.8059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Header"><draw:custom-shape text:anchor-type="char" draw:z-index="44" draw:name="PowerPlusWaterMarkObject" draw:style-name="Mgr7" draw:text-style-name="MP4" svg:width="6.9248in" svg:height="0.763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><draw:custom-shape text:anchor-type="char" draw:z-index="45" draw:name="PowerPlusWaterMarkObject" draw:style-name="Mgr7" draw:text-style-name="MP4" svg:width="6.9248in" svg:height="0.763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Right_20_Page" style:display-name="Right Page" style:page-layout-name="Mpm5" style:next-style-name="Left_20_Page">
      <style:header>
        <text:p text:style-name="Header"><draw:custom-shape text:anchor-type="char" draw:z-index="46" draw:name="PowerPlusWaterMarkObject" draw:style-name="Mgr7" draw:text-style-name="MP4" svg:width="6.9248in" svg:height="0.763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Envelope" style:page-layout-name="Mpm6">
      <style:header>
        <text:p text:style-name="Header"><draw:custom-shape text:anchor-type="char" draw:z-index="47" draw:name="PowerPlusWaterMarkObject" draw:style-name="Mgr8" draw:text-style-name="MP4" svg:width="4.4878in" svg:height="0.4941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Index" style:page-layout-name="Mpm3">
      <style:header>
        <text:p text:style-name="Header"><draw:custom-shape text:anchor-type="char" draw:z-index="48" draw:name="PowerPlusWaterMarkObject" draw:style-name="Mgr7" draw:text-style-name="MP4" svg:width="6.9248in" svg:height="0.763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Footnote" style:page-layout-name="Mpm7">
      <style:header>
        <text:p text:style-name="Header"><draw:custom-shape text:anchor-type="char" draw:z-index="49" draw:name="PowerPlusWaterMarkObject" draw:style-name="Mgr7" draw:text-style-name="MP4" svg:width="6.9248in" svg:height="0.763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Endnote" style:page-layout-name="Mpm7">
      <style:header>
        <text:p text:style-name="Header"><draw:custom-shape text:anchor-type="char" draw:z-index="50" draw:name="PowerPlusWaterMarkObject" draw:style-name="Mgr7" draw:text-style-name="MP4" svg:width="6.9248in" svg:height="0.763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Landscape" style:page-layout-name="Mpm8">
      <style:header>
        <text:p text:style-name="Header"><draw:custom-shape text:anchor-type="char" draw:z-index="51" draw:name="PowerPlusWaterMarkObject" draw:style-name="Mgr7" draw:text-style-name="MP4" svg:width="6.9248in" svg:height="0.763in" draw:transform="rotate (0.785398163397448)"><text:p>ADVANCED RELEAS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20:44:53.648000000</dc:date>
    <meta:editing-duration>P8DT3H7M12S</meta:editing-duration>
    <meta:editing-cycles>348</meta:editing-cycles>
    <meta:generator>LibreOffice/7.1.3.2$Windows_X86_64 LibreOffice_project/47f78053abe362b9384784d31a6e56f8511eb1c1</meta:generator>
    <meta:document-statistic meta:table-count="4" meta:image-count="1" meta:object-count="0" meta:page-count="9" meta:paragraph-count="278" meta:word-count="1947" meta:character-count="12315" meta:non-whitespace-character-count="10598"/>
  </office:meta>
</office:document-meta>
</file>